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" svg:font-family="'Times New Roman,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1" svg:font-family="'Times New Roman,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," fo:font-size="11pt" style:font-name-asian="Times New Roman,1" style:font-size-asian="11pt" style:font-name-complex="Times New Roman,1" style:font-size-complex="11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1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22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23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5" style:family="paragraph" style:parent-style-name="Standard">
      <style:paragraph-properties fo:margin-top="0in" fo:margin-bottom="0in" loext:contextual-spacing="false"/>
    </style:style>
    <style:style style:name="P26" style:family="paragraph" style:parent-style-name="Standard">
      <style:paragraph-properties fo:margin-top="0in" fo:margin-bottom="0in" loext:contextual-spacing="false"/>
    </style:style>
    <style:style style:name="P27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in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</style:style>
    <style:style style:name="P30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3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34" style:family="paragraph" style:parent-style-name="Standard">
      <style:paragraph-properties fo:margin-left="0.25in" fo:margin-right="0in" fo:margin-top="0in" fo:margin-bottom="0in" loext:contextual-spacing="false" fo:text-indent="0.25in" style:auto-text-indent="false"/>
    </style:style>
    <style:style style:name="P35" style:family="paragraph" style:parent-style-name="Standard">
      <style:paragraph-properties fo:margin-left="0.25in" fo:margin-right="0in" fo:margin-top="0in" fo:margin-bottom="0in" loext:contextual-spacing="false" fo:text-indent="0.25in" style:auto-text-indent="false"/>
    </style:style>
    <style:style style:name="P36" style:family="paragraph" style:parent-style-name="Standard">
      <style:paragraph-properties fo:margin-left="0.25in" fo:margin-right="0in" fo:margin-top="0in" fo:margin-bottom="0in" loext:contextual-spacing="false" fo:text-indent="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left="2.5in" fo:margin-right="0in" fo:margin-top="0in" fo:margin-bottom="0in" loext:contextual-spacing="false" fo:text-indent="0.5in" style:auto-text-indent="false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38" style:family="paragraph" style:parent-style-name="Standard">
      <style:paragraph-properties fo:margin-left="3.5in" fo:margin-right="0in" fo:margin-top="0in" fo:margin-bottom="0in" loext:contextual-spacing="false" fo:text-indent="0.5in" style:auto-text-indent="false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39" style:family="paragraph" style:parent-style-name="Standard">
      <style:paragraph-properties fo:margin-left="3.5in" fo:margin-right="0in" fo:margin-top="0in" fo:margin-bottom="0in" loext:contextual-spacing="false" fo:text-indent="0.5in" style:auto-text-indent="false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40" style:family="paragraph" style:parent-style-name="Standard">
      <style:paragraph-properties fo:margin-left="4in" fo:margin-right="0in" fo:margin-top="0in" fo:margin-bottom="0in" loext:contextual-spacing="false" fo:text-indent="0.5in" style:auto-text-indent="false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41" style:family="paragraph" style:parent-style-name="Standard">
      <style:paragraph-properties fo:margin-left="4in" fo:margin-right="0in" fo:margin-top="0in" fo:margin-bottom="0in" loext:contextual-spacing="false" fo:text-indent="0.5in" style:auto-text-indent="false"/>
      <style:text-properties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42" style:family="paragraph" style:parent-style-name="Standard">
      <style:paragraph-properties fo:margin-left="3in" fo:margin-right="0in" fo:margin-top="0in" fo:margin-bottom="0in" loext:contextual-spacing="false" fo:text-indent="0.5in" style:auto-text-indent="false"/>
    </style:style>
    <style:style style:name="P43" style:family="paragraph" style:parent-style-name="Standard">
      <style:paragraph-properties fo:margin-left="3in" fo:margin-right="0in" fo:margin-top="0in" fo:margin-bottom="0in" loext:contextual-spacing="false" fo:text-indent="0.5in" style:auto-text-indent="false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44" style:family="paragraph" style:parent-style-name="Standard">
      <style:paragraph-properties fo:margin-left="2in" fo:margin-right="0in" fo:margin-top="0in" fo:margin-bottom="0in" loext:contextual-spacing="false" fo:text-indent="0.5in" style:auto-text-indent="false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.5in" style:auto-text-indent="false" style:writing-mode="lr-tb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style:writing-mode="lr-tb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style:writing-mode="lr-tb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/>
    </style:style>
    <style:style style:name="P49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50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1" style:family="paragraph" style:parent-style-name="Standard">
      <style:paragraph-properties fo:margin-left="0.25in" fo:margin-right="0in" fo:margin-top="0in" fo:margin-bottom="0in" loext:contextual-spacing="false" fo:text-indent="0.5in" style:auto-text-indent="false"/>
    </style:style>
    <style:style style:name="P52" style:family="paragraph" style:parent-style-name="Standard">
      <style:paragraph-properties fo:margin-left="0.25in" fo:margin-right="0in" fo:margin-top="0in" fo:margin-bottom="0in" loext:contextual-spacing="false" fo:text-indent="0.5in" style:auto-text-indent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>
      <style:paragraph-properties fo:margin-left="0.25in" fo:margin-right="0in" fo:margin-top="0in" fo:margin-bottom="0in" loext:contextual-spacing="false" fo:text-indent="0.5in" style:auto-text-indent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54" style:family="paragraph" style:parent-style-name="Standard">
      <style:paragraph-properties fo:margin-left="0.25in" fo:margin-right="0in" fo:margin-top="0in" fo:margin-bottom="0in" loext:contextual-spacing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5" style:family="paragraph" style:parent-style-name="Standard">
      <style:paragraph-properties fo:margin-left="0.25in" fo:margin-right="0in" fo:margin-top="0in" fo:margin-bottom="0in" loext:contextual-spacing="false" fo:text-indent="0.5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6" style:family="paragraph" style:parent-style-name="Standard">
      <style:paragraph-properties fo:margin-left="0.5in" fo:margin-right="0in" fo:margin-top="0in" fo:margin-bottom="0in" loext:contextual-spacing="false" fo:text-indent="0.25in" style:auto-text-indent="false"/>
    </style:style>
    <style:style style:name="P57" style:family="paragraph" style:parent-style-name="Standard">
      <style:paragraph-properties fo:margin-left="5.5in" fo:margin-right="0in" fo:margin-top="0in" fo:margin-bottom="0in" loext:contextual-spacing="false" fo:text-indent="0.5in" style:auto-text-indent="false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58" style:family="paragraph" style:parent-style-name="Standard">
      <style:paragraph-properties fo:margin-left="0.75in" fo:margin-right="0in" fo:margin-top="0in" fo:margin-bottom="0in" loext:contextual-spacing="false" fo:text-indent="0in" style:auto-text-indent="false"/>
    </style:style>
    <style:style style:name="P59" style:family="paragraph" style:parent-style-name="Standard">
      <style:paragraph-properties fo:margin-left="5in" fo:margin-right="0in" fo:margin-top="0in" fo:margin-bottom="0in" loext:contextual-spacing="false" fo:text-indent="0.5in" style:auto-text-indent="false"/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P60" style:family="paragraph" style:parent-style-name="Standard">
      <style:paragraph-properties fo:margin-left="0in" fo:margin-right="0in" fo:margin-top="0in" fo:margin-bottom="0in" loext:contextual-spacing="false" fo:text-indent="0.25in" style:auto-text-indent="false"/>
    </style:style>
    <style:style style:name="P61" style:family="paragraph" style:parent-style-name="Standard">
      <style:paragraph-properties fo:margin-left="0in" fo:margin-right="0in" fo:margin-top="0in" fo:margin-bottom="0in" loext:contextual-spacing="false" fo:text-indent="0.25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2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63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</style:style>
    <style:style style:name="P6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65" style:family="paragraph" style:parent-style-name="Standard">
      <style:paragraph-properties fo:margin-left="3in" fo:margin-right="0in" fo:margin-top="0in" fo:margin-bottom="0in" loext:contextual-spacing="false" fo:line-height="100%" fo:text-align="start" style:justify-single-word="false" fo:text-indent="0.5in" style:auto-text-indent="false" style:writing-mode="lr-tb"/>
    </style:style>
    <style:style style:name="P66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text-indent="0.5in" style:auto-text-indent="false" style:writing-mode="lr-tb"/>
    </style:style>
    <style:style style:name="P67" style:family="paragraph" style:parent-style-name="Standard">
      <style:paragraph-properties fo:margin-left="2.5in" fo:margin-right="0in" fo:margin-top="0in" fo:margin-bottom="0in" loext:contextual-spacing="false" fo:line-height="100%" fo:text-align="start" style:justify-single-word="false" fo:text-indent="0.5in" style:auto-text-indent="false" style:writing-mode="lr-tb"/>
    </style:style>
    <style:style style:name="P68" style:family="paragraph" style:parent-style-name="Standard">
      <style:paragraph-properties fo:margin-left="4in" fo:margin-right="0in" fo:margin-top="0in" fo:margin-bottom="0in" loext:contextual-spacing="false" fo:line-height="100%" fo:text-align="start" style:justify-single-word="false" fo:text-indent="0.5in" style:auto-text-indent="false" style:writing-mode="lr-tb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70" style:family="paragraph" style:parent-style-name="Heading_20_1">
      <style:paragraph-properties fo:margin-top="0in" fo:margin-bottom="0.111in" loext:contextual-spacing="false"/>
    </style:style>
    <style:style style:name="P71" style:family="paragraph" style:parent-style-name="Heading_20_1">
      <style:paragraph-properties fo:margin-top="0in" fo:margin-bottom="0.111in" loext:contextual-spacing="false"/>
      <style:text-properties style:use-window-font-color="tru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2" style:family="paragraph" style:parent-style-name="Heading_20_1" style:master-page-name="Standard">
      <style:paragraph-properties fo:margin-top="0in" fo:margin-bottom="0.111in" loext:contextual-spacing="false" style:page-number="auto"/>
    </style:style>
    <style:style style:name="P73" style:family="paragraph" style:parent-style-name="Heading_20_1">
      <style:paragraph-properties fo:margin-left="0.5in" fo:margin-right="0in" fo:margin-top="0in" fo:margin-bottom="0.111in" loext:contextual-spacing="false" fo:text-indent="0in" style:auto-text-indent="false"/>
    </style:style>
    <style:style style:name="P74" style:family="paragraph" style:parent-style-name="Heading_20_1">
      <style:paragraph-properties fo:margin-left="0.5in" fo:margin-right="0in" fo:margin-top="0in" fo:margin-bottom="0in" loext:contextual-spacing="false" fo:text-indent="0in" style:auto-text-indent="false"/>
    </style:style>
    <style:style style:name="P75" style:family="paragraph" style:parent-style-name="Heading_20_1">
      <style:paragraph-properties fo:margin-top="0in" fo:margin-bottom="0in" loext:contextual-spacing="false"/>
    </style:style>
    <style:style style:name="P76" style:family="paragraph" style:parent-style-name="Heading_20_1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style:use-window-font-color="true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" style:family="text">
      <style:text-properties style:use-window-font-color="true" style:font-name="Times New Roman" fo:font-size="11pt" style:font-name-asian="Times New Roman1" style:font-size-asian="11pt" style:font-name-complex="Times New Roman1" style:font-size-complex="11pt"/>
    </style:style>
    <style:style style:name="T3" style:family="text">
      <style:text-properties style:use-window-font-color="tru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use-window-font-color="true" style:font-name="Times New Roman," fo:font-size="11pt" fo:font-weight="bold" style:font-name-asian="Times New Roman,1" style:font-size-asian="11pt" style:font-weight-asian="bold" style:font-name-complex="Times New Roman,1" style:font-size-complex="11pt" style:font-weight-complex="bold"/>
    </style:style>
    <style:style style:name="T6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7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8" style:family="text">
      <style:text-properties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T9" style:family="text">
      <style:text-properties style:font-name="Times New Roman" fo:font-size="11pt" fo:language="en" fo:country="US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0" style:family="text">
      <style:text-properties style:font-name="Times New Roman" fo:font-size="11pt" fo:language="en" fo:country="US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T11" style:family="text">
      <style:text-properties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3" style:family="text">
      <style:text-properties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fo:language="en" fo:country="US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style:font-name-asian="Times New Roman1" style:font-name-complex="Times New Roman1"/>
    </style:style>
    <style:style style:name="T21" style:family="text">
      <style:text-properties style:font-name="Times New Roman," fo:font-size="11pt" style:font-name-asian="Times New Roman,1" style:font-size-asian="11pt" style:font-name-complex="Times New Roman,1" style:font-size-complex="11pt"/>
    </style:style>
    <style:style style:name="T22" style:family="text">
      <style:text-properties style:font-name="Tahoma" fo:font-size="12pt" fo:language="en" fo:country="US" fo:font-weight="bold" style:font-name-asian="Tahoma1" style:font-size-asian="12pt" style:font-weight-asian="bold" style:font-name-complex="Tahoma1" style:font-size-complex="12pt" style:font-weight-complex="bold"/>
    </style:style>
    <style:style style:name="T23" style:family="text">
      <style:text-properties fo:color="#ffffff" style:font-name="Helvetica" fo:font-size="11pt" style:font-name-asian="Helvetica1" style:font-size-asian="11pt" style:font-name-complex="Helvetica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1"><text:span text:style-name="T1">Ambrosius (Sanctus)</text:span></text:h>
      <text:p text:style-name="P1"><text:span text:style-name="T6">8 voll. Venetiis. 1781. Pitteri (missing Vol. 2-6)</text:span></text:p>
      <text:p text:style-name="P1"><text:span text:style-name="T6">A. Lebobe. Paris. 1873. Delalain <text:s/>et fil.</text:span></text:p>
      <text:p text:style-name="P1"><text:span text:style-name="T6">H. Hurter (Pat. Sanct. Op. Sel. Vol. 30). Innsbruck. 1875. Wagner</text:span></text:p>
      <text:h text:style-name="P73" text:outline-level="1"><text:span text:style-name="T2">Ammianus Marcellinus</text:span></text:h>
      <text:p text:style-name="P1"><text:span text:style-name="T6">Franc. Eyssenhardt. Ed. Minor. Berolini. 1872.</text:span></text:p>
      <text:h text:style-name="P70" text:outline-level="1"><text:span text:style-name="T1">Anonymus</text:span></text:h>
      <text:p text:style-name="P1"><text:span text:style-name="T6">(Poetae)(Pervigilium Veneris) S. Meisling. Kjobenhavn. 1825. Seidelin.</text:span></text:p>
      <text:p text:style-name="P1"><text:span text:style-name="T6">(Regionarii) (de regionibus urbis Romae) Guil. Munnich. Lipsiae. 1825. Hahn.</text:span></text:p>
      <text:p text:style-name="P1"><text:span text:style-name="T6">(Gramm. Met. Rhet.) (Versus Heroici) Ernst Emil Struve. Gorlitz. 1841.</text:span></text:p>
      <text:h text:style-name="P70" text:outline-level="1"><text:span text:style-name="T1">Anthologia</text:span></text:h>
      <text:p text:style-name="P8"><text:span text:style-name="T6">Epigraphicae Lat. Fr. Buechelero. Gryphiswaldae. 1870</text:span></text:p>
      <text:h text:style-name="P70" text:outline-level="1"><text:span text:style-name="T1">Augustinus, Aurelius</text:span></text:h>
      <text:p text:style-name="P1"><text:span text:style-name="T6">(Opera) post Lovaniensium...18 tom. Bassani. 1807.</text:span></text:p>
      <text:p text:style-name="P1"><text:span text:style-name="T6">14 vol. Venetiis. 1858-1860. Antonelli</text:span></text:p>
      <text:p text:style-name="P1"><text:span text:style-name="T6">Livres I et II. (notes in Fr. Par R. S. Germain). Paris. 1877. Delalain.</text:span></text:p>
      <text:p text:style-name="P1"><text:span text:style-name="T6">Editio stereotypa Tauch. 2 vol. [only missing vol. 1 of 2]. Lipsiae. 1877. Bredt.</text:span></text:p>
      <text:p text:style-name="P1"><text:span text:style-name="T6">(Confessiones.) Publ. Par Boulange. Tours. 1845. Mame et cie</text:span></text:p>
      <text:p text:style-name="P1"><text:span text:style-name="T6">Pusey. Oxonii. 1848. Parker.</text:span></text:p>
      <text:p text:style-name="P1"><text:span text:style-name="T6">Trad. L. Moreau. Paris. 1858. Gaume.</text:span></text:p>
      <text:p text:style-name="P1"><text:span text:style-name="T6">ed. Nova... Regensburg. 1863. Manz.</text:span></text:p>
      <text:p text:style-name="P1"><text:span text:style-name="T6">Paris. 1877. Jouby &amp; Roger</text:span></text:p>
      <text:h text:style-name="P70" text:outline-level="1"><text:span text:style-name="T1">Ausonius, D. Magnus</text:span></text:h>
      <text:p text:style-name="P1"><text:span text:style-name="T6">Bissula. Aug. Gebauer. Koln. 1818. Rommerskirchen.</text:span></text:p>
      <text:p text:style-name="P1"><text:span text:style-name="T6">(Mosella) Gtli. Ernst Klausen. Altona. 1832.</text:span></text:p>
      <text:h text:style-name="P70" text:outline-level="1"><text:span text:style-name="T1">Avianus Flavius</text:span></text:h>
      <text:p text:style-name="P8"><text:span text:style-name="T6">In usum Schol. C. H. Tzschukke. Lipsiae. 1790. Vogel</text:span></text:p>
      <text:h text:style-name="P70" text:outline-level="1"><text:span text:style-name="T1">Avienus, Rufus Festus</text:span></text:h>
      <text:p text:style-name="P8"><text:span text:style-name="T6"><text:s/>I. A. Giles. Oxonii. 1835.</text:span></text:p>
      <text:h text:style-name="P70" text:outline-level="1"><text:span text:style-name="T1">Caelius Aurelianus</text:span></text:h>
      <text:p text:style-name="P9"><text:span text:style-name="T6">(de Morbis...) Vol. I. Paris. 1826. Compere.</text:span></text:p>
      <text:h text:style-name="P70" text:outline-level="1"><text:span text:style-name="T1">Caesar, C. Iulius</text:span></text:h>
      <text:p text:style-name="P1"><text:span text:style-name="T6">(Commentarii...) Chph. Fr. Ayermann. Giessen. 1740. Krieger.</text:span></text:p>
      <text:p text:style-name="P1"><text:span text:style-name="T6">(quae exstant) en Lat. Et Fr. Trad. Le Mascrier. 2 voll. [missing only vol. 2 of 2] Paris. 1755. Barbou.</text:span></text:p>
      <text:p text:style-name="P1"><text:span text:style-name="T6">Oeuvres trad...d' Ablancourt. 2 tom. Lyon. 1771.</text:span></text:p>
      <text:p text:style-name="P1"><text:span text:style-name="T6">Opera, mit Sinceri deutschen noten. Marburg. 1772.</text:span></text:p>
      <text:p text:style-name="P1"><text:span text:style-name="T6">Oxonii. 1780. Clarendon</text:span></text:p>
      <text:p text:style-name="P1"><text:span text:style-name="T6">ex. Recens. Oudendorpii...ph. Lud. Haus. Magontiaci. 1783/ Offenbachii. 1784. Brede. </text:span></text:p>
      <text:p text:style-name="P1"><text:span text:style-name="T6">2 tom. Herbipoli. 1785. Stahel.</text:span></text:p>
      <text:p text:style-name="P1"><text:span text:style-name="T6">Cum notitia Galliae I. Scaligeri. Venetiis. 1785.</text:span></text:p>
      <text:p text:style-name="P1"><text:span text:style-name="T6">(Commentarii) nec non alior...Io. Christi. Frid. Wetzel. Varsoiae. 1797. Wilke.</text:span></text:p>
      <text:p text:style-name="P1"><text:soft-page-break/><text:span text:style-name="T6">De Bello Gallico et Civili Commentaria. Paris. 1813. Nicolle</text:span></text:p>
      <text:p text:style-name="P1"><text:span text:style-name="T6">(opera) textui ad opt...Chr. Stephasius. Magdeburg. 1819. Heinrichshofen.</text:span></text:p>
      <text:p text:style-name="P1"><text:span text:style-name="T6">Opera ex rec. Oberlini...I. Traner. 2 vol. Upsaliae. 1816, 1820.</text:span></text:p>
      <text:p text:style-name="P1"><text:span text:style-name="T6"><text:s/>I. G. Hutten. Tubngae. 1820. Cotta</text:span></text:p>
      <text:p text:style-name="P1"><text:span text:style-name="T6">Marburgi. (1813) 1821</text:span></text:p>
      <text:p text:style-name="P1"><text:span text:style-name="T6">2 vol. [missing only vol. 2 of 2] Mannhemiae. 1822. Loeffler</text:span></text:p>
      <text:p text:style-name="P1"><text:span text:style-name="T6">(de Bellis...) e. rec. Oberlini. 2 vol. [missing only vol. 2 of 2]. Norimburgi. 1823. Riegel &amp; Wiessner</text:span></text:p>
      <text:p text:style-name="P1"><text:span text:style-name="T6">Comment. De bello gall. et civ....2 vol. Bassano. 1825. Redmondini.</text:span></text:p>
      <text:p text:style-name="P1"><text:span text:style-name="T6">e. Rec. Oberlini. 3 tom. Viennae. 1825, 1826. Geistinger.</text:span></text:p>
      <text:p text:style-name="P1"><text:span text:style-name="T6">trad. Par Em. Toulongeon. Edit. Par. Am. Pommier. 4 vol. Paris. 1826. Verdiere.</text:span></text:p>
      <text:p text:style-name="P1"><text:span text:style-name="T6">G. H. Lunemann. Hannoverae. 1831. </text:span></text:p>
      <text:p text:style-name="P1"><text:span text:style-name="T6">English notes Barker. 1831.</text:span></text:p>
      <text:p text:style-name="P1"><text:span text:style-name="T6">Stuttgartiae. 1835. ...e rec oudendorpii. </text:span></text:p>
      <text:p text:style-name="P1"><text:span text:style-name="T6">2 tom. [missing only vol. 1 of 2.] Monachii. 1839. Libr. Schol. Regiae.</text:span></text:p>
      <text:p text:style-name="P1"><text:span text:style-name="T6">Geo. Anth. Koch. Vol. I et II. Lipsiae. 1848. </text:span></text:p>
      <text:p text:style-name="P1"><text:span text:style-name="T6">Gidel. 1857. Nouvelle Edition</text:span></text:p>
      <text:p text:style-name="P1"><text:span text:style-name="T6">Ad. Regnier. 1857. </text:span></text:p>
      <text:p text:style-name="P1"><text:span text:style-name="T6">Otto Eichert. 1861. Zum schulgebrauche...</text:span></text:p>
      <text:p text:style-name="P1"><text:span text:style-name="T6">Paris et Lyon. 1862(etc.). <text:s/>Pelagaude.</text:span></text:p>
      <text:p text:style-name="P1"><text:span text:style-name="T6">2 vol. Paris et Lyon. 1862. trad. En regard</text:span></text:p>
      <text:p text:style-name="P1"><text:span text:style-name="T6">Fr. Dubner. Paris et Lyon. 1865. </text:span></text:p>
      <text:p text:style-name="P1"><text:span text:style-name="T6">Brevi note Italiane...par L. G. vol. 1. 1869.</text:span></text:p>
      <text:p text:style-name="P1"><text:span text:style-name="T6">Ed II Con note. Tornino. 1872.</text:span></text:p>
      <text:p text:style-name="P2"/>
      <text:p text:style-name="P1"><text:span text:style-name="T14">(</text:span><text:span text:style-name="T6">De bello Civili) Iohannes Apitzius. 1837.</text:span></text:p>
      <text:p text:style-name="P1"><text:span text:style-name="T6">Ad. Opt. Recogn. H. P. 1849.</text:span></text:p>
      <text:p text:style-name="P1"><text:span text:style-name="T6">Croiset. 1857. Nouvelle edition</text:span></text:p>
      <text:p text:style-name="P1"><text:span text:style-name="T6">F. Dubner. Paris. 1860</text:span></text:p>
      <text:p text:style-name="P1"><text:span text:style-name="T6">Lipsiae. 1861. <text:s/>Nova edit. Ster. Tauchnitiana. </text:span></text:p>
      <text:p text:style-name="P1"><text:span text:style-name="T6">London. 1872. Reprinted from Christison's</text:span></text:p>
      <text:p text:style-name="P1"><text:span text:style-name="T6">Mediolani. 1873. In usum schol.</text:span></text:p>
      <text:p text:style-name="P1"><text:span text:style-name="T6">Σ. Κ. Σακελλασοπουλος. 1877.</text:span></text:p>
      <text:p text:style-name="P5"/>
      <text:p text:style-name="P1"><text:span text:style-name="T6">Versione anglica...Johnson Towers. 1812. De Bello Gallico</text:span></text:p>
      <text:p text:style-name="P1"><text:span text:style-name="T6">C. Gust. Elberling. 1827</text:span></text:p>
      <text:p text:style-name="P1"><text:span text:style-name="T6">M. Maittaire. London. 1840</text:span></text:p>
      <text:p text:style-name="P1"><text:span text:style-name="T6">Mc. Dowell. 1846. With vocabulary</text:span></text:p>
      <text:p text:style-name="P1"><text:span text:style-name="T6">Fr. Oehler. 1846. Mit Anmerkungen</text:span></text:p>
      <text:p text:style-name="P1"><text:span text:style-name="T6">Em. Th. Hohler. 1846. Mit wort-u. Sacherlautergn.</text:span></text:p>
      <text:p text:style-name="P1"><text:span text:style-name="T6">Ios. Walz. 1849.</text:span></text:p>
      <text:p text:style-name="P1"><text:span text:style-name="T6">Karl. Ludwig. 1850. Mit anmerkungen</text:span></text:p>
      <text:p text:style-name="P1"><text:span text:style-name="T6">Ed. Feugere. 1855. Editiono Classique</text:span></text:p>
      <text:p text:style-name="P1"><text:span text:style-name="T6">Fr. Dubner. 1857. Texte revu sur les manuscrits</text:span></text:p>
      <text:p text:style-name="P1"><text:span text:style-name="T6">Duncan and Christison. 1860</text:span></text:p>
      <text:p text:style-name="P1"><text:span text:style-name="T6">D. Turnebe. 1866. Edition classique</text:span></text:p>
      <text:p text:style-name="P1"><text:span text:style-name="T6">J. Quossek. 1866. Earklart und mit einer worterbuch</text:span></text:p>
      <text:p text:style-name="P1"><text:span text:style-name="T6">Lipsiae. 1867. Nova C. Tauchnitiana</text:span></text:p>
      <text:p text:style-name="P1"><text:span text:style-name="T6">Milano. 1867. In usum scholarum</text:span></text:p>
      <text:p text:style-name="P1"><text:span text:style-name="T6">Otto Eichert. 1867. Accedit lexicon</text:span></text:p>
      <text:p text:style-name="P1"><text:span text:style-name="T6">C. Fumagalli. 1868.</text:span></text:p>
      <text:p text:style-name="P1"><text:soft-page-break/><text:span text:style-name="T6">J. Elster Bodtker. [2 vol.] 1868, 1869.</text:span></text:p>
      <text:p text:style-name="P1"><text:span text:style-name="T6">F. W. Haeggstrom. 1868. 2 vol.</text:span></text:p>
      <text:p text:style-name="P1"><text:span text:style-name="T6">A. Legouez. 1873. nouvelle edition</text:span></text:p>
      <text:p text:style-name="P1"><text:span text:style-name="T6">Collenot. 1874. Edition classique</text:span></text:p>
      <text:p text:style-name="P1"><text:span text:style-name="T6">Ch. Lebaigue. 1874. Nouvelle edition</text:span></text:p>
      <text:p text:style-name="P1"><text:span text:style-name="T6">Notes...par E. M. V. 1876. Nouvelle edition</text:span></text:p>
      <text:p text:style-name="P1"><text:span text:style-name="T6"><text:s/>Notice litteraire...par Gidel. 1878. Nouvelle edition</text:span></text:p>
      <text:h text:style-name="P75" text:outline-level="1"><text:span text:style-name="T1">Calpurnius Sicula</text:span></text:h>
      <text:p text:style-name="P1"><text:span text:style-name="T6">Les eclogues choisies. Bordeaux. 1868</text:span></text:p>
      <text:p text:style-name="P1"><text:span text:style-name="T6">Fried. Adelung. 1802. Lob des caesars (mit text)</text:span></text:p>
      <text:h text:style-name="P74" text:outline-level="1"><text:span text:style-name="T2">Cassius Hemina</text:span></text:h>
      <text:p text:style-name="P1"><text:span text:style-name="T6">Iac. Ern. Schmitter. 1861. Annalium fragmenta</text:span></text:p>
      <text:h text:style-name="P74" text:outline-level="1"><text:span text:style-name="T2">Cato Phil. (Dionysius)</text:span></text:h>
      <text:p text:style-name="P1"><text:span text:style-name="T6">Iac. Rae. 1709. Disticha moralia</text:span></text:p>
      <text:p text:style-name="P1"><text:span text:style-name="T6">Berolini 1715.</text:span></text:p>
      <text:p text:style-name="P1"><text:span text:style-name="T6">Ioan. Gonzales de Dios. 1719</text:span></text:p>
      <text:p text:style-name="P1"><text:span text:style-name="T6">J. Roberts. 1732.</text:span></text:p>
      <text:p text:style-name="P1"><text:span text:style-name="T6">Leonh. Christ. Ruhlen. 1736.</text:span></text:p>
      <text:p text:style-name="P1"><text:span text:style-name="T6">Io. Wilson. 1737.</text:span></text:p>
      <text:p text:style-name="P1"><text:span text:style-name="T6">M. Opitio. 1746.</text:span></text:p>
      <text:p text:style-name="P1"><text:span text:style-name="T6">Io. Casp. Malschii. 1749. Tripartitus</text:span></text:p>
      <text:p text:style-name="P1"><text:span text:style-name="T6">Von Ryhle. 1766.</text:span></text:p>
      <text:p text:style-name="P1"><text:span text:style-name="T6">Basel. 1780. Latein. u. Deutsch</text:span></text:p>
      <text:p text:style-name="P1"><text:span text:style-name="T6">C. H. Tzschucke. Ed II. 1824.</text:span></text:p>
      <text:p text:style-name="P1"><text:span text:style-name="T6">I. Mich. Fleischner. 1832. Lat. u. Deutsch</text:span></text:p>
      <text:p text:style-name="P1"><text:span text:style-name="T6">Pragae. 1834. Bhomisch u. Latein</text:span></text:p>
      <text:h text:style-name="P75" text:outline-level="1"><text:span text:style-name="T1">Cato, M. Porcius, Censorius</text:span></text:h>
      <text:p text:style-name="P11"><text:span text:style-name="T6">Io. Chph. Haynisch. 1743. De re rustica cura</text:span></text:p>
      <text:p text:style-name="P11"><text:span text:style-name="T6">Ed. Wilms. Fasc. I et II. 1839. Vita et fragmenta</text:span></text:p>
      <text:h text:style-name="P75" text:outline-level="1"><text:span text:style-name="T1">Catullus, C. Valerius</text:span></text:h>
      <text:p text:style-name="P1"><text:span text:style-name="T6">A. Vulpius. 4 vol. 1737-1755. Catulli, Tibulli, Propertii Opera</text:span></text:p>
      <text:p text:style-name="P1"><text:span text:style-name="T6">2 part. London. 1774. Catulli, Tibulli, Propertii Opera</text:span></text:p>
      <text:p text:style-name="P1"><text:span text:style-name="T6">I. Adf. Nasser. 1794. Catulli, Horatii, Aliorumque</text:span></text:p>
      <text:p text:style-name="P1"><text:span text:style-name="T6">Patavii. 1813. Catulli, Tibulli, Propertii Carmina</text:span></text:p>
      <text:p text:style-name="P1"><text:span text:style-name="T6">Oxonii. 1819.</text:span></text:p>
      <text:p text:style-name="P1"><text:span text:style-name="T6">Cookesley. 1844. With English notes</text:span></text:p>
      <text:p text:style-name="P1"><text:span text:style-name="T6">Bologna. 1828. Catulli Tibulli Propertii carmina selecta</text:span></text:p>
      <text:p text:style-name="P1"><text:span text:style-name="T6">Paris. 1873. Catullus, Tibullus, Propertius (extraits)</text:span></text:p>
      <text:p text:style-name="P1"><text:span text:style-name="T6">Torino. 1877. Carmina castigata</text:span></text:p>
      <text:p text:style-name="P1"><text:span text:style-name="T6">G. D. Koeler. 1790. Sammtl. Ausgewahlter...</text:span></text:p>
      <text:p text:style-name="P1"><text:span text:style-name="T6">Edm. Fritz. 1863. Carmen LXIV</text:span></text:p>
      <text:p text:style-name="P1"><text:span text:style-name="T6">C. Henr. Abr. Eichstaedt. 1807. Fragmentum Catulli</text:span></text:p>
      <text:h text:style-name="P75" text:outline-level="1"><text:span text:style-name="T1">Celsus, A. Cornelius</text:span></text:h>
      <text:p text:style-name="P1"><text:span text:style-name="T6">Leon. Targa. 1791. De Medicina</text:span></text:p>
      <text:p text:style-name="P1"><text:span text:style-name="T6">S. Pariset. 2 vol. 1808</text:span></text:p>
      <text:p text:style-name="P1"><text:span text:style-name="T6">Adam. Dickinson. 1814.</text:span></text:p>
      <text:p text:style-name="P1"><text:span text:style-name="T6">Notice histoire...par C. Delattre. 1826.</text:span></text:p>
      <text:p text:style-name="P1"><text:span text:style-name="T6">Lat. And English by Collier. 4 vol. 1829.</text:span></text:p>
      <text:p text:style-name="P1"><text:span text:style-name="T6">Interlineal trans. By Underwood. 3 vol. 1837.</text:span></text:p>
      <text:p text:style-name="P3"/>
      <text:h text:style-name="P75" text:outline-level="1"><text:soft-page-break/><text:span text:style-name="T1">Cicero</text:span></text:h>
      <text:p text:style-name="P11"><text:span text:style-name="T20">1731. venetiis. 12 vol.</text:span></text:p>
      <text:p text:style-name="P11"><text:span text:style-name="T20">(I. Facciolati). 1742. in XI tomos</text:span></text:p>
      <text:p text:style-name="P11"><text:span text:style-name="T20">1749. Foulis (missing vol. 5,13)</text:span></text:p>
      <text:p text:style-name="P1"><text:span text:style-name="T20">Wirceburgii. 1776. 8 vol.</text:span></text:p>
      <text:p text:style-name="P1"><text:span text:style-name="T20">Matriti. 1797. 14 vol.</text:span></text:p>
      <text:p text:style-name="P1"><text:span text:style-name="T20">Viennae. 1802. 16 vol. Deutsch. Ubers.</text:span></text:p>
      <text:p text:style-name="P1"><text:span text:style-name="T20">1815. Tauchnitz Ster. 12 vol.</text:span></text:p>
      <text:p text:style-name="P1"><text:span text:style-name="T20">1783-1823. Loeffler. 20 vol. </text:span></text:p>
      <text:p text:style-name="P1"><text:span text:style-name="T20">Ernesti. (1818?). Boston</text:span></text:p>
      <text:p text:style-name="P1"><text:span text:style-name="T20">Milano (Bettoni). 1826. 40 vol.</text:span></text:p>
      <text:p text:style-name="P1"><text:span text:style-name="T20">L. Tence. 1829. vol. I-III</text:span></text:p>
      <text:p text:style-name="P18"><text:span text:style-name="T7">Epistulae</text:span></text:p>
      <text:p text:style-name="P1"><text:span text:style-name="T8">Manhemii. 1808-1811. 5 vol.</text:span></text:p>
      <text:p text:style-name="P1"><text:span text:style-name="T8">G. H. Lunemann. 1820-1822. 4 vol. (only missing vol. 1-2)</text:span></text:p>
      <text:p text:style-name="P1"><text:span text:style-name="T8">London (Baldwin). 1823. 3 vol.</text:span></text:p>
      <text:p text:style-name="P1"><text:span text:style-name="T8">ed. Valpy. 1831.</text:span></text:p>
      <text:p text:style-name="P1"><text:span text:style-name="T8">Andr. Thospann. 1833. vol. I, sec. I </text:span></text:p>
      <text:p text:style-name="P1"><text:span text:style-name="T8">Basileae (Schweighauser). 1781. 2 vol. [ad atticum]</text:span></text:p>
      <text:p text:style-name="P1"><text:span text:style-name="T8">Manhemii (Loeffler). 1784, 85. 2 vol.</text:span></text:p>
      <text:p text:style-name="P1"><text:span text:style-name="T8">London (Priestley). 1820.</text:span></text:p>
      <text:p text:style-name="P1"><text:span text:style-name="T8">(v. Leonh. Chrph. Ruhl). 1720. [ad Familiares]</text:span></text:p>
      <text:p text:style-name="P1"><text:span text:style-name="T8">Abr. Wielingii. 1740</text:span></text:p>
      <text:p text:style-name="P1"><text:span text:style-name="T8">Patavii. 1756. 2 vol.</text:span></text:p>
      <text:p text:style-name="P1"><text:span text:style-name="T8">Basiliae (Scheighauser). 1780. 2 vol.</text:span></text:p>
      <text:p text:style-name="P1"><text:span text:style-name="T8">Venetiis. 1787.</text:span></text:p>
      <text:p text:style-name="P1"><text:span text:style-name="T8">Manhemii (Loffler). 1811. 2 vol.</text:span></text:p>
      <text:p text:style-name="P1"><text:span text:style-name="T8">ex ed. Ernesti. (Priestley). 1820</text:span></text:p>
      <text:p text:style-name="P1"><text:span text:style-name="T8">E. Sommer. 1865, 1874, 1876.</text:span></text:p>
      <text:p text:style-name="P21"><text:span text:style-name="T8">Ebenda. 1874</text:span></text:p>
      <text:p text:style-name="P1"><text:span text:style-name="T8">C. L. Baueri. 1765. [ad Quintum Fratrem]</text:span></text:p>
      <text:p text:style-name="P1"><text:span text:style-name="T8">I. Sturmii. Coburg. 1715. [epistulae selectae]</text:span></text:p>
      <text:p text:style-name="P1"><text:span text:style-name="T8">Halle. 1716.</text:span></text:p>
      <text:p text:style-name="P1"><text:span text:style-name="T8">Io. Ioach. Ungnad. 1728.</text:span></text:p>
      <text:p text:style-name="P1"><text:span text:style-name="T8">Chr. Daum. 1741.</text:span></text:p>
      <text:p text:style-name="P1"><text:span text:style-name="T8">Andr. Goetzio. 1743.</text:span></text:p>
      <text:p text:style-name="P1"><text:span text:style-name="T8">Bened. Herbesti. 1761.</text:span></text:p>
      <text:p text:style-name="P1"><text:span text:style-name="T8">Sorgel. 1770.</text:span></text:p>
      <text:p text:style-name="P1"><text:span text:style-name="T8">Halle (Renger). 1772</text:span></text:p>
      <text:p text:style-name="P1"><text:span text:style-name="T8">(cur. Harles). Coburgi. (1743) 1779.</text:span></text:p>
      <text:p text:style-name="P1"><text:span text:style-name="T8">C. F. Nagel. 1803.</text:span></text:p>
      <text:p text:style-name="P1"><text:span text:style-name="T8">J. F. Poppe. (1790) 1804.</text:span></text:p>
      <text:p text:style-name="P1"><text:span text:style-name="T8">I. A. Valpy. 1817.</text:span></text:p>
      <text:p text:style-name="P1"><text:span text:style-name="T8">L. N. I. Bloch. 1818.</text:span></text:p>
      <text:p text:style-name="P1"><text:span text:style-name="T8">Bassano (Redmondini). 1823.</text:span></text:p>
      <text:p text:style-name="P1"><text:span text:style-name="T8">B. A. Pflanz. 1831.</text:span></text:p>
      <text:p text:style-name="P1"><text:span text:style-name="T8">Bernardus Thiersch. 1844.</text:span></text:p>
      <text:p text:style-name="P1"><text:span text:style-name="T8">Ferrara (Taddei). 1842.</text:span></text:p>
      <text:p text:style-name="P1"><text:span text:style-name="T8">I. I. de Gelder. 1857</text:span></text:p>
      <text:p text:style-name="P1"><text:span text:style-name="T8">Brixiae. 1858</text:span></text:p>
      <text:p text:style-name="P1"><text:span text:style-name="T8">J. J. Roquette. </text:span></text:p>
      <text:p text:style-name="P1"><text:soft-page-break/><text:span text:style-name="T8"><text:s text:c="12"/>ebenda. 1858.</text:span></text:p>
      <text:p text:style-name="P1"><text:span text:style-name="T8">Paris (Le Clerc). 1860. 3 vol.</text:span></text:p>
      <text:p text:style-name="P1"><text:span text:style-name="T8">D. Marie. 1860.</text:span></text:p>
      <text:p text:style-name="P1"><text:span text:style-name="T8">Ios. Castiglioni. 1862.</text:span></text:p>
      <text:p text:style-name="P1"><text:span text:style-name="T8">D. Turnebe. 1864.</text:span></text:p>
      <text:p text:style-name="P1"><text:span text:style-name="T8">Toulouse (Privat). 1864. 2 vol.</text:span></text:p>
      <text:p text:style-name="P1"><text:span text:style-name="T8">J. Helleu. 1866 (1875, 1877)</text:span></text:p>
      <text:p text:style-name="P1"><text:span text:style-name="T8">E. St. John Perry. 1867.</text:span></text:p>
      <text:p text:style-name="P1"><text:span text:style-name="T8">Francesco Turris. 1868.</text:span></text:p>
      <text:p text:style-name="P1"><text:span text:style-name="T8">Torino (Paravia). 1870. (Klotz)</text:span></text:p>
      <text:p text:style-name="P1"><text:span text:style-name="T8">Carlo Fumagalli. 1870.</text:span></text:p>
      <text:p text:style-name="P1"><text:span text:style-name="T8">P. Is. Boubee. 1871.</text:span></text:p>
      <text:p text:style-name="P1"><text:span text:style-name="T8">P. L. Lexaud. G. Boissier. 1871.</text:span></text:p>
      <text:p text:style-name="P1"><text:span text:style-name="T8">A. Frigell. 1872.</text:span></text:p>
      <text:p text:style-name="P1"><text:span text:style-name="T8">F. D. (Firenze) 1875.</text:span></text:p>
      <text:p text:style-name="P1"><text:span text:style-name="T8">A. Lehugeur. 1876 (1878).</text:span></text:p>
      <text:p text:style-name="P1"><text:span text:style-name="T8">Torino (Lib. Salesiana). lib I. II.</text:span></text:p>
      <text:p text:style-name="P18"><text:span text:style-name="T9">Orationes</text:span></text:p>
      <text:p text:style-name="P1"><text:span text:style-name="T8">C. de Merouille. 1724. 3 vol.</text:span></text:p>
      <text:p text:style-name="P1"><text:span text:style-name="T8">Patavii. 1755. 3 vol.</text:span></text:p>
      <text:p text:style-name="P1"><text:span text:style-name="T8">Aug. Vindel. 1762. 3 vol.</text:span></text:p>
      <text:p text:style-name="P1"><text:span text:style-name="T8">Venetiis. 1790. 3 vol.</text:span></text:p>
      <text:p text:style-name="P1"><text:span text:style-name="T8">Manhemii. 1808. Loffler. 7 vol.</text:span></text:p>
      <text:p text:style-name="P1"><text:span text:style-name="T8">I. A. Ernesti. Halae (1790) 1815. 3 vol.</text:span></text:p>
      <text:p text:style-name="P1"><text:span text:style-name="T8">Londini (ex Ernesti). 1820. 2 vol.</text:span></text:p>
      <text:p text:style-name="P1"><text:span text:style-name="T8">Valpy (London). 1839.</text:span></text:p>
      <text:p text:style-name="P1"><text:span text:style-name="T8">I. Fr. Krober. 1708. </text:span><text:span text:style-name="T9">Selectae</text:span></text:p>
      <text:p text:style-name="P1"><text:span text:style-name="T8">univ. Parisiensi (cura Caroli le Beau). 1748-1751. 3 vol.</text:span></text:p>
      <text:p text:style-name="P1"><text:span text:style-name="T8">Halae (Rengner). 1751.</text:span></text:p>
      <text:p text:style-name="P1"><text:span text:style-name="T8">XII Ioa. Minelli. (1711 sqq) 1761.</text:span></text:p>
      <text:p text:style-name="P1"><text:span text:style-name="T8">Iust. Conr. Mensching. 1766.</text:span></text:p>
      <text:p text:style-name="P1"><text:span text:style-name="T8">I. C. Muller. 1787</text:span></text:p>
      <text:p text:style-name="P1"><text:span text:style-name="T8">Io. Ioach. Bellermann. 1806.</text:span></text:p>
      <text:p text:style-name="P1"><text:span text:style-name="T8">(Regents Ed.) 1822.</text:span></text:p>
      <text:p text:style-name="P1"><text:span text:style-name="T8">H. Weijtingh (Rotterodami). 1826.</text:span></text:p>
      <text:p text:style-name="P1"><text:span text:style-name="T8">Viennae. 1825-1827. 6 vol.</text:span></text:p>
      <text:p text:style-name="P1"><text:span text:style-name="T8">Paris (Delalain) (Lallemand). 1829. 2 vol.</text:span></text:p>
      <text:p text:style-name="P1"><text:span text:style-name="T8">Teubner. 1830. In Catilinam, etc.</text:span></text:p>
      <text:p text:style-name="P1"><text:span text:style-name="T8">-Pro Milone, etc.</text:span></text:p>
      <text:p text:style-name="P1"><text:span text:style-name="T8">Duncan (London). 1841.</text:span></text:p>
      <text:p text:style-name="P1"><text:span text:style-name="T8">Geo. Anth. Koch. (Lipsiae; reclam. jun.) 1851. Pro P. Sulla, etc.</text:span></text:p>
      <text:p text:style-name="P1"><text:span text:style-name="T8">-IV in L. Catilinam, etc.</text:span></text:p>
      <text:p text:style-name="P1"><text:span text:style-name="T8">-Pro Milone, etc.</text:span></text:p>
      <text:p text:style-name="P1"><text:span text:style-name="T8">Ant. Moebius. Hannoveriae. (1816) 1852.</text:span></text:p>
      <text:p text:style-name="P1"><text:span text:style-name="T8">Francisc. Pauly. Prag. (1860) 1867.</text:span></text:p>
      <text:p text:style-name="P1"><text:span text:style-name="T8">Otto Heine (orphan.). 1868.</text:span></text:p>
      <text:p text:style-name="P1"><text:span text:style-name="T8">Vallaurio, Torino. 1868.</text:span></text:p>
      <text:p text:style-name="P1"><text:span text:style-name="T8">Calcagni, Milano. 1870.</text:span></text:p>
      <text:p text:style-name="P1"><text:span text:style-name="T8">Tornebladh. (1863) 1873.</text:span></text:p>
      <text:p text:style-name="P1"><text:span text:style-name="T8">Frary &amp; Waltz. 1873.</text:span></text:p>
      <text:p text:style-name="P1"><text:span text:style-name="T8">Oxford Pocket Classics. 1873.</text:span></text:p>
      <text:p text:style-name="P1"><text:soft-page-break/><text:span text:style-name="T8">A. Eberhard, W. Hirschfelder. 1874.</text:span></text:p>
      <text:p text:style-name="P1"><text:span text:style-name="T8">Lyon (Briday). 1873, 1874. 2 vol.</text:span></text:p>
      <text:p text:style-name="P1"><text:span text:style-name="T8">D. Turnebe. (1867, 72) 1875 (1877, 78). 2 part.</text:span></text:p>
      <text:p text:style-name="P1"><text:span text:style-name="T8">Anthon &amp; Wheeler. 1875.</text:span></text:p>
      <text:p text:style-name="P1"><text:span text:style-name="T8">Allen &amp; Greenough. 1877. eight orations</text:span></text:p>
      <text:p text:style-name="P1"><text:span text:style-name="T8">Thoma Vallaurio. Aug. Taur. 1877.</text:span></text:p>
      <text:p text:style-name="P1"><text:span text:style-name="T8">- Ibid. 1877.</text:span></text:p>
      <text:p text:style-name="P1"><text:span text:style-name="T8">C. Synnerberg. Helsingfors. 1878.</text:span></text:p>
      <text:p text:style-name="P18"><text:span text:style-name="T9">By Oration</text:span></text:p>
      <text:p text:style-name="P1"><text:span text:style-name="T8">I. L. Ussing. Hauniae. (1850) 1852. </text:span><text:span text:style-name="T9">de lege agraria</text:span></text:p>
      <text:p text:style-name="P1"><text:span text:style-name="T8">C. Chr. G. Wiss. (Engelmann) 1814. </text:span><text:span text:style-name="T9">Pro Archia</text:span></text:p>
      <text:p text:style-name="P1"><text:span text:style-name="T8">Chemnitz (Kretschmar). 1820.</text:span></text:p>
      <text:p text:style-name="P1"><text:span text:style-name="T8">de Wailly. 1863</text:span></text:p>
      <text:p text:style-name="P1"><text:span text:style-name="T8">S. Carre. 1866.</text:span></text:p>
      <text:p text:style-name="P1"><text:span text:style-name="T8">A. Chanselle. 1866.</text:span></text:p>
      <text:p text:style-name="P1"><text:span text:style-name="T8">A. Mottet. 1867 (1876)</text:span></text:p>
      <text:p text:style-name="P1"><text:span text:style-name="T8">Giuseppe Rigutini. 1868.</text:span></text:p>
      <text:p text:style-name="P1"><text:span text:style-name="T8">Aug. Noel. 1869.</text:span></text:p>
      <text:p text:style-name="P1"><text:span text:style-name="T8">D. Marie. 1875 (1877)</text:span></text:p>
      <text:p text:style-name="P1"><text:span text:style-name="T8">Berlin (Mecklenberg). 1877.</text:span></text:p>
      <text:p text:style-name="P1"><text:span text:style-name="T8">P. H. Clifford. 1878.</text:span></text:p>
      <text:p text:style-name="P1"><text:span text:style-name="T8">Oxford (Parker). 1866. </text:span><text:span text:style-name="T9">Divinatio in Caecilium</text:span></text:p>
      <text:p text:style-name="P1"><text:span text:style-name="T8">L. Moller. 1803. </text:span><text:span text:style-name="T9">In Catilinam</text:span></text:p>
      <text:p text:style-name="P1"><text:span text:style-name="T8">Car. Morgenstern. 1804.</text:span></text:p>
      <text:p text:style-name="P1"><text:span text:style-name="T8">Ern. Anton. 1827.</text:span></text:p>
      <text:p text:style-name="P1"><text:span text:style-name="T8">Paris (Maire-Nyon). 1828.</text:span></text:p>
      <text:p text:style-name="P1"><text:span text:style-name="T8">Paris (Delalain). 1828.</text:span></text:p>
      <text:p text:style-name="P1"><text:span text:style-name="T8">Ioa. Phil. Krebs (Giessae). 1828.</text:span></text:p>
      <text:p text:style-name="P1"><text:span text:style-name="T8">Kornmann (Delalain). 1830. 4 tom.</text:span></text:p>
      <text:p text:style-name="P1"><text:span text:style-name="T8">Sim. Car. Machacek. (Prague). 1834.</text:span></text:p>
      <text:p text:style-name="P1"><text:span text:style-name="T8">Fr. Dubner. 1867 (1874, 1878).</text:span></text:p>
      <text:p text:style-name="P1"><text:span text:style-name="T8">A. L. Feugere. 1867 (1872, 75, 78)</text:span></text:p>
      <text:p text:style-name="P1"><text:span text:style-name="T8">J. Girard. (Delgrave). 1874 (1876, 77).</text:span></text:p>
      <text:p text:style-name="P1"><text:span text:style-name="T8">D. Marie. 1875 (1876, 1878)</text:span></text:p>
      <text:p text:style-name="P1"><text:span text:style-name="T8">Berlin (Mecklenberg). 1877.</text:span></text:p>
      <text:p text:style-name="P1"><text:span text:style-name="T8">F. D. (Firenze). 1877.</text:span></text:p>
      <text:p text:style-name="P1"><text:span text:style-name="T8">Ferd. Schultz (Paderborn). 1878.</text:span></text:p>
      <text:p text:style-name="P1"><text:span text:style-name="T8">C. Funk (Magdeburg). 1813. In Cat. I</text:span></text:p>
      <text:p text:style-name="P1"><text:span text:style-name="T8">Joh. Tob. Gtli. Holzapfel. (Oldenburg). 1807. Cat II</text:span></text:p>
      <text:p text:style-name="P1"><text:span text:style-name="T8">Paris (Delalain). 1866. Cat. III.</text:span></text:p>
      <text:p text:style-name="P1"><text:span text:style-name="T8">Paris (Maire-Nyon). 1828. </text:span><text:span text:style-name="T9">Pro Cluentio</text:span></text:p>
      <text:p text:style-name="P1"><text:span text:style-name="T8">Berlin (Mecklenburg). 1877. </text:span><text:span text:style-name="T9">Pro Rege Deiotaro</text:span></text:p>
      <text:p text:style-name="P1"><text:span text:style-name="T8">E. Allais. 1867. </text:span><text:span text:style-name="T9">Pro Lege Manilia s. de imperio pompei</text:span></text:p>
      <text:p text:style-name="P1"><text:span text:style-name="T8">F. Schreiner. 1874.</text:span></text:p>
      <text:p text:style-name="P1"><text:span text:style-name="T8">V. Voss. 1874.</text:span></text:p>
      <text:p text:style-name="P1"><text:span text:style-name="T8">Berlin (Mecklenburg </text:span><text:span text:style-name="T10">again</text:span><text:span text:style-name="T8">). 1877.</text:span></text:p>
      <text:p text:style-name="P1"><text:span text:style-name="T8">F. Prieur. (Delalain). 1829. </text:span><text:span text:style-name="T9">Pro Ligario.</text:span></text:p>
      <text:p text:style-name="P1"><text:span text:style-name="T8">V. Parisot &amp; L. Liskenne. 1830.</text:span></text:p>
      <text:p text:style-name="P1"><text:span text:style-name="T8">Fr. Dubner. 1868.</text:span></text:p>
      <text:p text:style-name="P1"><text:span text:style-name="T8">A. Mottet. 1870.</text:span></text:p>
      <text:p text:style-name="P1"><text:span text:style-name="T8">Giuseppe Rigutini. 1871.</text:span></text:p>
      <text:p text:style-name="P1"><text:soft-page-break/><text:span text:style-name="T8">A. Salmon &amp; F. Rebrioux. 1874.</text:span></text:p>
      <text:p text:style-name="P1"><text:span text:style-name="T8">Mecklenburg. 1877.</text:span></text:p>
      <text:p text:style-name="P1"><text:span text:style-name="T8">London (Dodsley). 1745. </text:span><text:span text:style-name="T9">Pro Marcello.</text:span></text:p>
      <text:p text:style-name="P1"><text:span text:style-name="T8">Beni. Weiske. 1805</text:span></text:p>
      <text:p text:style-name="P1"><text:span text:style-name="T8">I. D. G. Seebode. 1815.</text:span></text:p>
      <text:p text:style-name="P1"><text:span text:style-name="T8">Paris (Maire-Nyon). 1828.</text:span></text:p>
      <text:p text:style-name="P1"><text:span text:style-name="T8">Paris (Delalain). 1829.</text:span></text:p>
      <text:p text:style-name="P1"><text:span text:style-name="T8">V. Parisot &amp; L. Liskenne. 1832.</text:span></text:p>
      <text:p text:style-name="P1"><text:span text:style-name="T8">Fr. Dubner. 1866.</text:span></text:p>
      <text:p text:style-name="P1"><text:span text:style-name="T8">Aug. Noel. 1866 (1873)</text:span></text:p>
      <text:p text:style-name="P1"><text:span text:style-name="T8">A. Mottet. 1867.</text:span></text:p>
      <text:p text:style-name="P1"><text:span text:style-name="T8">Giuseppe Rigutini. 1871</text:span></text:p>
      <text:p text:style-name="P1"><text:span text:style-name="T8">E. Marechal. 1875.</text:span></text:p>
      <text:p text:style-name="P1"><text:span text:style-name="T8">P. Lucas. 1877.</text:span></text:p>
      <text:p text:style-name="P1"><text:span text:style-name="T8">Mecklenburg. 1877.</text:span></text:p>
      <text:p text:style-name="P1"><text:span text:style-name="T8">R. P. Martini du Cygne. 1815. </text:span><text:span text:style-name="T9">Pro Milone.</text:span></text:p>
      <text:p text:style-name="P1"><text:span text:style-name="T8">E. L. Fremont. 1829.</text:span></text:p>
      <text:p text:style-name="P1"><text:span text:style-name="T8">E. Boutmy. 1829.</text:span></text:p>
      <text:p text:style-name="P1"><text:span text:style-name="T8">Ebenda [oxford???] (Parker). 1861.</text:span></text:p>
      <text:p text:style-name="P1"><text:span text:style-name="T8">Fr. Dubner. 1866 (1868)</text:span></text:p>
      <text:p text:style-name="P1"><text:span text:style-name="T8">Caboche. 1867 (1874, 1878)</text:span></text:p>
      <text:p text:style-name="P1"><text:span text:style-name="T8">J. Geoffroy. (Delalain) 1875.</text:span></text:p>
      <text:p text:style-name="P1"><text:span text:style-name="T8">A. Donneaud. (Belin) 1876.</text:span></text:p>
      <text:p text:style-name="P1"><text:span text:style-name="T8">Mecklenburg. 1877.</text:span></text:p>
      <text:p text:style-name="P1"><text:span text:style-name="T8">I. Frdl. Stuebel. 1736. Phillipicae</text:span></text:p>
      <text:p text:style-name="P1"><text:span text:style-name="T8">Paris (Delalain). 1861</text:span></text:p>
      <text:p text:style-name="P1"><text:span text:style-name="T8">H. A. Guil. Winckler. 1829.</text:span></text:p>
      <text:p text:style-name="P1"><text:span text:style-name="T8">Carol. Henr. Frotschero. 1833</text:span></text:p>
      <text:p text:style-name="P1"><text:span text:style-name="T8">G. B. Wheeler. 1867.</text:span></text:p>
      <text:p text:style-name="P1"><text:span text:style-name="T8">Ioannes Baccius. 1871. II</text:span></text:p>
      <text:p text:style-name="P1"><text:span text:style-name="T8"><text:s text:c="12"/>ibid. 1866. III</text:span></text:p>
      <text:p text:style-name="P1"><text:span text:style-name="T8">Paris (Delalain). 1828. XIV</text:span></text:p>
      <text:p text:style-name="P1"><text:span text:style-name="T8">Aug. Matthiae. 1823. </text:span><text:span text:style-name="T9">Pro Cn. Plancio</text:span><text:span text:style-name="T8"> </text:span></text:p>
      <text:p text:style-name="P1"><text:span text:style-name="T8">Kornmann (Delalain). 1829.</text:span></text:p>
      <text:p text:style-name="P1"><text:span text:style-name="T8">Frz. Chph. Fenzel. 1801. </text:span><text:span text:style-name="T9">Post Reditum.</text:span></text:p>
      <text:p text:style-name="P1"><text:span text:style-name="T8">James Davies (Weale's Class. Series). 1871. </text:span><text:span text:style-name="T9">Pro S. Roscio Amerino</text:span></text:p>
      <text:p text:style-name="P1"><text:span text:style-name="T8">Mecklenburg. 1877.</text:span></text:p>
      <text:p text:style-name="P1"><text:span text:style-name="T8">Mecklenburg. 1877. </text:span><text:span text:style-name="T9">Pro P. Sestio</text:span></text:p>
      <text:p text:style-name="P1"><text:span text:style-name="T8">Mecklenburg. 1877. </text:span><text:span text:style-name="T9">Pro P. Sulla</text:span></text:p>
      <text:p text:style-name="P1"><text:span text:style-name="T8">Io. Aug. Ernesti. 1805. </text:span><text:span text:style-name="T9">Orationes Verrinae</text:span></text:p>
      <text:p text:style-name="P1"><text:span text:style-name="T8">Zumpt by way of Arnold (London). 1847.</text:span></text:p>
      <text:p text:style-name="P1"><text:span text:style-name="T8">Mecklenburg. 1877.</text:span></text:p>
      <text:p text:style-name="P1"><text:span text:style-name="T8">Nic. Godofr. Eichhoff. (Giessae) 1825. Lib. IV</text:span></text:p>
      <text:p text:style-name="P1"><text:span text:style-name="T8">Paris (Belin-Mandar). ed Ster. 1827.</text:span></text:p>
      <text:p text:style-name="P1"><text:span text:style-name="T8">Paris (Delalain). 1864. de signis (IV)</text:span></text:p>
      <text:p text:style-name="P1"><text:span text:style-name="T8">J. Thibault. 1865 (1873).</text:span></text:p>
      <text:p text:style-name="P1"><text:span text:style-name="T8">P. Allain. 1873.</text:span></text:p>
      <text:p text:style-name="P1"><text:span text:style-name="T8">J. P. Bang. 1873.</text:span></text:p>
      <text:p text:style-name="P1"><text:span text:style-name="T8">Jules Duvaux. 1875.</text:span></text:p>
      <text:p text:style-name="P1"><text:span text:style-name="T8">D. Marie. 1875 (1878)</text:span></text:p>
      <text:p text:style-name="P1"><text:span text:style-name="T8">F. Dubner. 1875.</text:span></text:p>
      <text:p text:style-name="P1"><text:soft-page-break/><text:span text:style-name="T8">Mecklenburg. 1877. &amp; V</text:span></text:p>
      <text:p text:style-name="P1"><text:span text:style-name="T8">Ioa. Casp. Orellius. 1831. V</text:span></text:p>
      <text:p text:style-name="P1"><text:span text:style-name="T8">Caboche. (Delgrave). 1866.</text:span></text:p>
      <text:p text:style-name="P1"><text:span text:style-name="T8">P. Allain. 1873. V</text:span></text:p>
      <text:p text:style-name="P1"><text:span text:style-name="T8">D. Marie. 1875 (1878). V</text:span></text:p>
      <text:p text:style-name="P25"><text:span text:style-name="T9">Opera Philosophica</text:span><text:span text:style-name="T8"> :</text:span></text:p>
      <text:p text:style-name="P1"><text:span text:style-name="T8">Io. Davisii. 6 vol. 1736 sq.</text:span></text:p>
      <text:p text:style-name="P1"><text:span text:style-name="T8">(I.P. Millero) Haude. 1772 (1745). Missing vol. 3-4 (1745)</text:span></text:p>
      <text:p text:style-name="P1"><text:span text:style-name="T8">Viennae. (1790) 1800. 2 vol.</text:span></text:p>
      <text:p text:style-name="P1"><text:span text:style-name="T8">Mediolani (mussi). 1803. opera moralia</text:span></text:p>
      <text:p text:style-name="P1"><text:span text:style-name="T8">A. M. Kol. 1808. (Tusc. Disp. lib. V?)</text:span></text:p>
      <text:p text:style-name="P1"><text:span text:style-name="T8">Manhemii (Loffler). 1823. 5 vol.</text:span></text:p>
      <text:p text:style-name="P1"><text:span text:style-name="T8">Hauniae. 1801. Selectae</text:span></text:p>
      <text:p text:style-name="P1"><text:span text:style-name="T8">Gius. Arcangeli. (1845) 1868. Gli Offici</text:span></text:p>
      <text:p text:style-name="P1"><text:span text:style-name="T8">Carl Tucking. 1878. 2bd.</text:span></text:p>
      <text:p text:style-name="P1"><text:span text:style-name="T8">S. R. (Dav. Durand). 1740. </text:span><text:span text:style-name="T9">academica</text:span></text:p>
      <text:p text:style-name="P1"><text:span text:style-name="T8">Io. Conrad de Allio. Venetiis. (1743). </text:span></text:p>
      <text:p text:style-name="P1"><text:span text:style-name="T8">(I. W. Huber) Colon. 1748.</text:span></text:p>
      <text:p text:style-name="P1"><text:span text:style-name="T8">I. A. Ernesti. 1783. et de fato</text:span></text:p>
      <text:p text:style-name="P1"><text:span text:style-name="T8">J. Chr. Frid. Wetzel. 1799. 3 vol. (missing 1-2)</text:span></text:p>
      <text:p text:style-name="P1"><text:span text:style-name="T8">Mannhemiae (Loeffler). 1823.</text:span></text:p>
      <text:p text:style-name="P1"><text:span text:style-name="T8">Wirceburgi (Stahel). 1792. </text:span><text:span text:style-name="T9">Cato Maior</text:span><text:span text:style-name="T8"> et Laelius</text:span></text:p>
      <text:p text:style-name="P1"><text:span text:style-name="T8">Lubecae (Niemann). 1810.</text:span></text:p>
      <text:p text:style-name="P1"><text:span text:style-name="T8">Hafniae (Schubothe). 1810.</text:span></text:p>
      <text:p text:style-name="P1"><text:span text:style-name="T8">Mich. Feder. Hannover. (Norimberg. 1798). 1818.</text:span></text:p>
      <text:p text:style-name="P1"><text:span text:style-name="T8">Treviror. 1822. Linz.</text:span></text:p>
      <text:p text:style-name="P1"><text:span text:style-name="T8">Mannhemiae (Loefler). 1822.</text:span></text:p>
      <text:p text:style-name="P1"><text:span text:style-name="T8">(Ernesti…Richter). (1812) 1823. (Heinrichs)</text:span></text:p>
      <text:p text:style-name="P1"><text:span text:style-name="T8">Paris, Belin-Mandar. 1828</text:span></text:p>
      <text:p text:style-name="P1"><text:span text:style-name="T8">L. I. Billerbeck. 1829.</text:span></text:p>
      <text:p text:style-name="P1"><text:span text:style-name="T8">H. P. (Brunnae/Winniker). 1849.</text:span></text:p>
      <text:p text:style-name="P1"><text:span text:style-name="T8">Geo. Aenoth. Koch. 1851.</text:span></text:p>
      <text:p text:style-name="P1"><text:span text:style-name="T8">Arnold. London. 1853.</text:span></text:p>
      <text:p text:style-name="P1"><text:span text:style-name="T8">Leipzig/ Engelmann. 1860.</text:span></text:p>
      <text:p text:style-name="P1"><text:span text:style-name="T8">London/Parker. 1861.</text:span></text:p>
      <text:p text:style-name="P1"><text:span text:style-name="T8">J. Genouille. 1866 (1873).</text:span></text:p>
      <text:p text:style-name="P1"><text:span text:style-name="T8">Torino/Salesiana. 1866</text:span></text:p>
      <text:p text:style-name="P1"><text:span text:style-name="T8">A. C. Hurdebise. 1867.</text:span></text:p>
      <text:p text:style-name="P1"><text:span text:style-name="T8">V. Paret. 1867 (1878)</text:span></text:p>
      <text:p text:style-name="P1"><text:span text:style-name="T8">V. Paret &amp; A. Legouez. 1869.</text:span></text:p>
      <text:p text:style-name="P1"><text:span text:style-name="T8">Caesar Fenini. 1869.</text:span></text:p>
      <text:p text:style-name="P1"><text:span text:style-name="T8">G. Klingberg. 1874.</text:span></text:p>
      <text:p text:style-name="P1"><text:span text:style-name="T8">Paret &amp; Legouez. 1874.</text:span></text:p>
      <text:p text:style-name="P1"><text:span text:style-name="T8">Leclair. 1876.</text:span></text:p>
      <text:p text:style-name="P1"><text:span text:style-name="T8">Berlin/Mecklenberg. 1877.</text:span></text:p>
      <text:p text:style-name="P1"><text:span text:style-name="T8">W. B. Smith. 1878.</text:span></text:p>
      <text:p text:style-name="P1"><text:span text:style-name="T8">Fr. Dubner. 1878.</text:span></text:p>
      <text:p text:style-name="P1"><text:span text:style-name="T8">I. A. Ernesti. (orphan.) (1761) 1776. </text:span><text:span text:style-name="T9">De Divinatione</text:span></text:p>
      <text:p text:style-name="P1"><text:span text:style-name="T8">Ign. Seibt. 1834</text:span></text:p>
      <text:p text:style-name="P1"><text:span text:style-name="T8">Ioa. Henr. Bremi. 1798. Tom I. </text:span><text:span text:style-name="T9">De Finibus Bonorum et Malorum</text:span><text:span text:style-name="T8">.</text:span></text:p>
      <text:p text:style-name="P1"><text:span text:style-name="T8">Emile Charles. 1874. Lib. I et II</text:span></text:p>
      <text:p text:style-name="P1"><text:soft-page-break/><text:span text:style-name="T8">D. Turnebe. 1875.</text:span></text:p>
      <text:p text:style-name="P1"><text:span text:style-name="T8">A. Fouillee. 1875./ 1878</text:span></text:p>
      <text:p text:style-name="P1"><text:span text:style-name="T8">Frid. Schneider. 1841. </text:span><text:span text:style-name="T9">Hortensius</text:span></text:p>
      <text:p text:style-name="P1"><text:span text:style-name="T8">I. G. Hauptmann. 1740. </text:span><text:span text:style-name="T9">Laelius s. de Amicitia</text:span></text:p>
      <text:p text:style-name="P1"><text:span text:style-name="T8">Paris/ Coustelier.</text:span><text:span text:style-name="T9"> </text:span><text:span text:style-name="T8">1749.</text:span></text:p>
      <text:p text:style-name="P1"><text:span text:style-name="T8">I. G. Graevii. 1750.</text:span></text:p>
      <text:p text:style-name="P1"><text:span text:style-name="T8">Basileae/Schweighauser. (1779) 1804. Et Cato</text:span></text:p>
      <text:p text:style-name="P1"><text:span text:style-name="T8">Chph. Rommel. 1813.</text:span></text:p>
      <text:p text:style-name="P1"><text:span text:style-name="T8">Manhemii/Leoffler. 1822.</text:span></text:p>
      <text:p text:style-name="P1"><text:span text:style-name="T8">E. Kornmann. 1830</text:span></text:p>
      <text:p text:style-name="P1"><text:span text:style-name="T8">Geo. Aenoth. Koch. (1826) 1852.</text:span></text:p>
      <text:p text:style-name="P1"><text:span text:style-name="T8">Brandenburg (Leipzig/Holtz). 1849.</text:span></text:p>
      <text:p text:style-name="P1"><text:span text:style-name="T8">W. B. Smith. 1850.</text:span></text:p>
      <text:p text:style-name="P1"><text:span text:style-name="T8">J. Genouille. 1858 (1865, 72, 76).</text:span></text:p>
      <text:p text:style-name="P1"><text:span text:style-name="T8">J. Girard. 1874.</text:span></text:p>
      <text:p text:style-name="P1"><text:span text:style-name="T8">Fr. Dubner. 1875.</text:span></text:p>
      <text:p text:style-name="P1"><text:span text:style-name="T8">H. Bresson &amp; L. Beaumarchey. 1875.</text:span></text:p>
      <text:p text:style-name="P1"><text:span text:style-name="T8">Berlin/Mecklenburg. 1877.</text:span></text:p>
      <text:p text:style-name="P1"><text:span text:style-name="T8">E. Charles. 1877.</text:span></text:p>
      <text:p text:style-name="P1"><text:span text:style-name="T8">I. A. Ernesti. 1793. </text:span><text:span text:style-name="T9">De Legibus</text:span></text:p>
      <text:p text:style-name="P1"><text:span text:style-name="T8">Hafniae/Schubothe. 1811.</text:span></text:p>
      <text:p text:style-name="P1"><text:span text:style-name="T8">Manhemii/Loeffler. 1822.</text:span></text:p>
      <text:p text:style-name="P1"><text:span text:style-name="T8">Frid. Aug. Wiedeburg. 1811. </text:span><text:span text:style-name="T9">De Natura Deorum</text:span></text:p>
      <text:p text:style-name="P1"><text:span text:style-name="T8">Manhemii/Loeffler. 1823 + de Div. + de Fato</text:span></text:p>
      <text:p text:style-name="P1"><text:span text:style-name="T8">Ignaz. Seibt. 1834.</text:span></text:p>
      <text:p text:style-name="P1"><text:span text:style-name="T8">Milano/ Valentiner. 1869.</text:span></text:p>
      <text:p text:style-name="P1"><text:span text:style-name="T8">Giles &amp; H. A. Giles. 1872.</text:span></text:p>
      <text:p text:style-name="P1"><text:span text:style-name="T8">(I. W. Huber) 1748. </text:span><text:span text:style-name="T9">De Officiis</text:span></text:p>
      <text:p text:style-name="P1"><text:span text:style-name="T8">Nancei(?). 1752. 2 vol.</text:span></text:p>
      <text:p text:style-name="P1"><text:span text:style-name="T8">Ios. Oliveti. 1758.</text:span></text:p>
      <text:p text:style-name="P1"><text:span text:style-name="T8">Paris/Barbou. 1773.</text:span></text:p>
      <text:p text:style-name="P1"><text:span text:style-name="T8">Lemgo/Meyer. 1773.</text:span></text:p>
      <text:p text:style-name="P1"><text:span text:style-name="T8">Wein. 1774.</text:span></text:p>
      <text:p text:style-name="P1"><text:span text:style-name="T8">Neapoli/Porcelli. 1771. 2 vol.</text:span></text:p>
      <text:p text:style-name="P1"><text:span text:style-name="T8">S. Mewrad (Hauniae). 1777.</text:span></text:p>
      <text:p text:style-name="P1"><text:span text:style-name="T8">Basileae/schweighauser. 1779.</text:span></text:p>
      <text:p text:style-name="P1"><text:span text:style-name="T8">Wirceburgi/Stahel. 1790.</text:span></text:p>
      <text:p text:style-name="P1"><text:span text:style-name="T8">(ed. H. Homer). 1791.</text:span></text:p>
      <text:p text:style-name="P1"><text:span text:style-name="T8">Heusingeri…I.A. Ernesti (Amstelodami). 1795.</text:span></text:p>
      <text:p text:style-name="P1"><text:span text:style-name="T8">S. Monrad. 1798.</text:span></text:p>
      <text:p text:style-name="P1"><text:span text:style-name="T8">Herbipolae et Viennae. 1797. Stahel</text:span></text:p>
      <text:p text:style-name="P1"><text:span text:style-name="T8">Hafniae/Bronnier. 1812.</text:span></text:p>
      <text:p text:style-name="P1"><text:span text:style-name="T8">Regent’s edit. 1819. Londini</text:span></text:p>
      <text:p text:style-name="P1"><text:span text:style-name="T8">Londini/Whittaker. 1824</text:span></text:p>
      <text:p text:style-name="P1"><text:span text:style-name="T8">Manhemii/Loeffler. (1787) 1822.</text:span></text:p>
      <text:p text:style-name="P1"><text:span text:style-name="T8">Halae/Orphanotrophei. (1819) 1822. Etc.</text:span></text:p>
      <text:p text:style-name="P21"><text:span text:style-name="T8">London.Whittaker. 1822. (same?)</text:span></text:p>
      <text:p text:style-name="P1"><text:span text:style-name="T8">Guil. Olshausen. 1823.</text:span></text:p>
      <text:p text:style-name="P1"><text:span text:style-name="T8">Ing. Seibt. 1827.</text:span></text:p>
      <text:p text:style-name="P1"><text:span text:style-name="T8">Bononiae/Nobili. 1828.</text:span></text:p>
      <text:p text:style-name="P1"><text:span text:style-name="T8">Olavus Bredberg. 1830.</text:span></text:p>
      <text:p text:style-name="P1"><text:soft-page-break/><text:span text:style-name="T8">Stuttgardiae/Erhard. 1835.</text:span></text:p>
      <text:p text:style-name="P1"><text:span text:style-name="T8">Monachii/ Lib. Schol. Reg. 1839.</text:span></text:p>
      <text:p text:style-name="P1"><text:span text:style-name="T8">Wordsworth. 1841.</text:span></text:p>
      <text:p text:style-name="P1"><text:span text:style-name="T8">Car. Frid. Suplfe. (1844) 1849.</text:span></text:p>
      <text:p text:style-name="P1"><text:span text:style-name="T8">Valpy. 1849.</text:span></text:p>
      <text:p text:style-name="P1"><text:span text:style-name="T8">Caesar Fenini. 1869.</text:span></text:p>
      <text:p text:style-name="P1"><text:span text:style-name="T8">H. Marchand. (1865) 1873 (1877)</text:span></text:p>
      <text:p text:style-name="P1"><text:span text:style-name="T8">Herbert-Duperron. 1875.</text:span></text:p>
      <text:p text:style-name="P1"><text:span text:style-name="T8">Fr. Dubner &amp; Em. Lefranc. 1876.</text:span></text:p>
      <text:p text:style-name="P1"><text:span text:style-name="T8">(I.W. Huber). 1748. </text:span><text:span text:style-name="T9">Paradoxa ad Brutum</text:span></text:p>
      <text:p text:style-name="P1"><text:span text:style-name="T8">Basileae/Schweighauser. 1783.</text:span></text:p>
      <text:p text:style-name="P1"><text:span text:style-name="T8">Manhemii/Loeffler. 1787.</text:span></text:p>
      <text:p text:style-name="P1"><text:span text:style-name="T8">London/Mawman. 1823. </text:span><text:span text:style-name="T9">De Re Publica</text:span></text:p>
      <text:p text:style-name="P1"><text:span text:style-name="T8">Heidelbergae/Groos. 1823.</text:span></text:p>
      <text:p text:style-name="P1"><text:span text:style-name="T8">E. S. Bring. 1838. Ps. I-V</text:span></text:p>
      <text:p text:style-name="P1"><text:span text:style-name="T8">J. V. Le Clerc. 1866.</text:span></text:p>
      <text:p text:style-name="P1"><text:span text:style-name="T8">E. Talbot. 1867.</text:span></text:p>
      <text:p text:style-name="P1"><text:span text:style-name="T8">M. Cl. Gindre de Mancy. 1870.</text:span></text:p>
      <text:p text:style-name="P1"><text:span text:style-name="T8">J. D. Buchling. 1800. </text:span><text:span text:style-name="T9">Somnium Scipionis</text:span></text:p>
      <text:p text:style-name="P1"><text:span text:style-name="T8">F. Lecluse. 1867.</text:span></text:p>
      <text:p text:style-name="P1"><text:span text:style-name="T8">J. E. Vignon. 1876 (1878).</text:span></text:p>
      <text:p text:style-name="P1"><text:span text:style-name="T8">London/Bowyer. 1758. </text:span><text:span text:style-name="T9">Tusculanae Disputationes</text:span></text:p>
      <text:p text:style-name="P1"><text:span text:style-name="T8">(Ioa. Iach. Reiske). 1759.</text:span></text:p>
      <text:p text:style-name="P1"><text:span text:style-name="T8">F. X. Schoenberger. 1815.</text:span></text:p>
      <text:p text:style-name="P1"><text:span text:style-name="T8">Manhemii/Loffler. (1823) 1825</text:span></text:p>
      <text:p text:style-name="P1"><text:span text:style-name="T8">Leipzig/Engelmann. 1861.</text:span></text:p>
      <text:p text:style-name="P1"><text:span text:style-name="T8">J. Bouhier…J. Mangeart. 1867 (1869, 72, 75).</text:span></text:p>
      <text:p text:style-name="P1"><text:span text:style-name="T8">E. Charles. 1875.</text:span></text:p>
      <text:p text:style-name="P1"><text:span text:style-name="T8">J. M. Sunden. 1875. 2 vol.</text:span></text:p>
      <text:p text:style-name="P1"><text:span text:style-name="T8">S. G. Cavallin. (1860) 1870.</text:span></text:p>
      <text:p text:style-name="P1"><text:span text:style-name="T8">Jonkoping. 1872. Lib. I</text:span></text:p>
      <text:p text:style-name="P1"><text:span text:style-name="T8">D. Turnebe. 1874 (1878). </text:span><text:span text:style-name="T9">Opera Rhetorica</text:span><text:span text:style-name="T8"> selecta</text:span></text:p>
      <text:p text:style-name="P1"><text:span text:style-name="T8">Glasguae/Foulis. 1748 </text:span><text:span text:style-name="T9">Brutus</text:span><text:span text:style-name="T8"> et Orator</text:span></text:p>
      <text:p text:style-name="P1"><text:span text:style-name="T8">Viennae/Blumauer. 1793.</text:span></text:p>
      <text:p text:style-name="P1"><text:span text:style-name="T8">Paris/Maire-Nyon. 1829.</text:span></text:p>
      <text:p text:style-name="P1"><text:span text:style-name="T8">(Paris)/Delalain. 1829.</text:span></text:p>
      <text:p text:style-name="P1"><text:span text:style-name="T8">Monachii/Lib. Schol. Reg. 1841.</text:span></text:p>
      <text:p text:style-name="P1"><text:span text:style-name="T8">E. Deschanel. 1861 (1867, 71, 76).</text:span></text:p>
      <text:p text:style-name="P1"><text:span text:style-name="T8">A. Pannelier. 1866.</text:span></text:p>
      <text:p text:style-name="P1"><text:span text:style-name="T8">J. E. Demarteau. 1866.</text:span></text:p>
      <text:p text:style-name="P1"><text:span text:style-name="T8">F. Deltour. 1867 (1875).</text:span></text:p>
      <text:p text:style-name="P1"><text:span text:style-name="T8">J. L. Burnouf. 1868.</text:span></text:p>
      <text:p text:style-name="P1"><text:span text:style-name="T8">Caesar Fenini. 1869.</text:span></text:p>
      <text:p text:style-name="P1"><text:span text:style-name="T8">Henry. 1875.</text:span></text:p>
      <text:p text:style-name="P1"><text:span text:style-name="T8">Rob. Freind. 1724. </text:span><text:span text:style-name="T9">Orator</text:span></text:p>
      <text:p text:style-name="P1"><text:span text:style-name="T8">(Daru &amp; Nougarede). 1787. Lat. &amp; Franc.</text:span></text:p>
      <text:p text:style-name="P1"><text:span text:style-name="T8">Andr. O. Lindfors. 1838.</text:span></text:p>
      <text:p text:style-name="P1"><text:span text:style-name="T8">A. Henry. 1866 (1875).</text:span></text:p>
      <text:p text:style-name="P1"><text:span text:style-name="T8">J. V. Le Clerc. 1866.</text:span></text:p>
      <text:p text:style-name="P1"><text:span text:style-name="T8">H. Colin. 1866.</text:span></text:p>
      <text:p text:style-name="P1"><text:span text:style-name="T8">F. Deltour. 1867 (1872, 77)</text:span></text:p>
      <text:p text:style-name="P1"><text:soft-page-break/><text:span text:style-name="T8">Hemardinquer. 1878.</text:span></text:p>
      <text:p text:style-name="P1"><text:span text:style-name="T8">Patavii/Typ. Seminarii. 1722. </text:span><text:span text:style-name="T9">De Oratore ad Q.</text:span></text:p>
      <text:p text:style-name="P1"><text:span text:style-name="T8">Oxonii/Clarendon. 1723.</text:span></text:p>
      <text:p text:style-name="P1"><text:span text:style-name="T8">Iac. Garigli. 1769. 2 vol.</text:span></text:p>
      <text:p text:style-name="P1"><text:span text:style-name="T8">Basileae/Schweighauser. 1794.</text:span></text:p>
      <text:p text:style-name="P1"><text:span text:style-name="T8">Norimbergae/Riegel &amp; Wiessner. 1803.</text:span></text:p>
      <text:p text:style-name="P1"><text:span text:style-name="T8">Collin. (1737 sqq) 1804.</text:span></text:p>
      <text:p text:style-name="P1"><text:span text:style-name="T8">Manhemiae/Loffler. 1809.</text:span></text:p>
      <text:p text:style-name="P1"><text:span text:style-name="T8">Gtli. Chr. Harles. 1816.</text:span></text:p>
      <text:p text:style-name="P1"><text:span text:style-name="T8">M. P. (Pannelier). 1818.</text:span></text:p>
      <text:p text:style-name="P1"><text:span text:style-name="T8">Guil. Olshausen. 1825.</text:span></text:p>
      <text:p text:style-name="P1"><text:span text:style-name="T8">Paris/Delalain. 1828.</text:span></text:p>
      <text:p text:style-name="P1"><text:span text:style-name="T8">Lipsiae/Teubner. 1830.</text:span></text:p>
      <text:p text:style-name="P1"><text:span text:style-name="T8">Joh. Chr. Freid. Wetzel. (1795) 1834</text:span></text:p>
      <text:p text:style-name="P1"><text:span text:style-name="T8">Iac. Proustei. 1836.</text:span></text:p>
      <text:p text:style-name="P1"><text:span text:style-name="T8">Monachii/Lib.Schol.Reg. 1841.</text:span></text:p>
      <text:p text:style-name="P1"><text:span text:style-name="T8">C. Fenini. 1869.</text:span></text:p>
      <text:p text:style-name="P1"><text:span text:style-name="T8">D. Turnebe. 1877.</text:span></text:p>
      <text:p text:style-name="P1"><text:span text:style-name="T8">G. H. Saalfrank. 1823. Vol. I </text:span><text:span text:style-name="T9">De Optimo Gernere Oratorum.</text:span></text:p>
      <text:p text:style-name="P1"><text:span text:style-name="T8">Gir. Garatoni. 1777. </text:span><text:span text:style-name="T9">Rhetoricorum s. de Inv. Or.</text:span></text:p>
      <text:p text:style-name="P18"><text:span text:style-name="T9">Scripta Supposita</text:span></text:p>
      <text:p text:style-name="P1"><text:span text:style-name="T8">I. C. Schaubach. 1817, 1820-1834. </text:span><text:span text:style-name="T9">Aratea</text:span></text:p>
      <text:p text:style-name="P1"><text:span text:style-name="T8">H. L. Schurzfleisch. 1712. (</text:span><text:span text:style-name="T9">Scripta Supposita</text:span><text:span text:style-name="T8">) Oratio de Pace</text:span></text:p>
      <text:p text:style-name="P18"><text:span text:style-name="T1">Claudius Claudianus</text:span></text:p>
      <text:p text:style-name="P1"><text:span text:style-name="T6">Nic. Heinsii. 1702. Opera Omnia</text:span></text:p>
      <text:p text:style-name="P1"><text:span text:style-name="T6">Patavii. 1729</text:span></text:p>
      <text:p text:style-name="P1"><text:span text:style-name="T6">Londini. 1793-1796. 2 voll.</text:span></text:p>
      <text:h text:style-name="P70" text:outline-level="1"><text:span text:style-name="T3">Columella, L. I. Moderatus</text:span></text:h>
      <text:p text:style-name="P9"><text:span text:style-name="T14">Io. Henr. Ross. 1795. De re rustica libri XII cur. Gesnero</text:span></text:p>
      <text:h text:style-name="P70" text:outline-level="1"><text:span text:style-name="T1">Curtius Rufus, Q.</text:span></text:h>
      <text:p text:style-name="P1"><text:span text:style-name="T6">Amstelodami. 1700. De rebus gestis alexandri</text:span></text:p>
      <text:p text:style-name="P1"><text:span text:style-name="T6">Basel. 1704. Acced. Plutarchi de vita</text:span></text:p>
      <text:p text:style-name="P1"><text:span text:style-name="T6">Hildesiae et Brunsvig. 1712. Cum notis loccenii</text:span></text:p>
      <text:p text:style-name="P1"><text:span text:style-name="T6">Eman. Sincerum. 1730.</text:span></text:p>
      <text:p text:style-name="P1"><text:span text:style-name="T6">Cum notis I. Heuzet. 1754</text:span></text:p>
      <text:p text:style-name="P1"><text:span text:style-name="T6">A. Desing. 1776.</text:span></text:p>
      <text:p text:style-name="P1"><text:span text:style-name="T6">M. Maittaire. 1776.</text:span></text:p>
      <text:p text:style-name="P1"><text:span text:style-name="T6">Herbipoli. 1778</text:span></text:p>
      <text:p text:style-name="P1"><text:span text:style-name="T6">Rothomagi. 1787</text:span></text:p>
      <text:p text:style-name="P1"><text:span text:style-name="T6">Dietr. Ioach. Theod. Cunze. 1795, 1802. Ps. I et II</text:span></text:p>
      <text:p text:style-name="P1"><text:span text:style-name="T6">Alb. Chr. Meinecke. 1805. 2 thle</text:span></text:p>
      <text:p text:style-name="P1"><text:span text:style-name="T6">Valart. 1811. Ed. Stereot. D'Herhan</text:span></text:p>
      <text:p text:style-name="P1"><text:span text:style-name="T6">Ioa. Chph. Koken. 1817</text:span></text:p>
      <text:p text:style-name="P1"><text:span text:style-name="T6">Norimbergae. 1818</text:span></text:p>
      <text:p text:style-name="P1"><text:span text:style-name="T6">Kempten. 1821</text:span></text:p>
      <text:p text:style-name="P1"><text:span text:style-name="T6">G. H. Lunemann. 1827</text:span></text:p>
      <text:p text:style-name="P1"><text:span text:style-name="T6">Paris. 1828</text:span></text:p>
      <text:p text:style-name="P1"><text:span text:style-name="T6">Ant. Baumstark. 1828. 3 voll. (of which only volume 2 is missing)</text:span></text:p>
      <text:p text:style-name="P1"><text:span text:style-name="T6">C. M. E***. 1829</text:span></text:p>
      <text:p text:style-name="P1"><text:soft-page-break/><text:span text:style-name="T6">Stuttgardiae. 1836</text:span></text:p>
      <text:p text:style-name="P1"><text:span text:style-name="T6">A. Huguet. 1836-37. 2 voll.</text:span></text:p>
      <text:p text:style-name="P1"><text:span text:style-name="T6">A. Hedner. 1838</text:span></text:p>
      <text:p text:style-name="P1"><text:span text:style-name="T6">Fl. Lecluse. 1840. 2 voll.</text:span></text:p>
      <text:p text:style-name="P1"><text:span text:style-name="T6">Pascal Allain. 1861. 2 voll</text:span></text:p>
      <text:p text:style-name="P1"><text:span text:style-name="T6">Lyon et Paris. 1864</text:span></text:p>
      <text:p text:style-name="P1"><text:span text:style-name="T6">G. Lesage. 1865</text:span></text:p>
      <text:p text:style-name="P1"><text:span text:style-name="T6">Fr. Dubner. 1865</text:span></text:p>
      <text:p text:style-name="P1"><text:span text:style-name="T6">D. Turnebe. 1873</text:span></text:p>
      <text:p text:style-name="P1"><text:span text:style-name="T6">G. Delbes. 1875</text:span></text:p>
      <text:p text:style-name="P1"><text:span text:style-name="T6">A. Aderer. 1875</text:span></text:p>
      <text:h text:style-name="P70" text:outline-level="1"><text:span text:style-name="T1">Cyprianus, Th. Caecilius</text:span></text:h>
      <text:p text:style-name="P9"><text:span text:style-name="T6">H. Hurter. 1870. Opuscula selecta (patrum sanctorum opuscula selecta v. 1)</text:span></text:p>
      <text:h text:style-name="P70" text:outline-level="1"><text:span text:style-name="T1">Euanthius</text:span></text:h>
      <text:p text:style-name="P9"><text:span text:style-name="T6">Augusti Reifferscheidii. 1874. Et Donati commentum de comoedia</text:span></text:p>
      <text:h text:style-name="P70" text:outline-level="1"><text:span text:style-name="T1">Eutropius</text:span></text:h>
      <text:p text:style-name="P1"><text:span text:style-name="T6">Londini. 1705. Et Aurel. Victor...</text:span></text:p>
      <text:p text:style-name="P1"><text:span text:style-name="T6">Oxonii. 1710</text:span></text:p>
      <text:p text:style-name="P1"><text:span text:style-name="T6">Paris. 1716</text:span></text:p>
      <text:p text:style-name="P1"><text:span text:style-name="T6">Paris. 1721. Breviarium Hist. Roman.</text:span></text:p>
      <text:p text:style-name="P1"><text:span text:style-name="T6">Tanaq. Fabri. 1734</text:span></text:p>
      <text:p text:style-name="P1"><text:span text:style-name="T6">Andr. Goetzii. 1740</text:span></text:p>
      <text:p text:style-name="P1"><text:span text:style-name="T6">Heiron. Sattler. 1742</text:span></text:p>
      <text:p text:style-name="P1"><text:span text:style-name="T6">Adelung. 1761</text:span></text:p>
      <text:p text:style-name="P1"><text:span text:style-name="T6">I. D. van Hoven. 1761</text:span></text:p>
      <text:p text:style-name="P1"><text:span text:style-name="T6">Abr. Kall. 1776</text:span></text:p>
      <text:p text:style-name="P1"><text:span text:style-name="T6">B. A. Oberthur. 1778</text:span></text:p>
      <text:p text:style-name="P1"><text:span text:style-name="T6">L. Rienhardus. 1780</text:span></text:p>
      <text:p text:style-name="P1"><text:span text:style-name="T6">Trad. Par Lazeau...edit. Par de Wailly. 1783</text:span></text:p>
      <text:p text:style-name="P1"><text:span text:style-name="T6">Ioa. Casp. Muller. 1784</text:span></text:p>
      <text:p text:style-name="P1"><text:span text:style-name="T6"><text:s/>Ioa. Th. B. Helfrecht. 1786</text:span></text:p>
      <text:p text:style-name="P1"><text:span text:style-name="T6">Mich. Truckenbrot. 1788</text:span></text:p>
      <text:p text:style-name="P1"><text:span text:style-name="T6">Upsaliae. 1790</text:span></text:p>
      <text:p text:style-name="P1"><text:span text:style-name="T6">Basileae. 1793. <text:s/>Ex recens Verheykii</text:span></text:p>
      <text:p text:style-name="P1"><text:span text:style-name="T6">Ibid. (Paris). 1796. Sexti Rufi Breviarum</text:span></text:p>
      <text:p text:style-name="P1"><text:span text:style-name="T6">Leucopetrae. 1798</text:span></text:p>
      <text:p text:style-name="P1"><text:span text:style-name="T6">Norimbergae. 1804. Ex recens Verheykii</text:span></text:p>
      <text:p text:style-name="P1"><text:span text:style-name="T6">Ebenda (Vindob.) 180. Mit...ubersetz.</text:span></text:p>
      <text:p text:style-name="P1"><text:span text:style-name="T6">Van Ellen. 1806</text:span></text:p>
      <text:p text:style-name="P1"><text:span text:style-name="T6">Ioa. I. Storck. 1807. Accedit ciceronis...</text:span></text:p>
      <text:p text:style-name="P1"><text:span text:style-name="T6">Hannoverae. 1809. Ad Valentem Augustum</text:span></text:p>
      <text:p text:style-name="P1"><text:span text:style-name="T6">Stendal. 1811</text:span></text:p>
      <text:p text:style-name="P1"><text:span text:style-name="T6">Ienae. 1812</text:span></text:p>
      <text:p text:style-name="P1"><text:span text:style-name="T6">Car. Poppo Frobel. 1816</text:span></text:p>
      <text:p text:style-name="P1"><text:span text:style-name="T6">London. 1818</text:span></text:p>
      <text:p text:style-name="P1"><text:span text:style-name="T6">Geo. Fr. Wil. Grosse. 1819</text:span></text:p>
      <text:p text:style-name="P1"><text:span text:style-name="T6">F. X. Schonberger. 1816. Et Flori Epitome</text:span></text:p>
      <text:p text:style-name="P1"><text:span text:style-name="T6">Dtl. C. W. Baumgarten-Crusius. 1824</text:span></text:p>
      <text:p text:style-name="P1"><text:soft-page-break/><text:span text:style-name="T6">Mannh. 1825</text:span></text:p>
      <text:p text:style-name="P1"><text:span text:style-name="T6">G. F. W. Grosse. 1825</text:span></text:p>
      <text:p text:style-name="P1"><text:span text:style-name="T6">Fr. Hoeger. 1826</text:span></text:p>
      <text:p text:style-name="P1"><text:span text:style-name="T6">Fr. Ad. Beck. 1828</text:span></text:p>
      <text:p text:style-name="P1"><text:span text:style-name="T6">London. 1828</text:span></text:p>
      <text:p text:style-name="P1"><text:span text:style-name="T6">Brunsvigae. 1829</text:span></text:p>
      <text:p text:style-name="P1"><text:span text:style-name="T6">Ios. Hamilton. 1830</text:span></text:p>
      <text:p text:style-name="P1"><text:span text:style-name="T6">Paris. 1831. Cum notis gallicis</text:span></text:p>
      <text:p text:style-name="P1"><text:span text:style-name="T6">G. Seebode. 1837</text:span></text:p>
      <text:p text:style-name="P1"><text:span text:style-name="T6">E. Th. Hohler. 1846</text:span></text:p>
      <text:p text:style-name="P1"><text:span text:style-name="T6">Otto Eichert. 1850</text:span></text:p>
      <text:p text:style-name="P1"><text:span text:style-name="T6">Versione di G. A. Muratori. 1857. </text:span></text:p>
      <text:p text:style-name="P1"><text:span text:style-name="T6">Zum Schulgebrauche v. Otto Eichert. 1871</text:span></text:p>
      <text:p text:style-name="P1"><text:span text:style-name="T6">Deventer. 1874. Met aanteek voorzien...</text:span></text:p>
      <text:h text:style-name="P73" text:outline-level="1"><text:span text:style-name="T2">Florus, L. Annaeus</text:span></text:h>
      <text:p text:style-name="P1"><text:span text:style-name="T6">I. Minellii. 1700. Histor. Roman.</text:span></text:p>
      <text:p text:style-name="P1"><text:span text:style-name="T6">Cum notis Minellii. 1706</text:span></text:p>
      <text:p text:style-name="P1"><text:span text:style-name="T6">Halle. 1720. Mit Deutschen noten</text:span></text:p>
      <text:p text:style-name="P1"><text:span text:style-name="T6">Venetiis. 1724</text:span></text:p>
      <text:p text:style-name="P1"><text:span text:style-name="T6">Io. Ios. Pontani. 1734</text:span></text:p>
      <text:p text:style-name="P1"><text:span text:style-name="T6">London. 1735. Et Ampelii Liber Memorialis</text:span></text:p>
      <text:p text:style-name="P1"><text:span text:style-name="T6">Anna. Tanaquili Fabri (filia). 1784</text:span></text:p>
      <text:p text:style-name="P1"><text:span text:style-name="T6">Ed. Dukeri.1807</text:span></text:p>
      <text:p text:style-name="P1"><text:span text:style-name="T6">Norimbergae. 1816. Acc. L. Ampelii...</text:span></text:p>
      <text:p text:style-name="P1"><text:span text:style-name="T6">C. F. Kretschmann. 1816. Mit...ubersetz.</text:span></text:p>
      <text:p text:style-name="P1"><text:span text:style-name="T6">Io. Aug. Amar. 1822</text:span></text:p>
      <text:p text:style-name="P1"><text:span text:style-name="T6">Trad...avec...notes...Paul. 1822</text:span></text:p>
      <text:p text:style-name="P1"><text:span text:style-name="T6">Trad avec notes Camille Paganel. 1823</text:span></text:p>
      <text:p text:style-name="P1"><text:span text:style-name="T6">E. P. Allais. 1826</text:span></text:p>
      <text:p text:style-name="P1"><text:span text:style-name="T6">Langlois. 1838</text:span></text:p>
      <text:p text:style-name="P1"><text:span text:style-name="T6">Ignaz. Seibt. 1845</text:span></text:p>
      <text:p text:style-name="P1"><text:span text:style-name="T6">A. Legouez. 1875</text:span></text:p>
      <text:h text:style-name="P70" text:outline-level="1"><text:span text:style-name="T1">Gellius, A.</text:span></text:h>
      <text:p text:style-name="P8"><text:span text:style-name="T6">Alb. Lion. 1825. (Noctes Atticae)</text:span></text:p>
      <text:h text:style-name="P70" text:outline-level="1"><text:span text:style-name="T1">Germanicus Caesar</text:span></text:h>
      <text:p text:style-name="P9"><text:span text:style-name="T6">Chr. Fr. Schmid. 1728. Quae exstant omnia, Aratea...</text:span></text:p>
      <text:h text:style-name="P70" text:outline-level="1"><text:span text:style-name="T1">Gratius Faliscus</text:span></text:h>
      <text:p text:style-name="P8"><text:span text:style-name="T6">Volgarizzato da P. Dona. 1873. Il Cinegetico</text:span></text:p>
      <text:h text:style-name="P70" text:outline-level="1"><text:span text:style-name="T1">Gregorius Magnus</text:span></text:h>
      <text:p text:style-name="P8"><text:span text:style-name="T6">Dion Samarthani et Guil. Bessin. 1705. Opera omnia, 4 voll.</text:span></text:p>
      <text:h text:style-name="P70" text:outline-level="1"><text:span text:style-name="T1">Hieronymus</text:span></text:h>
      <text:p text:style-name="P1"><text:span text:style-name="T6">Dom. Vallarsi. 1766-1771. 11 vol. (missing only vol. 11)</text:span></text:p>
      <text:p text:style-name="P1"><text:span text:style-name="T6">I. P. Migne. 1878. Tom. I</text:span></text:p>
      <text:p text:style-name="P1"><text:span text:style-name="T6">Paris. 1873. Avis et instructione recueillis</text:span></text:p>
      <text:p text:style-name="P1"><text:soft-page-break/><text:span text:style-name="T6">I. Catalani. 1875. Epistulae duae</text:span></text:p>
      <text:h text:style-name="P70" text:outline-level="1"><text:span text:style-name="T1">Historia Miscella</text:span></text:h>
      <text:p text:style-name="P9"><text:span text:style-name="T6">H. Canisii. 1855.</text:span></text:p>
      <text:h text:style-name="P70" text:outline-level="1"><text:span text:style-name="T1">Horatius Flaccus</text:span></text:h>
      <text:p text:style-name="P11"><text:span text:style-name="T8">Cantabrigiae. 1701. Opera</text:span></text:p>
      <text:p text:style-name="P25"><text:span text:style-name="T8"><text:s text:c="12"/>Eduard Zurck. 1702</text:span></text:p>
      <text:p text:style-name="P25"><text:span text:style-name="T8"><text:s text:c="12"/>Dan. Heinsii. 1704</text:span></text:p>
      <text:p text:style-name="P11"><text:span text:style-name="T8">Io. Minellii. 1704.</text:span></text:p>
      <text:p text:style-name="P11"><text:span text:style-name="T8">Cantabrigiae. 1707.</text:span></text:p>
      <text:p text:style-name="P11"><text:span text:style-name="T8">Petr. Rodellius. 1711.</text:span></text:p>
      <text:p text:style-name="P11"><text:span text:style-name="T8">Io. Bondii. 1712.</text:span></text:p>
      <text:p text:style-name="P11"><text:span text:style-name="T8">Th. Bentleius. 1713.</text:span></text:p>
      <text:p text:style-name="P11"><text:span text:style-name="T8">Io. Minellii. (1700) 1714.</text:span></text:p>
      <text:p text:style-name="P11"><text:span text:style-name="T8">M. Maittaire. 1715.</text:span></text:p>
      <text:p text:style-name="P11"><text:span text:style-name="T8">Pelegrini. 1715</text:span></text:p>
      <text:p text:style-name="P11"><text:span text:style-name="T8">Iuvencii. 1717.</text:span></text:p>
      <text:p text:style-name="P11"><text:span text:style-name="T8">Dublini. 1721.</text:span></text:p>
      <text:p text:style-name="P11"><text:span text:style-name="T8">Minellii. (1706) 1726.</text:span></text:p>
      <text:p text:style-name="P11"><text:span text:style-name="T8">Lud. Desprez. 1727. 2 vol.</text:span></text:p>
      <text:p text:style-name="P11"><text:span text:style-name="T8">Io. Minellii. 1728.</text:span></text:p>
      <text:p text:style-name="P11"><text:span text:style-name="T8">Edinburgii. 1731.</text:span></text:p>
      <text:p text:style-name="P11"><text:span text:style-name="T8">Paris. 1733.</text:span></text:p>
      <text:p text:style-name="P11"><text:span text:style-name="T8">Iuvencius. (1706) 1737.</text:span></text:p>
      <text:p text:style-name="P11"><text:span text:style-name="T8">Londini. (1733) 1740. Edit. Castigatt....</text:span></text:p>
      <text:p text:style-name="P11"><text:span text:style-name="T8">Edit. Alterum Cantabrigiensis. 1740.</text:span></text:p>
      <text:p text:style-name="P11"><text:span text:style-name="T8">London. 1741. In english w/ comm. Dacier Sanadon</text:span></text:p>
      <text:p text:style-name="P11"><text:span text:style-name="T8">London (Brindley). 1744.</text:span></text:p>
      <text:p text:style-name="P11"><text:span text:style-name="T8">Berolini. 1745. Ad expl...Io. Pine</text:span></text:p>
      <text:p text:style-name="P11"><text:span text:style-name="T8">J. Stirling. 1751, 1753. 2 vol.</text:span></text:p>
      <text:p text:style-name="P11"><text:span text:style-name="T8">Ios. Iuvencii. (1728, 1736) 1754.</text:span></text:p>
      <text:p text:style-name="P11"><text:span text:style-name="T8">Matriti. 1776.</text:span></text:p>
      <text:p text:style-name="P11"><text:span text:style-name="T8">Nic. Piat. 1782.</text:span></text:p>
      <text:p text:style-name="P11"><text:span text:style-name="T8">Venetiis (Bettinelli). 1783. 2 vol.</text:span></text:p>
      <text:p text:style-name="P11"><text:span text:style-name="T8">J. J. Oberlinus. 1788.</text:span></text:p>
      <text:p text:style-name="P11"><text:span text:style-name="T8">Wurzburg (Stahel). 1793.</text:span></text:p>
      <text:p text:style-name="P11"><text:span text:style-name="T8">Edinburg. 1806.</text:span></text:p>
      <text:p text:style-name="P11"><text:span text:style-name="T8">I. Chr. Fr. Wetzel. 1799.</text:span></text:p>
      <text:p text:style-name="P11"><text:span text:style-name="T8">J. Livie. 1799.</text:span></text:p>
      <text:p text:style-name="P11"><text:span text:style-name="T8">Parisiis (Didot). 1799.\</text:span></text:p>
      <text:p text:style-name="P11"><text:span text:style-name="T8">Joh. Heinr. Mart. Ernesti. 1800, 1801. 2 vol.</text:span></text:p>
      <text:p text:style-name="P11"><text:span text:style-name="T8">Vindobonae (Degen). 1802.</text:span></text:p>
      <text:p text:style-name="P11"><text:span text:style-name="T8">Volgarizz...Vennini. 1802.</text:span></text:p>
      <text:p text:style-name="P11"><text:span text:style-name="T8">Trad...Batteux &amp; Peyrard. 1803.</text:span></text:p>
      <text:p text:style-name="P11"><text:span text:style-name="T8">Io. Chr. Godofr. Praedicow. 1806.</text:span></text:p>
      <text:p text:style-name="P11"><text:span text:style-name="T8">I. M. Gesneri. (1774) 1809.</text:span></text:p>
      <text:p text:style-name="P11"><text:span text:style-name="T8">Amstelaedami (Hesse). 1810.</text:span></text:p>
      <text:p text:style-name="P11"><text:span text:style-name="T8">Trad...da Celest. Massucco. 1806-1812. 10 vol.</text:span></text:p>
      <text:p text:style-name="P11"><text:span text:style-name="T8">Christ. Guil. Mitscherlich. 1815, 1816. 2 vol.</text:span></text:p>
      <text:p text:style-name="P11"><text:span text:style-name="T8">(rec. I. Carey). 1817.</text:span></text:p>
      <text:p text:style-name="P11"><text:soft-page-break/><text:span text:style-name="T8">(cur. Aug. Sander). 1817.</text:span></text:p>
      <text:p text:style-name="P11"><text:span text:style-name="T8">John Hunter. 1820.</text:span></text:p>
      <text:p text:style-name="P11"><text:span text:style-name="T8">London (Rivington). 1821. 2 vol.</text:span></text:p>
      <text:p text:style-name="P11"><text:span text:style-name="T8">Lud. Desprez. 1823.</text:span></text:p>
      <text:p text:style-name="P11"><text:span text:style-name="T8">London (Whittaker). 1824.</text:span></text:p>
      <text:p text:style-name="P11"><text:span text:style-name="T8">N. V. Dorph. 1823.</text:span></text:p>
      <text:p text:style-name="P11"><text:span text:style-name="T8">London (Pickering). 1824 etc.</text:span></text:p>
      <text:p text:style-name="P11"><text:span text:style-name="T8">H. Billerbeck. 1824.</text:span></text:p>
      <text:p text:style-name="P11"><text:span text:style-name="T8">Herm. L. Nadermann. 1825.</text:span></text:p>
      <text:p text:style-name="P11"><text:span text:style-name="T8">Bern. Schwindl. 1825. 2 vol.</text:span></text:p>
      <text:p text:style-name="P11"><text:span text:style-name="T8">Heilbronn. 1825.</text:span></text:p>
      <text:p text:style-name="P11"><text:span text:style-name="T8">(trad. da Vennini e Soave). 1826.</text:span></text:p>
      <text:p text:style-name="P11"><text:span text:style-name="T8">Ios. Iuvencius. 1828</text:span></text:p>
      <text:p text:style-name="P11"><text:span text:style-name="T8">L. Quicherat. 1828.</text:span></text:p>
      <text:p text:style-name="P11"><text:span text:style-name="T8">Benoit. 1828.</text:span></text:p>
      <text:p text:style-name="P11"><text:span text:style-name="T8">Mediolani (Fontana). 1828.</text:span></text:p>
      <text:p text:style-name="P11"><text:span text:style-name="T8">Parisiis (Mesnier). 1828. Ab typis Didot...</text:span></text:p>
      <text:p text:style-name="P11"><text:span text:style-name="T8">Lyon (Perisse). 1829.</text:span></text:p>
      <text:p text:style-name="P11"><text:span text:style-name="T8">Trad...cav. Vanetti. 1829.</text:span></text:p>
      <text:p text:style-name="P11"><text:span text:style-name="T8">Parisiis (Renouard). 1830. Et Phaedrus</text:span></text:p>
      <text:p text:style-name="P11"><text:span text:style-name="T8">Transl. C. Smart. 1830. From the text of Gesner.</text:span></text:p>
      <text:p text:style-name="P11"><text:span text:style-name="T8">Stirling...P. A. Nuttali. 1830.</text:span></text:p>
      <text:p text:style-name="P11"><text:span text:style-name="T8">Chr. Guil. Binder. 1831. Tom. I</text:span></text:p>
      <text:p text:style-name="P11"><text:span text:style-name="T8">T. Gargallo. 1832. 3 vol.</text:span></text:p>
      <text:p text:style-name="P11"><text:span text:style-name="T8">Leipzig. 1837. Recensita cum versione germanica.</text:span></text:p>
      <text:p text:style-name="P11"><text:span text:style-name="T8">Harwood. 1837.</text:span></text:p>
      <text:p text:style-name="P11"><text:span text:style-name="T8">Th. Burette. 1838. 2 vol.</text:span></text:p>
      <text:p text:style-name="P11"><text:span text:style-name="T8">London (Whittaker). 1841. Ex rec. Gesneri et Zeunii</text:span></text:p>
      <text:p text:style-name="P11"><text:span text:style-name="T8">Mc. Caul. 1841.</text:span></text:p>
      <text:p text:style-name="P11"><text:span text:style-name="T8">Trad...Denis Frion. 1843. 2 vol.</text:span></text:p>
      <text:p text:style-name="P11"><text:span text:style-name="T8">M. A. de Wailley. 1843.</text:span></text:p>
      <text:p text:style-name="P11"><text:span text:style-name="T8">Iosephus Iuvencius. 1843.</text:span></text:p>
      <text:p text:style-name="P11"><text:span text:style-name="T8">Parisiis (ve Aillaud, etc.). 1845 (1869, 1876). Interpretatione...iuvencii</text:span></text:p>
      <text:p text:style-name="P11"><text:span text:style-name="T8">Trad...Louis Duchemin. 1846. 2 vol.</text:span></text:p>
      <text:p text:style-name="P11"><text:span text:style-name="T8">F. Lecluse. 1847.</text:span></text:p>
      <text:p text:style-name="P11"><text:span text:style-name="T8">Brunae. 1850.</text:span></text:p>
      <text:p text:style-name="P11"><text:span text:style-name="T8">London (Dulau). 1852. 2 vol.</text:span></text:p>
      <text:p text:style-name="P11"><text:span text:style-name="T8">Franc. Pauley. 1855.</text:span></text:p>
      <text:p text:style-name="P11"><text:span text:style-name="T8">Th. Obbarius. 1856.</text:span></text:p>
      <text:p text:style-name="P11"><text:span text:style-name="T8">Aloys. Kern. 1854-1856.</text:span></text:p>
      <text:p text:style-name="P11"><text:span text:style-name="T8">D. Turnebe. 1856.</text:span></text:p>
      <text:p text:style-name="P11"><text:span text:style-name="T8">Franc. Ritter. 1857. In usum schol.</text:span></text:p>
      <text:p text:style-name="P11"><text:span text:style-name="T8">F. Dubner. 1859.</text:span></text:p>
      <text:p text:style-name="P11"><text:span text:style-name="T8">A. V. Kayser. 1860.</text:span></text:p>
      <text:p text:style-name="P25"><text:span text:style-name="T8"><text:s text:c="12"/>With 250 illustrations. 1860.</text:span></text:p>
      <text:p text:style-name="P11"><text:span text:style-name="T8">Illustrations and notes. 1860.</text:span></text:p>
      <text:p text:style-name="P11"><text:span text:style-name="T8">Paris &amp; Lyon. 1860 (-68, 76, 78). E Iuvencio</text:span></text:p>
      <text:p text:style-name="P11"><text:span text:style-name="T8">Hunter. 1861.</text:span></text:p>
      <text:p text:style-name="P11"><text:span text:style-name="T8">Valpy. 1859</text:span></text:p>
      <text:p text:style-name="P11"><text:span text:style-name="T8">Valpy. 1862</text:span></text:p>
      <text:p text:style-name="P11"><text:span text:style-name="T8">Anthon. (1845) 1866.</text:span></text:p>
      <text:p text:style-name="P11"><text:soft-page-break/><text:span text:style-name="T8">J. E. Yonge. 1865, 1866.</text:span></text:p>
      <text:p text:style-name="P11"><text:span text:style-name="T8">J.E. Yonge. 1868. Pocket ed.</text:span></text:p>
      <text:p text:style-name="P11"><text:span text:style-name="T8">F. Guinand. 1869. 2 part.</text:span></text:p>
      <text:p text:style-name="P11"><text:span text:style-name="T8">Torino (Paravia). 1870. 2 vol.</text:span></text:p>
      <text:p text:style-name="P11"><text:span text:style-name="T8">Joseph Currie. 1869.</text:span></text:p>
      <text:p text:style-name="P11"><text:span text:style-name="T8">Iosephus Iuvencius. 1872 (1876).</text:span></text:p>
      <text:p text:style-name="P11"><text:span text:style-name="T8">Th. Obbarius. 1873.</text:span></text:p>
      <text:p text:style-name="P34"><text:span text:style-name="T8">A. Materne. 1873</text:span></text:p>
      <text:p text:style-name="P34"><text:span text:style-name="T8">P. I. Boubee. 1874.</text:span></text:p>
      <text:p text:style-name="P34"><text:span text:style-name="T8">J. M. Marshall. 1875. I vol.</text:span></text:p>
      <text:p text:style-name="P34"><text:span text:style-name="T8">J. Sacchius. 1875.</text:span></text:p>
      <text:p text:style-name="P34"><text:span text:style-name="T8">Antonio Salvoni. 1878.</text:span></text:p>
      <text:p text:style-name="P37"/>
      <text:p text:style-name="P1"><text:span text:style-name="T8">(ed. I. L. Schulze). 1776. De arte</text:span></text:p>
      <text:p text:style-name="P1"><text:span text:style-name="T8">1781. Additamenta</text:span></text:p>
      <text:p text:style-name="P1"><text:span text:style-name="T8">Aboae. 1789.</text:span></text:p>
      <text:p text:style-name="P1"><text:span text:style-name="T8">Leipzig (Wienbrack). 1805.</text:span></text:p>
      <text:p text:style-name="P1"><text:span text:style-name="T8">Jos. Chenier. 1815.</text:span></text:p>
      <text:p text:style-name="P1"><text:span text:style-name="T8">J. Tob. Gtli. Holzapfel. 1818.</text:span></text:p>
      <text:p text:style-name="P1"><text:span text:style-name="T8">Ant. Can. Giordano. 1820.</text:span></text:p>
      <text:p text:style-name="P1"><text:span text:style-name="T8">Ant. Dufeu &amp; Eug. Mesnard. 1828.</text:span></text:p>
      <text:p text:style-name="P1"><text:span text:style-name="T8">Paris (Delalain). 1828.</text:span></text:p>
      <text:p text:style-name="P1"><text:span text:style-name="T8">F. Erdm. Petri. 1835.</text:span></text:p>
      <text:p text:style-name="P1"><text:span text:style-name="T8">J. J. Masselin. 1840.</text:span></text:p>
      <text:p text:style-name="P1"><text:span text:style-name="T8">Bon Lecamus. 1841.</text:span></text:p>
      <text:p text:style-name="P1"><text:span text:style-name="T8">Y. I. M. Perennes. 1842.</text:span></text:p>
      <text:p text:style-name="P1"><text:span text:style-name="T8">Ch. Maury. 1846.</text:span></text:p>
      <text:p text:style-name="P1"><text:span text:style-name="T8">G. B. Cereseto. 1850.</text:span></text:p>
      <text:p text:style-name="P1"><text:span text:style-name="T8">W. Rinn. 1866.</text:span></text:p>
      <text:p text:style-name="P1"><text:span text:style-name="T8">Luigi Masci. 1867.</text:span></text:p>
      <text:p text:style-name="P1"><text:span text:style-name="T8">C. S(ynnerberg). 1868.</text:span></text:p>
      <text:p text:style-name="P1"><text:span text:style-name="T8">E. Lefranc. 1876.</text:span></text:p>
      <text:p text:style-name="P1"><text:span text:style-name="T8">J. P. A. Lalanne...Maurice A. Douay. 1876.</text:span></text:p>
      <text:p text:style-name="P38"/>
      <text:p text:style-name="P13"><text:span text:style-name="T8">London (Lintott). 1713. The Odes…trnsl. of Bentley's notes</text:span></text:p>
      <text:p text:style-name="P13"><text:span text:style-name="T8">N. Bailey. 1729.</text:span></text:p>
      <text:p text:style-name="P13"><text:span text:style-name="T8">Georgius Wade. 1731.</text:span></text:p>
      <text:p text:style-name="P13"><text:span text:style-name="T8">W. Oldisworth. 1719 (1734, 37).</text:span></text:p>
      <text:p text:style-name="P13"><text:span text:style-name="T8">(by Oldisworth). 1712, 24. 2 vol.</text:span></text:p>
      <text:p text:style-name="P13"><text:span text:style-name="T8">Francis A. Creech. 1753.</text:span></text:p>
      <text:p text:style-name="P1"><text:span text:style-name="T8">Gius. Maffei. 1777. 2 vol.</text:span></text:p>
      <text:p text:style-name="P1"><text:span text:style-name="T8">Ios. Ioach. Costius Sadius. 1781. 3 vol.</text:span></text:p>
      <text:p text:style-name="P1"><text:span text:style-name="T8">M. de *** (Ballainvilliers). 1812.</text:span></text:p>
      <text:p text:style-name="P1"><text:span text:style-name="T8">le Texier. 1818.</text:span></text:p>
      <text:p text:style-name="P1"><text:span text:style-name="T8">Leon Halevy. (1821) 1824.</text:span></text:p>
      <text:p text:style-name="P1"><text:span text:style-name="T8">Eman. Worms de Romilly. 1826.</text:span></text:p>
      <text:p text:style-name="P1"><text:span text:style-name="T8">Cournaud. 1829.</text:span></text:p>
      <text:p text:style-name="P1"><text:span text:style-name="T8">J. Ant. And. Delort. (1831) 1844. 2 vol.</text:span></text:p>
      <text:p text:style-name="P1"><text:span text:style-name="T8">Jules Lacroix. 1848.</text:span></text:p>
      <text:p text:style-name="P1"><text:span text:style-name="T8">I. G. Ek. 1850-1853. Spec. I-XI</text:span></text:p>
      <text:p text:style-name="P1"><text:span text:style-name="T8">Breslau (Kern). 1858.</text:span></text:p>
      <text:p text:style-name="P1"><text:soft-page-break/><text:span text:style-name="T8">Chr. Herbst. 1866.</text:span></text:p>
      <text:p text:style-name="P1"><text:span text:style-name="T8">Giles. 1859.</text:span></text:p>
      <text:p text:style-name="P1"><text:span text:style-name="T8">Yonge. 1858.</text:span></text:p>
      <text:p text:style-name="P1"><text:span text:style-name="T8">Ravensworth. 1859.</text:span></text:p>
      <text:p text:style-name="P1"><text:span text:style-name="T8">Adrien Rey. 1866.</text:span></text:p>
      <text:p text:style-name="P1"><text:span text:style-name="T8">E. Lembcke. 1869.</text:span></text:p>
      <text:p text:style-name="P1"><text:span text:style-name="T8">Albert de Wailley. 1869.</text:span></text:p>
      <text:p text:style-name="P1"><text:span text:style-name="T8">A. Frigell. 1870.</text:span></text:p>
      <text:p text:style-name="P1"><text:span text:style-name="T8">J. Dahlstein. 1872.</text:span></text:p>
      <text:p text:style-name="P1"><text:span text:style-name="T8">C. A. Fahlcrantz. 1871</text:span></text:p>
      <text:p text:style-name="P1"><text:span text:style-name="T8">G. Trezza. 1873.</text:span></text:p>
      <text:p text:style-name="P1"><text:span text:style-name="T8">Ηάνου Κωνσταντινίδου. 1876</text:span></text:p>
      <text:p text:style-name="P1"><text:span text:style-name="T8">I. C. Muller. 1784. Odae selectae</text:span></text:p>
      <text:p text:style-name="P1"><text:span text:style-name="T8">Alb. Jac. Penzel. 1818.</text:span></text:p>
      <text:p text:style-name="P1"><text:span text:style-name="T8">I. B. Francesia. 1867.</text:span></text:p>
      <text:p text:style-name="P1"><text:span text:style-name="T8">Paris (Delalain). 1828. Odes livres I et II</text:span></text:p>
      <text:p text:style-name="P1"><text:span text:style-name="T8">C. Duhaze. 1864. Od. I, 3</text:span></text:p>
      <text:p text:style-name="P1"><text:span text:style-name="T8">James Walter Smith. 1867. Books 1 and 2</text:span></text:p>
      <text:p text:style-name="P1"><text:span text:style-name="T8">John T. White. 1871. The first book of the odes...</text:span></text:p>
      <text:p text:style-name="P1"><text:span text:style-name="T8">Anselmo Guerrieri Gonzaga. 1877. Il primo libro delle odi</text:span></text:p>
      <text:p text:style-name="P1"><text:span text:style-name="T8">Chr. Gdfr. Guil. Lehmann. 1806. Odarum libri II</text:span></text:p>
      <text:p text:style-name="P1"><text:span text:style-name="T8">John T. White. 1877. The fourth book...</text:span></text:p>
      <text:p text:style-name="P40"/>
      <text:p text:style-name="P1"><text:span text:style-name="T8">I. C. Muller. 1790. Eclogae sive satyrae et </text:span><text:span text:style-name="T9">epistolae</text:span></text:p>
      <text:p text:style-name="P1"><text:span text:style-name="T11">Mitaviae. 1798. Epistolae ex horatii operibus</text:span></text:p>
      <text:p text:style-name="P41"/>
      <text:p text:style-name="P1"><text:span text:style-name="T11">Fr. Borgianelli. 1730. I sermoni</text:span></text:p>
      <text:p text:style-name="P1"><text:span text:style-name="T11">Hunter. 1837. (Satires) and epistles</text:span></text:p>
      <text:p text:style-name="P1"><text:span text:style-name="T11">J. J. Masselin. 1846.</text:span></text:p>
      <text:p text:style-name="P1"><text:span text:style-name="T11">A. Dethou. 1867. 2 vol.</text:span></text:p>
      <text:p text:style-name="P1"><text:span text:style-name="T11">Francesia. 1867.</text:span></text:p>
      <text:p text:style-name="P1"><text:span text:style-name="T11">Eug. de Porry. 1868.</text:span></text:p>
      <text:p text:style-name="P1"><text:span text:style-name="T11">Paris (delalain). 1828. Satires I livre</text:span></text:p>
      <text:p text:style-name="P1"><text:span text:style-name="T11">Romae. 1816. Satyrarum libri I, sat. V</text:span></text:p>
      <text:p text:style-name="P1"><text:span text:style-name="T11">Ed. Loder. 1804. Satira libri primi nona</text:span></text:p>
      <text:p text:style-name="P1"><text:span text:style-name="T11">London. 1733. Sermon. Libri II, sat. I.</text:span></text:p>
      <text:h text:style-name="P71" text:outline-level="1"/>
      <text:h text:style-name="P70" text:outline-level="1"><text:span text:style-name="T3">Iustinus</text:span></text:h>
      <text:p text:style-name="P1"><text:span text:style-name="T14">(ed. Th. Hearne) 1705. Historiarum ex Trogo Libri</text:span></text:p>
      <text:p text:style-name="P1"><text:span text:style-name="T14">de Longuerue. 1709. Historiae philippicae</text:span></text:p>
      <text:p text:style-name="P1"><text:span text:style-name="T14">I. G. Graevii. 1710</text:span></text:p>
      <text:p text:style-name="P1"><text:span text:style-name="T14">Paris. 1720</text:span></text:p>
      <text:p text:style-name="P1"><text:span text:style-name="T14">Petr. Ios. Cantel. 1721</text:span></text:p>
      <text:p text:style-name="P1"><text:span text:style-name="T14">Mich. Maittaire. 1723</text:span></text:p>
      <text:p text:style-name="P1"><text:span text:style-name="T14">Edinburghii. 1732</text:span></text:p>
      <text:p text:style-name="P1"><text:span text:style-name="T14">(cur. Thom. Parsell). 1735</text:span></text:p>
      <text:p text:style-name="P1"><text:span text:style-name="T14">Augustae Taurin. 1740. Acced. Sex. Aurel. Victoris de vita</text:span></text:p>
      <text:p text:style-name="P1"><text:span text:style-name="T14">Rotomagi. 1741</text:span></text:p>
      <text:p text:style-name="P1"><text:soft-page-break/><text:span text:style-name="T14">P. I. Cantel. 1757</text:span></text:p>
      <text:p text:style-name="P1"><text:span text:style-name="T14">Londini. 1758</text:span></text:p>
      <text:p text:style-name="P1"><text:span text:style-name="T14">I. G. Graevii. 1761</text:span></text:p>
      <text:p text:style-name="P1"><text:span text:style-name="T14">Moguntiae. 1778</text:span></text:p>
      <text:p text:style-name="P1"><text:span text:style-name="T14">Herbipoli. 1780</text:span></text:p>
      <text:p text:style-name="P1"><text:span text:style-name="T14">Fuldae. 1781</text:span></text:p>
      <text:p text:style-name="P1"><text:span text:style-name="T14">Frankfurt a/M. 1782. Recte captui studiosae iuventutis accomodati...</text:span></text:p>
      <text:p text:style-name="P1"><text:span text:style-name="T14">(a Th. C. Zembsch) 1804</text:span></text:p>
      <text:p text:style-name="P1"><text:span text:style-name="T14">F. X. Schoenberger. 1806</text:span></text:p>
      <text:p text:style-name="P1"><text:span text:style-name="T14">Vienna. 1806. Cum vers. Germ. 4 voll. (only missing volime 1 of 4)</text:span></text:p>
      <text:p text:style-name="P1"><text:span text:style-name="T14">(Stereiys) 1806</text:span></text:p>
      <text:p text:style-name="P1"><text:span text:style-name="T14">Norimburgae. 1817. Ex rec. Gronovii</text:span></text:p>
      <text:p text:style-name="P1"><text:span text:style-name="T14">Alb. Chr. Meinecke. 1818. Zum gebr. De ersten Anfanger...</text:span></text:p>
      <text:p text:style-name="P1"><text:span text:style-name="T14">Mannhemiae. 1822</text:span></text:p>
      <text:p text:style-name="P1"><text:span text:style-name="T14">Marburgi. 1823</text:span></text:p>
      <text:p text:style-name="P1"><text:span text:style-name="T14">Ign. Seibt. 1827</text:span></text:p>
      <text:p text:style-name="P1"><text:span text:style-name="T14">G. H. Th. Hartwig. 1852-1860. 3 vol. (missing 2 and 3)</text:span></text:p>
      <text:p text:style-name="P1"><text:span text:style-name="T14">L. Passerat. 1867</text:span></text:p>
      <text:p text:style-name="P1"><text:span text:style-name="T14">Notes et remarques, par N. Theil. 1867</text:span></text:p>
      <text:p text:style-name="P1"><text:span text:style-name="T14">Precedee d'une notice litteraire par N. Theil. 1867 <text:s/></text:span></text:p>
      <text:p text:style-name="P1"><text:span text:style-name="T14">M. de Prnajon. 1873. 2 vol.</text:span></text:p>
      <text:p text:style-name="P1"><text:span text:style-name="T14">Eug. Hallberg. 1875</text:span></text:p>
      <text:h text:style-name="P70" text:outline-level="1"><text:span text:style-name="T3">Iuvenalis</text:span></text:h>
      <text:p text:style-name="P1"><text:span text:style-name="T14">Ios. Iuvencius. 1721</text:span></text:p>
      <text:p text:style-name="P1"><text:span text:style-name="T14">Dublinii. 1728</text:span></text:p>
      <text:p text:style-name="P1"><text:span text:style-name="T14">Thom. Marshall. 1731</text:span></text:p>
      <text:p text:style-name="P1"><text:span text:style-name="T14">Io. Hawkey. 1746</text:span></text:p>
      <text:p text:style-name="P1"><text:span text:style-name="T14">Ibid. (Cantabrigae). 1763. Id Titul</text:span></text:p>
      <text:p text:style-name="P1"><text:span text:style-name="T14">Lud. Prateus. 1783</text:span></text:p>
      <text:p text:style-name="P1"><text:span text:style-name="T14">(ed. Knox). 1784</text:span></text:p>
      <text:p text:style-name="P1"><text:span text:style-name="T14">E. Owen. 1785. Trsl. Ino Engl.... 2 vol.</text:span></text:p>
      <text:p text:style-name="P1"><text:span text:style-name="T14">Trad. Par J. Dusaulx. 1796. 2 vol.</text:span></text:p>
      <text:p text:style-name="P1"><text:span text:style-name="T14">By Will Rhodes. 1801</text:span></text:p>
      <text:p text:style-name="P1"><text:span text:style-name="T14">Mediolani. 1807</text:span></text:p>
      <text:p text:style-name="P1"><text:span text:style-name="T14">Trad. In vers. Franc. Par Mechain. 1817</text:span></text:p>
      <text:p text:style-name="P1"><text:span text:style-name="T14">Hafniae. 1817</text:span></text:p>
      <text:p text:style-name="P1"><text:span text:style-name="T14">London. 1819. Et persii et sulpitiae atirae</text:span></text:p>
      <text:p text:style-name="P1"><text:span text:style-name="T14">Geo. Alb. Ruperti. 1820. Acced. Persii...a G. L. Koenig. 2 vol.</text:span><text:line-break/><text:span text:style-name="T14">Halae. 1821</text:span></text:p>
      <text:p text:style-name="P1"><text:span text:style-name="T14">Vers. Angl. A Knox. 1822</text:span></text:p>
      <text:p text:style-name="P1"><text:span text:style-name="T14">Lud. Prateus. 1822</text:span></text:p>
      <text:p text:style-name="P1"><text:span text:style-name="T14">Geo. Al. Ruperti. 1822</text:span></text:p>
      <text:p text:style-name="P1"><text:span text:style-name="T14">Cambrai. 1823. Persii, Sulpitiae satirae et Luculii fagmenta</text:span></text:p>
      <text:p text:style-name="P1"><text:span text:style-name="T14">(cur. Hawkseworth). 1830</text:span></text:p>
      <text:p text:style-name="P1"><text:span text:style-name="T14">Barre de Jallaix. 1830 trad. Suivis des lettres... 2 vol.</text:span></text:p>
      <text:p text:style-name="P1"><text:span text:style-name="T14">Trad en prose par B***. 1831</text:span></text:p>
      <text:p text:style-name="P1"><text:soft-page-break/><text:span text:style-name="T14">Trad...par J. J. Courtaud d'Iverneresse. 1831. Persius et sulpicia. 2 vol.</text:span></text:p>
      <text:p text:style-name="P1"><text:span text:style-name="T14">A. Chardin. 1838</text:span></text:p>
      <text:p text:style-name="P1"><text:span text:style-name="T14">Car. Frid. Heinrichii. 1839</text:span></text:p>
      <text:p text:style-name="P1"><text:span text:style-name="T14">Valpy. 1844. Et Persius</text:span></text:p>
      <text:p text:style-name="P1"><text:span text:style-name="T14">Ed. by Wallace. 1848</text:span></text:p>
      <text:p text:style-name="P1"><text:span text:style-name="T14">Fr. Em. Braune. 1857. Cum commentario et interpretatione suecana</text:span></text:p>
      <text:p text:style-name="P1"><text:span text:style-name="T14">Notes by Boyde. 1864</text:span></text:p>
      <text:p text:style-name="P1"><text:span text:style-name="T14">Trad. (Juv.) par Dusaulx et J. Peirrot; (perse) A. Perreau...revu par. Felix Lemaistre. 1860</text:span></text:p>
      <text:p text:style-name="P1"><text:span text:style-name="T14">Notes by Escott. 1860</text:span></text:p>
      <text:p text:style-name="P1"><text:span text:style-name="T14">By Anthon and Wheeler. 1870. And Persius, Satires</text:span></text:p>
      <text:p text:style-name="P2"/>
      <text:p text:style-name="P1"><text:span text:style-name="T14">Valpy. 1828. Select satires with explanatory notes</text:span></text:p>
      <text:p text:style-name="P1"><text:span text:style-name="T14">En verse francaise par Sardin. 1841. Morceaux de Juvenal...</text:span></text:p>
      <text:p text:style-name="P1"><text:span text:style-name="T14">Hrsg. von P. Doetsch. 1875. Chrestomathi Iuvenalia</text:span></text:p>
      <text:p text:style-name="P1"><text:span text:style-name="T14">Anmerkgn. von F. Wilh. Ehrenfr. Rost. 1805. Probe einertruen hexametrichen...</text:span></text:p>
      <text:p text:style-name="P1"><text:span text:style-name="T14">Chrn. Falsterus. 1731. XIV</text:span></text:p>
      <text:p text:style-name="P1"><text:span text:style-name="T14">Ed. C. Fr. L. Arndt. 1825. XIV</text:span></text:p>
      <text:h text:style-name="P70" text:outline-level="1"><text:span text:style-name="T3">Lactantius</text:span></text:h>
      <text:p text:style-name="P1"><text:span text:style-name="T14">Bisontii. 1838. Opera omnia acces. Arnobii libri...</text:span></text:p>
      <text:p text:style-name="P1"><text:span text:style-name="T14">P. F. X. de Ram. 1825. Liber de mortibus persecutorum</text:span></text:p>
      <text:p text:style-name="P1"><text:span text:style-name="T14">Lud. Guepratte. 1851. Liber de mortibus</text:span></text:p>
      <text:p text:style-name="P1"><text:span text:style-name="T14">Avec texte en regard par L. Geupratte. 1854. Traduction nouvelle</text:span></text:p>
      <text:p text:style-name="P1"><text:span text:style-name="T14">Trad. (par Viar et Delatour). An VI. Phoenix</text:span></text:p>
      <text:h text:style-name="P73" text:outline-level="1"><text:span text:style-name="T4">Leo Magnus</text:span></text:h>
      <text:p text:style-name="P1"><text:span text:style-name="T14">P. Th. Cacciari. 1753-1755. 3 vol. (only missing volume 3)</text:span></text:p>
      <text:p text:style-name="P1"><text:span text:style-name="T14">M. M. Wilden. 1876. Sammtl. Reden...</text:span></text:p>
      <text:h text:style-name="P75" text:outline-level="1"><text:span text:style-name="T3">Livius</text:span></text:h>
      <text:p text:style-name="P13"><text:span text:style-name="T14">Gronovii. 1702. 2 vol.</text:span></text:p>
      <text:p text:style-name="P13"><text:span text:style-name="T14">Patavii. 1707. 5 vol.</text:span></text:p>
      <text:p text:style-name="P11"><text:span text:style-name="T15">Venetiis (Bortoli). 1722. 3 vol</text:span></text:p>
      <text:p text:style-name="P11"><text:span text:style-name="T15">Patavii (Manfre). 1727. 4 vol. (Missing 2-4)</text:span></text:p>
      <text:p text:style-name="P11"><text:span text:style-name="T15">Ioan. Clericus (Le Clerc). 1730. 6 tom.</text:span></text:p>
      <text:p text:style-name="P11"><text:span text:style-name="T15">Amstelodami. 1749. 6 vol.</text:span></text:p>
      <text:p text:style-name="P11"><text:span text:style-name="T15">Londini (Nourse). 1750.</text:span></text:p>
      <text:p text:style-name="P11"><text:span text:style-name="T15">Ex Freinshemio, Crevierio... 1749. 7 tom.</text:span></text:p>
      <text:p text:style-name="P11"><text:span text:style-name="T15">Arn. Drakenborchi. 1751. 6 vol.</text:span></text:p>
      <text:p text:style-name="P1"><text:span text:style-name="T15">J. L. B. Crevier. 1759. 6 vol. (missing 2, 4, 6)</text:span></text:p>
      <text:p text:style-name="P1"><text:span text:style-name="T15">Herbipoli (Stahel). 1778. 3 tom.</text:span></text:p>
      <text:p text:style-name="P1"><text:span text:style-name="T15">Crevierio...Drakenborchii...V. M. Giovenazzio. 1791. 6 vol.</text:span></text:p>
      <text:p text:style-name="P1"><text:span text:style-name="T15">Drackenborchii. 1794. 4 vol.</text:span></text:p>
      <text:p text:style-name="P1"><text:span text:style-name="T15">M. Moller. 1802. 3 thle.</text:span></text:p>
      <text:p text:style-name="P1"><text:span text:style-name="T15">J.L.B. Crevier. 1820. 6 vol.</text:span></text:p>
      <text:p text:style-name="P1"><text:span text:style-name="T15">Drakenborchii..cum Frienshemio. (1779-1783) 1821. 12 vol.</text:span></text:p>
      <text:p text:style-name="P1"><text:span text:style-name="T15">Ioannes Traner. 1820-1824. 3 tom.</text:span></text:p>
      <text:p text:style-name="P1"><text:span text:style-name="T15">Leon Tafel. 1824, 1825. 3 vol. (missing vol. 1-2)</text:span></text:p>
      <text:p text:style-name="P1"><text:soft-page-break/><text:span text:style-name="T15">Ruperti. 1824, 1825 (August. Taurin.) 14 vol. (missing vol. 1, 6-10, 12, 14)</text:span></text:p>
      <text:p text:style-name="P1"><text:span text:style-name="T15">Drakenborchii. 1826 (Londini). 3 vol. </text:span></text:p>
      <text:p text:style-name="P1"><text:span text:style-name="T15">(Ps. I-VI. Dummler. 1843.)???</text:span></text:p>
      <text:p text:style-name="P1"><text:span text:style-name="T15">Stocker. 1836-1846. 2 vol.</text:span></text:p>
      <text:p text:style-name="P1"><text:span text:style-name="T15">H. P. 1846. Tom. I</text:span></text:p>
      <text:p text:style-name="P1"><text:span text:style-name="T15">Jacopo Nardi...Francesco Ambrosoli. 1863. 3 vol.</text:span></text:p>
      <text:p text:style-name="P1"><text:span text:style-name="T15">R. Folli. 1869. </text:span></text:p>
      <text:p text:style-name="P42"><text:span text:style-name="T15">25</text:span></text:p>
      <text:p text:style-name="P11"><text:span text:style-name="T15">F. A. Stroth. 1780. Pentas prima</text:span></text:p>
      <text:p text:style-name="P11"><text:span text:style-name="T15">Ibid. (Hauniae). 1819. Vol II—lib. VI-X</text:span></text:p>
      <text:p text:style-name="P11"><text:span text:style-name="T15">Prendevill. 1851. Lib. I-V</text:span></text:p>
      <text:p text:style-name="P11"><text:span text:style-name="T15">A F. Wimmercrantz. 1858. Rerum romanarum...lib. I-III.</text:span></text:p>
      <text:p text:style-name="P11"><text:span text:style-name="T15">Io. Casp. Mueller. 1780. Lib. I</text:span></text:p>
      <text:p text:style-name="P11"><text:span text:style-name="T15">Carl Tucking. 1872. Lib. I</text:span></text:p>
      <text:p text:style-name="P11"><text:span text:style-name="T15">Moriz Mueller. 1875. Lib. I</text:span></text:p>
      <text:p text:style-name="P11"><text:span text:style-name="T15">Augustae Taurinorum. 1877. Lib. Primus, XXI-XXII</text:span></text:p>
      <text:p text:style-name="P11"><text:span text:style-name="T15">Torino (salesiana). 1877. Lib. 1</text:span></text:p>
      <text:p text:style-name="P11"><text:span text:style-name="T15">Torino (paravia). 1878. Lib. 1</text:span></text:p>
      <text:p text:style-name="P11"><text:span text:style-name="T15">J.E.G. Roulez. 1863. 2, 3, 21, 22</text:span></text:p>
      <text:p text:style-name="P11"><text:span text:style-name="T15">Carl Tucking. 1874. 2</text:span></text:p>
      <text:p text:style-name="P11"><text:span text:style-name="T15">J. Baccius. (1873) 1877. 2</text:span></text:p>
      <text:p text:style-name="P11"><text:span text:style-name="T15">Mor. Muller. 1878. 2</text:span></text:p>
      <text:p text:style-name="P11"><text:span text:style-name="T15">Carl Tucking. 1875. 3</text:span></text:p>
      <text:p text:style-name="P11"><text:span text:style-name="T15">Steph. Endlicher. 1836. 3 cap. 11, 12</text:span></text:p>
      <text:p text:style-name="P11"><text:span text:style-name="T15">A. F. Wimmercrantz. 1870. 4, 5</text:span></text:p>
      <text:p text:style-name="P11"><text:span text:style-name="T15">Carl Tucking. 1876. 4</text:span></text:p>
      <text:p text:style-name="P11"><text:span text:style-name="T15">C. Colbeck. 1871. 5</text:span></text:p>
      <text:p text:style-name="P11"><text:span text:style-name="T15">Carl Tucking. 1877. 5</text:span></text:p>
      <text:p text:style-name="P11"><text:span text:style-name="T15">C. Listov. 1867-1871. 3 vol. Lib. 6-10</text:span></text:p>
      <text:p text:style-name="P11"><text:span text:style-name="T15">Ios. Benson. 1824. 10</text:span></text:p>
      <text:p text:style-name="P11"><text:span text:style-name="T15">Mosquae. 1834. 21, 22</text:span></text:p>
      <text:p text:style-name="P11"><text:span text:style-name="T15">Hunter. 1869. 21-25.</text:span></text:p>
      <text:p text:style-name="P11"><text:span text:style-name="T15">Giles. 1874. Punic War</text:span></text:p>
      <text:p text:style-name="P11"><text:span text:style-name="T15">J. B. Worcester. 1874. 21-24</text:span></text:p>
      <text:p text:style-name="P11"><text:span text:style-name="T15">Torino. 1878. 21, 22 (by Salesiana and Paravia Typ.)</text:span></text:p>
      <text:p text:style-name="P11"><text:span text:style-name="T15">John T. White. 1873. 23</text:span></text:p>
      <text:p text:style-name="P11"><text:span text:style-name="T15">E. Flemmer. 1855. 31-32</text:span></text:p>
      <text:p text:style-name="P11"><text:span text:style-name="T15">XCI frag...Neapoli. 1773.</text:span></text:p>
      <text:p text:style-name="P11"><text:span text:style-name="T15">Ioa. Ihre...Andr. Oerbom. 1774.</text:span></text:p>
      <text:p text:style-name="P11"><text:span text:style-name="T15">Brotier. 1791. Xci frag.</text:span></text:p>
      <text:p text:style-name="P11"><text:span text:style-name="T15">Io. Thph. Kreyssig. 1807. Xci frag.</text:span></text:p>
      <text:p text:style-name="P42"><text:span text:style-name="T15">34</text:span></text:p>
      <text:p text:style-name="P14"/>
      <text:p text:style-name="P14"/>
      <text:h text:style-name="P75" text:outline-level="1"><text:span text:style-name="T3">Lucanus</text:span></text:h>
      <text:p text:style-name="P11"><text:span text:style-name="T14">Cum notis H. Grotii et Th. Farnabii. 1705. Pharsalia</text:span></text:p>
      <text:p text:style-name="P11"><text:soft-page-break/><text:span text:style-name="T14">Amstelodami. 1712</text:span></text:p>
      <text:p text:style-name="P11"><text:span text:style-name="T14">Amstelodami. 1805.</text:span></text:p>
      <text:p text:style-name="P11"><text:span text:style-name="T14">Trad. par Amar. 1820. 2 vol. Et poeme de Petrone</text:span></text:p>
      <text:p text:style-name="P11"><text:span text:style-name="T14">Annotee par J. Naudet. 1845</text:span></text:p>
      <text:h text:style-name="P76" text:outline-level="1"><text:span text:style-name="T4">Lucilius iunior</text:span></text:h>
      <text:p text:style-name="P11"><text:span text:style-name="T14">Traduction...par Delutho. 1841</text:span></text:p>
      <text:p text:style-name="P27"/>
      <text:p text:style-name="P25"><text:span text:style-name="T16">Lucilius iunior</text:span></text:p>
      <text:p text:style-name="P11"><text:span text:style-name="T14">Trad...par Delutho. 1841</text:span></text:p>
      <text:p text:style-name="P27"/>
      <text:p text:style-name="P25"><text:span text:style-name="T16">Lucretius Carus, T.</text:span></text:p>
      <text:p text:style-name="P11"><text:span text:style-name="T14">Trad. (par Legrange). An II (1794). De rerum natura. 2 vol.</text:span></text:p>
      <text:p text:style-name="P11"><text:span text:style-name="T14">Traduction...par Legrange. An VII (1799). Nouv. Edition</text:span></text:p>
      <text:p text:style-name="P11"><text:span text:style-name="T14">G. Wakefield. 1819</text:span></text:p>
      <text:p text:style-name="P11"><text:span text:style-name="T14">Cambrai. 1822</text:span></text:p>
      <text:p text:style-name="P11"><text:span text:style-name="T14">Trad. par Legrange. 1833</text:span></text:p>
      <text:p text:style-name="P11"><text:span text:style-name="T14">...en vers franc. par de Pongerville. 1866. 2 vol.</text:span></text:p>
      <text:p text:style-name="P11"><text:span text:style-name="T14">...in versi italiane da Jacopo Sartori. 1876. La natura delle cose</text:span></text:p>
      <text:p text:style-name="P11"><text:span text:style-name="T14">Aug. Taurinorum. 1878</text:span></text:p>
      <text:p text:style-name="P11"><text:span text:style-name="T14">...traduit...par L. Larombiere. 1878 </text:span></text:p>
      <text:p text:style-name="P15"/>
      <text:p text:style-name="P25"><text:span text:style-name="T16">Macrobius, Aurelius Ambrosius Theodosius</text:span></text:p>
      <text:p text:style-name="P11"><text:span text:style-name="T14">Trad. Par C. G. D. R. Y. 1826. Opera. 2 vol.</text:span></text:p>
      <text:p text:style-name="P27"/>
      <text:p text:style-name="P25"><text:span text:style-name="T16">Martialis, M. Valerius</text:span></text:p>
      <text:p text:style-name="P11"><text:span text:style-name="T14">Cum notis Th. Farnabii. 1739. Epigrammata</text:span></text:p>
      <text:p text:style-name="P11"><text:span text:style-name="T14">Glasguae. 1759</text:span></text:p>
      <text:p text:style-name="P11"><text:span text:style-name="T14">Birminghamiae. 1773</text:span></text:p>
      <text:p text:style-name="P11"><text:span text:style-name="T14">Cur. Th. Fitzgerald. 1773</text:span></text:p>
      <text:p text:style-name="P11"><text:span text:style-name="T14">Vindobonae. 1804. 2 vol. (only missing volume 2)</text:span></text:p>
      <text:p text:style-name="P11"><text:span text:style-name="T14">Par Dennis Volland. 1807. Lat. Et Francaise. 3 vol.</text:span></text:p>
      <text:p text:style-name="P11"><text:span text:style-name="T14">Ebenda (Leipzig) 1793. (epigramatia in einem auszuge Lat. u. Deut...K. W. Ramler</text:span></text:p>
      <text:p text:style-name="P11"><text:span text:style-name="T14">Frankfurt a/M. 1808.Epigrammenlese aus Martial.</text:span></text:p>
      <text:p text:style-name="P15"/>
      <text:p text:style-name="P25"><text:span text:style-name="T16">Mela, Pomponius</text:span></text:p>
      <text:p text:style-name="P11"><text:span text:style-name="T14">Londini. 1719</text:span></text:p>
      <text:p text:style-name="P11"><text:span text:style-name="T14">Norimbergae. 1803. Ex rec. Vossii et Gronovii</text:span></text:p>
      <text:p text:style-name="P11"><text:span text:style-name="T14">Vindobonae. 1808</text:span></text:p>
      <text:p text:style-name="P11"><text:span text:style-name="T14">Wein. 1827. Latein u. Deutsch</text:span></text:p>
      <text:p text:style-name="P15"/>
      <text:p text:style-name="P25"><text:span text:style-name="T16">Minucius Felix, M.</text:span></text:p>
      <text:p text:style-name="P11"><text:span text:style-name="T14">I. Kayser. 1863</text:span></text:p>
      <text:p text:style-name="P15"/>
      <text:p text:style-name="P25"><text:span text:style-name="T16">Nemesianus</text:span></text:p>
      <text:p text:style-name="P11"><text:span text:style-name="T14">Chr. Frid Schmid. 1719. Cynegeticon</text:span></text:p>
      <text:p text:style-name="P15"/>
      <text:p text:style-name="P25"><text:soft-page-break/><text:span text:style-name="T16">Nepos, Cornelius</text:span></text:p>
      <text:p text:style-name="P11"><text:span text:style-name="T12">Amstelodami. 1704.</text:span></text:p>
      <text:p text:style-name="P11"><text:span text:style-name="T12">I. A. Bosii...Ad. Rechenbergii. 1704 (Bernae)</text:span></text:p>
      <text:p text:style-name="P11"><text:span text:style-name="T12">Herm. Essenii. 1705.</text:span></text:p>
      <text:p text:style-name="P11"><text:span text:style-name="T12">Lugduni Batav. 1707.</text:span></text:p>
      <text:p text:style-name="P11"><text:span text:style-name="T12">Chr. Grunbergi. 1708.</text:span></text:p>
      <text:p text:style-name="P11"><text:span text:style-name="T12">Londini. 1710.</text:span></text:p>
      <text:p text:style-name="P11"><text:span text:style-name="T12">(Nic. Lallemant) 1718...ibid 1721.</text:span></text:p>
      <text:p text:style-name="P11"><text:span text:style-name="T12">Em. Sinceri. 1721.</text:span></text:p>
      <text:p text:style-name="P11"><text:span text:style-name="T12">Aug. Buchneri...A. Rechenberg &amp; Stubel. 1821.</text:span></text:p>
      <text:p text:style-name="P11"><text:span text:style-name="T12">J. C. Malsch. 1722</text:span></text:p>
      <text:p text:style-name="P11"><text:span text:style-name="T12">(par de Prefontaine). 1726.</text:span></text:p>
      <text:p text:style-name="P11"><text:span text:style-name="T12">Venetiis. 1742.</text:span></text:p>
      <text:p text:style-name="P11"><text:span text:style-name="T12">Eman. Sincerum. (1738) 1743.</text:span></text:p>
      <text:p text:style-name="P11"><text:span text:style-name="T12">Aug. Van Staveren...Ant. Bosio. 1744.</text:span></text:p>
      <text:p text:style-name="P11"><text:span text:style-name="T12">H. Westerhovio. 1746.</text:span></text:p>
      <text:p text:style-name="P11"><text:span text:style-name="T12">(M. Maittaire). 1748.</text:span></text:p>
      <text:p text:style-name="P11"><text:span text:style-name="T12">Ioa. Ioach. Ungnad. 1748.</text:span></text:p>
      <text:p text:style-name="P11"><text:span text:style-name="T12">Joh. Dav. Engellschmids. 1756.</text:span></text:p>
      <text:p text:style-name="P11"><text:span text:style-name="T12">Barbou. (1743) 1757. Lat/franc.</text:span></text:p>
      <text:p text:style-name="P11"><text:span text:style-name="T12">Londini 1763 &amp; 1764</text:span></text:p>
      <text:p text:style-name="P11"><text:span text:style-name="T12">Iust. Conr. Mensching. 1764.</text:span></text:p>
      <text:p text:style-name="P11"><text:span text:style-name="T12">Antverp. 1767.</text:span></text:p>
      <text:p text:style-name="P11"><text:span text:style-name="T12">Regiomontii. (1766) 1772.</text:span></text:p>
      <text:p text:style-name="P11"><text:span text:style-name="T12">(Barth. Christ. Sandwig). 1776.</text:span></text:p>
      <text:p text:style-name="P11"><text:span text:style-name="T12">Hauniae. 1782.</text:span></text:p>
      <text:p text:style-name="P11"><text:span text:style-name="T12">Venetiis. 1782.</text:span></text:p>
      <text:p text:style-name="P11"><text:span text:style-name="T12">Wurzburg. 1784. Stahel.</text:span></text:p>
      <text:p text:style-name="P11"><text:span text:style-name="T12">Eman. Sincer. Ingolstadt. 1784</text:span></text:p>
      <text:p text:style-name="P11"><text:span text:style-name="T12">P. L. Haus. 1785.</text:span></text:p>
      <text:p text:style-name="P11"><text:span text:style-name="T12">Coloniae. 1787.</text:span></text:p>
      <text:p text:style-name="P11"><text:span text:style-name="T12">Matth. Rathje. 1800.</text:span></text:p>
      <text:p text:style-name="P11"><text:span text:style-name="T12">Francofurti a M. 1801.</text:span></text:p>
      <text:p text:style-name="P11"><text:span text:style-name="T12">Car. Frid. Heinrich. 1801.</text:span></text:p>
      <text:p text:style-name="P11"><text:span text:style-name="T12">(G. H. I. Wolf). 1801.</text:span></text:p>
      <text:p text:style-name="P11"><text:span text:style-name="T12">Glasguae. 1804</text:span></text:p>
      <text:p text:style-name="P11"><text:span text:style-name="T12">Edinburgi. 1804.</text:span></text:p>
      <text:p text:style-name="P11"><text:span text:style-name="T12">Viennae. 1805. Pichler.</text:span></text:p>
      <text:p text:style-name="P11"><text:span text:style-name="T12">Cothen. (1796) 1808.</text:span></text:p>
      <text:p text:style-name="P11"><text:span text:style-name="T12">Hafniae. 1810</text:span></text:p>
      <text:p text:style-name="P11"><text:span text:style-name="T12">B. Thorlacius. 1811.</text:span></text:p>
      <text:p text:style-name="P11"><text:span text:style-name="T12">Frc. Nic. Titze. 1813</text:span></text:p>
      <text:p text:style-name="P11"><text:span text:style-name="T12">Chrph. Rommel. 1814.</text:span></text:p>
      <text:p text:style-name="P11"><text:span text:style-name="T12">Benj. F. Schmieder. (1801) 1815.</text:span></text:p>
      <text:p text:style-name="P11"><text:span text:style-name="T12">Wien. 1815.</text:span></text:p>
      <text:p text:style-name="P11"><text:span text:style-name="T12">Trevir. 1816. Linz</text:span></text:p>
      <text:p text:style-name="P11"><text:span text:style-name="T12">Coloniae. 1816</text:span></text:p>
      <text:p text:style-name="P11"><text:span text:style-name="T12">Ch. L. Luttmann. 1816.</text:span></text:p>
      <text:p text:style-name="P11"><text:span text:style-name="T12">J. C. Friedrich. (1813) 1817.</text:span></text:p>
      <text:p text:style-name="P11"><text:span text:style-name="T12">Londini, Valpy. 1817. Ed. XVII.</text:span></text:p>
      <text:p text:style-name="P11"><text:span text:style-name="T12">(ed. Crede). (1799, 1810) 1818. </text:span></text:p>
      <text:p text:style-name="P11"><text:soft-page-break/><text:span text:style-name="T12">C. G. Haenle. 1819.</text:span></text:p>
      <text:p text:style-name="P11"><text:span text:style-name="T12">Kempten, Kosel. 1819.</text:span></text:p>
      <text:p text:style-name="P11"><text:span text:style-name="T12">I. I. Bellermann. (1802) 1820.</text:span></text:p>
      <text:p text:style-name="P11"><text:span text:style-name="T12">G. Fr. Gunther. 1820.</text:span></text:p>
      <text:p text:style-name="P11"><text:span text:style-name="T12">F. X. Schonberger. (1815) 1820.</text:span></text:p>
      <text:p text:style-name="P11"><text:span text:style-name="T12">Wurzburg. (1791, 1815) 1821. Stahel</text:span></text:p>
      <text:p text:style-name="P11"><text:span text:style-name="T12">(ed. Hardwig). 1822.</text:span></text:p>
      <text:p text:style-name="P11"><text:span text:style-name="T12">J. Ch. F. Wetzel. (...1801) 1822.</text:span></text:p>
      <text:p text:style-name="P11"><text:span text:style-name="T12">Nic. Courtin. (1814) 1822.</text:span></text:p>
      <text:p text:style-name="P11"><text:span text:style-name="T12">Stuttgardiae. 1823. Metzler.</text:span></text:p>
      <text:p text:style-name="P11"><text:span text:style-name="T12">Heilbronnae. 1824.</text:span></text:p>
      <text:p text:style-name="P11"><text:span text:style-name="T12">Monasterii. 1824.</text:span></text:p>
      <text:p text:style-name="P11"><text:span text:style-name="T12">Manhemiae (Loffler). (1778, 1808) 1824.</text:span></text:p>
      <text:p text:style-name="P11"><text:span text:style-name="T12">Alex. Stewart. Edinburgh (1820) 1825.</text:span></text:p>
      <text:p text:style-name="P11"><text:span text:style-name="T12">Duplessis. Paris. 1826.</text:span></text:p>
      <text:p text:style-name="P11"><text:span text:style-name="T12">Norimbergae. Riegel &amp; Wiessner (1776 sq.) 1827.</text:span></text:p>
      <text:p text:style-name="P11"><text:span text:style-name="T12">J. D. W. Gloeckner. (1820) 1828.</text:span></text:p>
      <text:p text:style-name="P11"><text:span text:style-name="T12">Perpignan. 1828.</text:span></text:p>
      <text:p text:style-name="P11"><text:span text:style-name="T12">Franc. Ambrosoli. 1828.</text:span></text:p>
      <text:p text:style-name="P11"><text:span text:style-name="T12">L. Tence. 1829.</text:span></text:p>
      <text:p text:style-name="P11"><text:span text:style-name="T12">(I. I. Storck). Darmstadii. (1812) 1832.</text:span></text:p>
      <text:p text:style-name="P11"><text:span text:style-name="T12">Stuttgardiae. 1835.</text:span></text:p>
      <text:p text:style-name="P11"><text:span text:style-name="T12">Halae. Lib. Orph. (1775 sqq.) 1841.</text:span></text:p>
      <text:p text:style-name="P11"><text:span text:style-name="T12">Ed. Arnold. 1846. London</text:span></text:p>
      <text:p text:style-name="P11"><text:span text:style-name="T12">Brunae. Winiker. 1849.</text:span></text:p>
      <text:p text:style-name="P11"><text:span text:style-name="T12">Valpy. 1849.</text:span></text:p>
      <text:p text:style-name="P11"><text:span text:style-name="T12">Fr. Dubner. 1850 (1878).</text:span></text:p>
      <text:p text:style-name="P11"><text:span text:style-name="T12">Pourmarin. 1852.</text:span></text:p>
      <text:p text:style-name="P11"><text:span text:style-name="T12">Car. Guerner Reinhold. (1840) 1858.</text:span></text:p>
      <text:p text:style-name="P11"><text:span text:style-name="T12">Brixiae. 1858.</text:span></text:p>
      <text:p text:style-name="P11"><text:span text:style-name="T12">Ph. De Montenon. 1861.</text:span></text:p>
      <text:p text:style-name="P11"><text:span text:style-name="T12">Caroli Zucchini. 1862.</text:span></text:p>
      <text:p text:style-name="P11"><text:span text:style-name="T12">D. Turnebe. 1867 (1870, 73, 76)</text:span></text:p>
      <text:p text:style-name="P11"><text:span text:style-name="T12">Paris et Lyon. Pelagaud. 1868 (1872, 76)</text:span></text:p>
      <text:p text:style-name="P11"><text:span text:style-name="T12">A. Beaujean. 1868.</text:span></text:p>
      <text:p text:style-name="P11"><text:span text:style-name="T12">C. Fumagalli. 1869.</text:span></text:p>
      <text:p text:style-name="P11"><text:span text:style-name="T12">Carl Gustaf Berling, 6 aufl. Chr. Cavallin. 1869.</text:span></text:p>
      <text:p text:style-name="P11"><text:span text:style-name="T12">F. de Lansac. (1860) 1870.</text:span></text:p>
      <text:p text:style-name="P11"><text:span text:style-name="T12">J. Griez. 1874.</text:span></text:p>
      <text:p text:style-name="P11"><text:span text:style-name="T8">Ν. Ζενευράχη. 1875.</text:span></text:p>
      <text:p text:style-name="P11"><text:span text:style-name="T8">C. Kerrn og C. P. J. Krebs. 1875.</text:span></text:p>
      <text:p text:style-name="P11"><text:span text:style-name="T8">Napoli. Morano. 1876.</text:span></text:p>
      <text:p text:style-name="P11"><text:span text:style-name="T8">Carolus Synnerberg. 1877.</text:span></text:p>
      <text:p text:style-name="P11"><text:span text:style-name="T8">A. Lace. (1870) 1878.</text:span></text:p>
      <text:p text:style-name="P44"><text:span text:style-name="T8">94</text:span></text:p>
      <text:p text:style-name="P25"><text:span text:style-name="T16">Ovidius Naso</text:span></text:p>
      <text:p text:style-name="P11"><text:span text:style-name="T16">MISC. - </text:span></text:p>
      <text:p text:style-name="P11"><text:span text:style-name="T17">Amstelodami. 1731.</text:span></text:p>
      <text:p text:style-name="P11"><text:span text:style-name="T17">Mediolani 1745 – 1754. Vol. 8</text:span></text:p>
      <text:p text:style-name="P11"><text:span text:style-name="T17">Amstelodami. 1746. Vol. 2</text:span></text:p>
      <text:p text:style-name="P11"><text:soft-page-break/><text:span text:style-name="T17">Herbipoli. 1780. Stahel.</text:span></text:p>
      <text:p text:style-name="P11"><text:span text:style-name="T17">Manhemii. 1792. Schwan et Gotz.</text:span></text:p>
      <text:p text:style-name="P11"><text:span text:style-name="T17">Viennae. 1804. Degen. Vol. 1-2 of 3.</text:span></text:p>
      <text:p text:style-name="P11"><text:span text:style-name="T17">Paris. 1823. Malepeyre.</text:span></text:p>
      <text:p text:style-name="P11"><text:span text:style-name="T17">Paris. 1822-1825. Michaud.</text:span></text:p>
      <text:p text:style-name="P11"><text:span text:style-name="T17">August. Taurinor. 1822-1826.</text:span></text:p>
      <text:p text:style-name="P11"><text:span text:style-name="T17">Paris. Gosselin. 1825. 5 Vol.</text:span></text:p>
      <text:p text:style-name="P11"><text:span text:style-name="T17">Bruxellis. 1830.</text:span></text:p>
      <text:p text:style-name="P11"><text:span text:style-name="T17">Tubingae. 1820. Osiander. Carmina Amatoria.</text:span></text:p>
      <text:p text:style-name="P11"><text:span text:style-name="T17">Fuldae, Herbipoli. 1780. Stahel. Epistolarum ex Ponto.</text:span></text:p>
      <text:p text:style-name="P11"><text:span text:style-name="T17">Hafniae. 1799.</text:span></text:p>
      <text:p text:style-name="P11"><text:span text:style-name="T17">Confluentiae, 1778. Huber. </text:span></text:p>
      <text:p text:style-name="P11"><text:span text:style-name="T17">Paris. Levrault. 1804.</text:span></text:p>
      <text:p text:style-name="P11"><text:span text:style-name="T17">Clarendon. Oxonii. 1820. Ad usum scholae Westmonasteriensis. </text:span></text:p>
      <text:p text:style-name="P11"><text:span text:style-name="T17">Bassano. Napoli. 1851. Tristium libri VI de Ponto.</text:span></text:p>
      <text:p text:style-name="P11"><text:span text:style-name="T17">Valentiner et Mues. Milano. 1869.</text:span></text:p>
      <text:p text:style-name="P11"><text:span text:style-name="T17">Torino. Paravia. 1878.</text:span></text:p>
      <text:p text:style-name="P11"><text:span text:style-name="T17">Lausannae. 1739.</text:span></text:p>
      <text:p text:style-name="P11"><text:span text:style-name="T16">HEROIDES -</text:span></text:p>
      <text:p text:style-name="P11"><text:span text:style-name="T17">Ios. Minellii. 1727. Amstelodami</text:span></text:p>
      <text:p text:style-name="P11"><text:span text:style-name="T17">Inglostad. 1729.</text:span></text:p>
      <text:p text:style-name="P11"><text:span text:style-name="T17">Lausanne. 1739. Pott.</text:span></text:p>
      <text:p text:style-name="P11"><text:span text:style-name="T17">Herbipoli. 1779. Stahel.</text:span></text:p>
      <text:p text:style-name="P11"><text:span text:style-name="T17">Philidelphia. 1786. Vers Franc.</text:span></text:p>
      <text:p text:style-name="P11"><text:span text:style-name="T17">Norimbergae. 1791. Riegel and Wiessner.</text:span></text:p>
      <text:p text:style-name="P11"><text:span text:style-name="T16">METAMORPHOSES</text:span></text:p>
      <text:p text:style-name="P11"><text:span text:style-name="T17">Cantabrigae, 1704. Hayes. </text:span></text:p>
      <text:p text:style-name="P11"><text:span text:style-name="T17">Coloniae Agrippinae. 1706.</text:span></text:p>
      <text:p text:style-name="P11"><text:span text:style-name="T17">Ant. Perisse. 1710. Lugd. Batavorum. Metamorphoses.</text:span></text:p>
      <text:p text:style-name="P11"><text:span text:style-name="T17">Londini. 1711.</text:span></text:p>
      <text:p text:style-name="P11"><text:span text:style-name="T17">Dublinii. Grierson. 1729.</text:span></text:p>
      <text:p text:style-name="P11"><text:span text:style-name="T17">Edinburgi. Freeborn. 1731.</text:span></text:p>
      <text:p text:style-name="P11"><text:span text:style-name="T17">Hafniae. 1736.</text:span></text:p>
      <text:p text:style-name="P11"><text:span text:style-name="T17">Nurnberg. Krauss. 1739.</text:span></text:p>
      <text:p text:style-name="P11"><text:span text:style-name="T17">London. 1747.</text:span></text:p>
      <text:p text:style-name="P11"><text:span text:style-name="T17">Groningae. Boekeren. 1748.</text:span></text:p>
      <text:p text:style-name="P11"><text:span text:style-name="T17">Catalauni. Bouchard. 1750.</text:span></text:p>
      <text:p text:style-name="P11"><text:span text:style-name="T17">Augsburg. 1757.</text:span></text:p>
      <text:p text:style-name="P11"><text:span text:style-name="T17">Hafniae. Schubothe. 1766.</text:span></text:p>
      <text:p text:style-name="P11"><text:span text:style-name="T17">Viennae. 1805. Mit deutsch. Ubersetz.</text:span></text:p>
      <text:p text:style-name="P11"><text:span text:style-name="T17">Erford. 1820. Winckler.</text:span></text:p>
      <text:p text:style-name="P11"><text:span text:style-name="T17">Paris. 1825. (sans figures)</text:span></text:p>
      <text:p text:style-name="P11"><text:span text:style-name="T17">Berolini et Lipsiae. 1824. Nauck.</text:span></text:p>
      <text:p text:style-name="P11"><text:span text:style-name="T17">Lemgo. 1825. Meyer.</text:span></text:p>
      <text:p text:style-name="P45"><text:span text:style-name="T17">Lipsiae. Teubner. 1835. </text:span></text:p>
      <text:p text:style-name="P11"><text:span text:style-name="T17">Trier. 1837. Lintz.</text:span></text:p>
      <text:p text:style-name="P11"><text:soft-page-break/><text:span text:style-name="T17">Brunae 1849. Winiker.</text:span></text:p>
      <text:p text:style-name="P11"><text:span text:style-name="T17">Vannucci. 1863. Prato.</text:span></text:p>
      <text:p text:style-name="P11"><text:span text:style-name="T17">Longmans. 1867. London.</text:span></text:p>
      <text:p text:style-name="P11"><text:span text:style-name="T17">Longmans. 1872. London.</text:span></text:p>
      <text:p text:style-name="P11"><text:span text:style-name="T17">Londini. 1714. Excerpta ex Metamorphosibus Fastisque.</text:span></text:p>
      <text:p text:style-name="P11"><text:span text:style-name="T17">Edinburgi. 1723. <text:s/>Wyllimotti et Ruddimanni.</text:span></text:p>
      <text:p text:style-name="P11"><text:span text:style-name="T17">Gierig. 1806. Leipzig.</text:span></text:p>
      <text:p text:style-name="P11"><text:span text:style-name="T17">Varrentrapp et Wenner. 1807. Hafniae.</text:span></text:p>
      <text:p text:style-name="P11"><text:span text:style-name="T17">Curiae 1808. Grau.</text:span></text:p>
      <text:p text:style-name="P11"><text:span text:style-name="T17">Braunschweig. 1817. Vieweg und Sohn.</text:span></text:p>
      <text:p text:style-name="P11"><text:span text:style-name="T17">Oxonii. 1820. Clarendon. Metamorphoses in usum scholae.</text:span></text:p>
      <text:p text:style-name="P11"><text:span text:style-name="T17">Berlin. 1837. Nauck.</text:span></text:p>
      <text:p text:style-name="P11"><text:span text:style-name="T17">Paris. 1841. Hachette. </text:span></text:p>
      <text:p text:style-name="P11"><text:span text:style-name="T17">Paris. 1852. Hachette.</text:span></text:p>
      <text:p text:style-name="P11"><text:span text:style-name="T17">Freemont. 1853. Delalain.</text:span></text:p>
      <text:p text:style-name="P11"><text:span text:style-name="T17">Paris. 1855. Hachette.</text:span></text:p>
      <text:p text:style-name="P11"><text:span text:style-name="T17">Monasterii. 1855. Coppenrath.</text:span></text:p>
      <text:p text:style-name="P11"><text:span text:style-name="T17">Paris. 1856. Delalain. (par C. Cuvillier)</text:span></text:p>
      <text:p text:style-name="P11"><text:span text:style-name="T17">Paris. 1856. Delalain. (par D. Turnebe)</text:span></text:p>
      <text:p text:style-name="P11"><text:span text:style-name="T17">Paris et Lyon. 1857. Lecoffre.</text:span></text:p>
      <text:p text:style-name="P11"><text:span text:style-name="T17">Paris. 1859. Veuve Maire-Nyon.</text:span></text:p>
      <text:p text:style-name="P11"><text:span text:style-name="T17">Paris. 1864. Delalain. Avec traduction francais par J. Amar.</text:span></text:p>
      <text:p text:style-name="P11"><text:span text:style-name="T17">Paris. 1866. Delalain et fils. </text:span></text:p>
      <text:p text:style-name="P11"><text:span text:style-name="T17">Paris et Lyon. 1866. Pelagaud fils et Roblot.</text:span></text:p>
      <text:p text:style-name="P11"><text:span text:style-name="T17">Paris. 1867. Delegrave et Cie. Notes en francais par Lemaire.</text:span></text:p>
      <text:p text:style-name="P11"><text:span text:style-name="T17">London. 1868. Murby. Notes from Charles Bilton</text:span></text:p>
      <text:p text:style-name="P11"><text:span text:style-name="T17">Eton. 1870. (London, Simpkin)</text:span></text:p>
      <text:p text:style-name="P11"><text:span text:style-name="T17">Paris. 1870. Hachette.</text:span></text:p>
      <text:p text:style-name="P11"><text:span text:style-name="T17">Paris. 1871. Hachette.</text:span></text:p>
      <text:p text:style-name="P11"><text:span text:style-name="T17">Paris. 1875. Belin. Par Aubertin.</text:span></text:p>
      <text:p text:style-name="P11"><text:span text:style-name="T17">Paris. 1876. Belin. Par Legouez. </text:span></text:p>
      <text:p text:style-name="P11"><text:span text:style-name="T17">Lund. 1876. Gleerup.</text:span></text:p>
      <text:p text:style-name="P11"><text:span text:style-name="T17">Paris. 1877. Garnier.</text:span></text:p>
      <text:p text:style-name="P11"><text:span text:style-name="T16">TRISTIA</text:span></text:p>
      <text:p text:style-name="P11"><text:span text:style-name="T17">J. Pontani. 1706.</text:span></text:p>
      <text:p text:style-name="P11"><text:span text:style-name="T17">Hildesiae. 1710. Sclegelii.</text:span></text:p>
      <text:p text:style-name="P11"><text:span text:style-name="T17">Colon. 1713. Soc. Fraternae.</text:span></text:p>
      <text:p text:style-name="P11"><text:span text:style-name="T17">Is. Verbergius. 1713. Amstelodami.</text:span></text:p>
      <text:p text:style-name="P11"><text:span text:style-name="T17">Augsburg. 1725.</text:span></text:p>
      <text:p text:style-name="P11"><text:span text:style-name="T17">Io. Minellii. 1727.</text:span></text:p>
      <text:p text:style-name="P11"><text:span text:style-name="T17">Coloniae Agripp. 1730.</text:span></text:p>
      <text:p text:style-name="P11"><text:span text:style-name="T17">Is. Verburgi. 1734.</text:span></text:p>
      <text:p text:style-name="P11"><text:span text:style-name="T17">Catalauni. 1744. Cl. Bouchard.</text:span></text:p>
      <text:p text:style-name="P11"><text:span text:style-name="T17">Verburgii. 1746. Groningae.</text:span></text:p>
      <text:p text:style-name="P11"><text:span text:style-name="T17">Halae. (1718) 1752. Renger.</text:span></text:p>
      <text:p text:style-name="P11"><text:span text:style-name="T17">Hafniae. (1740) 1765. Pelt.</text:span></text:p>
      <text:p text:style-name="P11"><text:soft-page-break/><text:span text:style-name="T17">Metis. 1767. Collignon.</text:span></text:p>
      <text:p text:style-name="P11"><text:span text:style-name="T17">Valentiae. 1769.</text:span></text:p>
      <text:p text:style-name="P11"><text:span text:style-name="T17">Herbipoli. 1779. Stahel.</text:span></text:p>
      <text:p text:style-name="P11"><text:span text:style-name="T17">Manhemii. 1791. Loffler.</text:span></text:p>
      <text:p text:style-name="P11"><text:span text:style-name="T17">Amstelodami. 1809. P. den Hengst.</text:span></text:p>
      <text:p text:style-name="P11"><text:span text:style-name="T17">Eman. Sinceri. 1811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8"/>
      <text:p text:style-name="P28"/>
      <text:p text:style-name="P28"/>
      <text:p text:style-name="P25"><text:span text:style-name="T16">Paulinus Petrocorius</text:span></text:p>
      <text:p text:style-name="P11"><text:span text:style-name="T14">Par E. F. Corpet. 1852. Opera</text:span></text:p>
      <text:p text:style-name="P17"/>
      <text:p text:style-name="P25"><text:span text:style-name="T16">Pelagius</text:span></text:p>
      <text:p text:style-name="P11"><text:span text:style-name="T14">Io. Sal. Semler. 1735.Epistola ad Demitriadem</text:span></text:p>
      <text:p text:style-name="P15"/>
      <text:p text:style-name="P25"><text:span text:style-name="T16">Persius Flaccus, A.</text:span></text:p>
      <text:p text:style-name="P11"><text:span text:style-name="T14">With Brewster's Translation. 1790. Satirae</text:span></text:p>
      <text:p text:style-name="P11"><text:span text:style-name="T14">e. rec. Casauboni. 1800</text:span></text:p>
      <text:p text:style-name="P11"><text:span text:style-name="T14">Trad. Par P. P. 1800</text:span></text:p>
      <text:p text:style-name="P11"><text:span text:style-name="T14">Paris. 1801. Acced. Iuvenalis et Sulpiciae sat.</text:span></text:p>
      <text:p text:style-name="P11"><text:span text:style-name="T14">Ed. Io. Siegm. Gruber. 1803. Una libro comprehensae</text:span></text:p>
      <text:p text:style-name="P11"><text:span text:style-name="T14">B. Thorlacius. 1804</text:span></text:p>
      <text:p text:style-name="P11"><text:span text:style-name="T14">Viennae. 1804. Et Iuvenalis satirae cum Lucilii fragm.</text:span></text:p>
      <text:p text:style-name="P11"><text:span text:style-name="T14">I. I. Courtaud-Diverneresse. 1821</text:span></text:p>
      <text:p text:style-name="P11"><text:span text:style-name="T14">T. G. Fibiger. 1826</text:span></text:p>
      <text:p text:style-name="P11"><text:span text:style-name="T14">Trad. en vers par N. L. Hachette. 1845</text:span></text:p>
      <text:p text:style-name="P11"><text:span text:style-name="T14">Giles. 1867</text:span></text:p>
      <text:p text:style-name="P11"><text:span text:style-name="T14">Trad. par Stephen Moulin. 1869. Et sulpitia</text:span></text:p>
      <text:p text:style-name="P15"/>
      <text:p text:style-name="P25"><text:span text:style-name="T16">Petronius Arbiter</text:span></text:p>
      <text:p text:style-name="P11"><text:span text:style-name="T14">Trad...da Vincenzo Lanzetti. 1826. Satyricon</text:span></text:p>
      <text:p text:style-name="P15"/>
      <text:p text:style-name="P25"><text:span text:style-name="T16">Phaedrus</text:span></text:p>
      <text:p text:style-name="P11"><text:span text:style-name="T14">Io. Schefferi et Frc. Guyeti. 1706. Fabulae</text:span></text:p>
      <text:p text:style-name="P11"><text:span text:style-name="T14">Guil. Willymot. 1706</text:span></text:p>
      <text:p text:style-name="P11"><text:span text:style-name="T14">En vers Franc....par Denise. 1708</text:span></text:p>
      <text:p text:style-name="P11"><text:span text:style-name="T14">Io. Chr. Wolfio. 1809</text:span></text:p>
      <text:p text:style-name="P11"><text:span text:style-name="T14">Tiguri. 1713. Cum notis select.</text:span></text:p>
      <text:p text:style-name="P11"><text:span text:style-name="T14">G. Richteri. 1718</text:span></text:p>
      <text:p text:style-name="P11"><text:span text:style-name="T14">Th. Johnson. 1722</text:span></text:p>
      <text:p text:style-name="P34"><text:soft-page-break/><text:span text:style-name="T14">...notis gallicis...(a I. Cl. Fabro). 1731. </text:span></text:p>
      <text:p text:style-name="P11"><text:span text:style-name="T14">(cur. Arn. Henr. Westerhovio). 1732</text:span></text:p>
      <text:p text:style-name="P11"><text:span text:style-name="T14">Trans. James Gibb. 1734</text:span></text:p>
      <text:p text:style-name="P11"><text:span text:style-name="T14">Florentiae. 1739</text:span></text:p>
      <text:p text:style-name="P11"><text:span text:style-name="T14">Etonae. 1741. Acc. Avienus...</text:span></text:p>
      <text:p text:style-name="P11"><text:span text:style-name="T14">Paris. 1743. </text:span></text:p>
      <text:p text:style-name="P11"><text:span text:style-name="T14">rec Gdfr. Buchner. 1743. I. D. Leonhardus commentariis</text:span></text:p>
      <text:p text:style-name="P11"><text:span text:style-name="T14">Dav. Hoogstratani. 1749</text:span></text:p>
      <text:p text:style-name="P11"><text:span text:style-name="T14">Fr. Chr. Schoenau. 1750</text:span></text:p>
      <text:p text:style-name="P11"><text:span text:style-name="T14">Pet. Burmanni. 1752</text:span></text:p>
      <text:p text:style-name="P11"><text:span text:style-name="T14">Paris. 1753. Appendice triplici suffultus</text:span></text:p>
      <text:p text:style-name="P11"><text:span text:style-name="T14">N. Bailey. 1754</text:span></text:p>
      <text:p text:style-name="P11"><text:span text:style-name="T14">John Entick. 1754. The fables of Phaedrus</text:span></text:p>
      <text:p text:style-name="P11"><text:span text:style-name="T14">Genevae. 1759</text:span></text:p>
      <text:p text:style-name="P11"><text:span text:style-name="T14">Petr. Burmanni. 1766</text:span></text:p>
      <text:p text:style-name="P11"><text:span text:style-name="T14">Io. Nic. Funccius. 1769</text:span></text:p>
      <text:p text:style-name="P11"><text:span text:style-name="T14">Joh. Jac. Schatz. 1771</text:span></text:p>
      <text:p text:style-name="P11"><text:span text:style-name="T14">(par L. P. Couret de Villeneuve). 1775. Les fables de Phedre</text:span></text:p>
      <text:p text:style-name="P11"><text:span text:style-name="T14">Francis Fowke. 1776</text:span></text:p>
      <text:p text:style-name="P34"><text:span text:style-name="T14">I. C. Muller. 1781</text:span></text:p>
      <text:p text:style-name="P11"><text:span text:style-name="T14">Ex rec P. Burmanni. 1783</text:span></text:p>
      <text:p text:style-name="P11"><text:span text:style-name="T14">Iac. Baden. 1784</text:span></text:p>
      <text:p text:style-name="P11"><text:span text:style-name="T14">J. G. Muchler. 1786</text:span></text:p>
      <text:p text:style-name="P11"><text:span text:style-name="T14">(ed. C. H. Tzschukke) 1790</text:span></text:p>
      <text:p text:style-name="P11"><text:span text:style-name="T14">Mart. Sorgel. 1795</text:span></text:p>
      <text:p text:style-name="P11"><text:span text:style-name="T14">Bernae. 1797. Lat. et Gall.</text:span></text:p>
      <text:p text:style-name="P11"><text:span text:style-name="T14">Io. Mich. Heusinger. 1800. Ad exempl. Burmannianum</text:span></text:p>
      <text:p text:style-name="P11"><text:span text:style-name="T14">Alb. Chr. Meinecke. 1801</text:span></text:p>
      <text:p text:style-name="P11"><text:span text:style-name="T14">(par Wandelaincourt). 1804. Les fables de Phedre</text:span></text:p>
      <text:p text:style-name="P11"><text:span text:style-name="T14">Io. Ioach. Bellermanni. 1806</text:span></text:p>
      <text:p text:style-name="P11"><text:span text:style-name="T14">Guil. Leps. 1806</text:span></text:p>
      <text:p text:style-name="P11"><text:span text:style-name="T14">Darmst. 1807. Acc. appendix fabularum</text:span></text:p>
      <text:p text:style-name="P11"><text:span text:style-name="T14">Euchar. Frd. Chr. Oertel. 1807</text:span></text:p>
      <text:p text:style-name="P11"><text:span text:style-name="T14">access. adnot. Gallicae I. Felicissimi Adry. 1807</text:span></text:p>
      <text:p text:style-name="P11"><text:span text:style-name="T14">Hannov. 1809</text:span></text:p>
      <text:p text:style-name="P11"><text:span text:style-name="T14">Neapoli. 1812. Acc. Fabulae a gudio editae</text:span></text:p>
      <text:p text:style-name="P11"><text:span text:style-name="T14">edid. Achaintre. 1813</text:span></text:p>
      <text:p text:style-name="P11"><text:span text:style-name="T14">A. Thiel. 1817</text:span></text:p>
      <text:p text:style-name="P11"><text:span text:style-name="T14">ex rec. R. Bentleii. 1817. Ictus per accentus expressi sunt</text:span></text:p>
      <text:p text:style-name="P11"><text:span text:style-name="T14">Gouriet. 1819</text:span></text:p>
      <text:p text:style-name="P11"><text:span text:style-name="T14">P. Burmanni. 1820</text:span></text:p>
      <text:p text:style-name="P11"><text:span text:style-name="T14">(cur. Hartwig). 1820</text:span></text:p>
      <text:p text:style-name="P11"><text:span text:style-name="T14">Coloniae. 1822. Acced. 1) vocabularium...2) Index personarum</text:span></text:p>
      <text:p text:style-name="P11"><text:span text:style-name="T14">Trad. Par Aug. De Saint-Cricq. 1822.</text:span></text:p>
      <text:p text:style-name="P11"><text:span text:style-name="T14">(cur G. H. Lunemann) 1822</text:span></text:p>
      <text:p text:style-name="P11"><text:span text:style-name="T14">Paris. 1823</text:span></text:p>
      <text:p text:style-name="P11"><text:soft-page-break/><text:span text:style-name="T14">Heilbronnae. 1824</text:span></text:p>
      <text:p text:style-name="P11"><text:span text:style-name="T14">Arnstad. 1827</text:span></text:p>
      <text:p text:style-name="P11"><text:span text:style-name="T14">Fr. Adf. Beck. 1828</text:span></text:p>
      <text:p text:style-name="P11"><text:span text:style-name="T14">L. Tence. 1829. Flavii Aviani...acced.</text:span></text:p>
      <text:p text:style-name="P11"><text:span text:style-name="T14">Paris. 1829. Cum Faerni fabulis, etc.</text:span></text:p>
      <text:p text:style-name="P11"><text:span text:style-name="T14">Ios. Hamilton. 1830</text:span></text:p>
      <text:p text:style-name="P11"><text:span text:style-name="T14">(von Jordan) 1833. Nach Orellis Texterecension...</text:span></text:p>
      <text:p text:style-name="P11"><text:span text:style-name="T14">Car. Ioa. Hoffmann. 1836</text:span></text:p>
      <text:p text:style-name="P11"><text:span text:style-name="T14">H. L. Billerbeck. 1843</text:span></text:p>
      <text:p text:style-name="P11"><text:span text:style-name="T14">texte en regard par Amedee Scribe. 1846</text:span></text:p>
      <text:p text:style-name="P11"><text:span text:style-name="T14">Ferrara. 1849</text:span></text:p>
      <text:p text:style-name="P11"><text:span text:style-name="T14">trad en vers Franc. par Benj. Kein. 1853</text:span></text:p>
      <text:p text:style-name="P11"><text:span text:style-name="T14">N. A. Dubois. 1856</text:span></text:p>
      <text:p text:style-name="P11"><text:span text:style-name="T14">Brixiae. 1857</text:span></text:p>
      <text:p text:style-name="P11"><text:span text:style-name="T14">Par C. H. Aubertin. 1857</text:span></text:p>
      <text:p text:style-name="P11"><text:span text:style-name="T14">Pest. 1862</text:span></text:p>
      <text:p text:style-name="P11"><text:span text:style-name="T14">London. 1863. Ad edit. Schwabii</text:span></text:p>
      <text:p text:style-name="P11"><text:span text:style-name="T14">par D. Marie. 1865. Expliquees litteral</text:span></text:p>
      <text:p text:style-name="P11"><text:span text:style-name="T14">Ferdinando Kovacs. 1865</text:span></text:p>
      <text:p text:style-name="P11"><text:span text:style-name="T14">C. Bradley. 1866. Adapted to the public school latin primer</text:span></text:p>
      <text:p text:style-name="P11"><text:span text:style-name="T14">Lyon et Paris. 1867. Selectis P. Desbillons fabellis</text:span></text:p>
      <text:p text:style-name="P11"><text:span text:style-name="T14">D. Turnebe. 1867</text:span></text:p>
      <text:p text:style-name="P11"><text:span text:style-name="T14">Carolus Fumagalli. 1869</text:span></text:p>
      <text:p text:style-name="P11"><text:span text:style-name="T14">Paris et Lyon. 1873. Nouvelle edition</text:span></text:p>
      <text:p text:style-name="P11"><text:span text:style-name="T14">Torino. 1874</text:span></text:p>
      <text:p text:style-name="P11"><text:span text:style-name="T14">S. Kunkel. 1874</text:span></text:p>
      <text:p text:style-name="P11"><text:span text:style-name="T14">Traduction nouvelle par A. Lebobe. 1875</text:span></text:p>
      <text:p text:style-name="P11"><text:span text:style-name="T14">Andrea Tincani. 1877. Le Favole</text:span></text:p>
      <text:p text:style-name="P11"><text:span text:style-name="T14">H. Delavenne. 1877. Avec des notes en Francaise</text:span></text:p>
      <text:p text:style-name="P11"><text:span text:style-name="T14">I. Lejard. 1878</text:span></text:p>
      <text:p text:style-name="P11"><text:span text:style-name="T14">Tours. 1878. Iuxta editiones Brotier, etc.</text:span></text:p>
      <text:p text:style-name="P15"/>
      <text:p text:style-name="P25"><text:span text:style-name="T16">Plautus</text:span></text:p>
      <text:p text:style-name="P11"><text:span text:style-name="T14">(ed. M. Maittaire). 1711. Comoediae in duobus voluminis</text:span></text:p>
      <text:p text:style-name="P11"><text:span text:style-name="T14">(cura Mart. Span). Vienna. 1792-1802. 7 voll. (missin vols. 5-7)</text:span></text:p>
      <text:p text:style-name="P11"><text:span text:style-name="T14">F. H. Bothe. 1722. 5 voll.</text:span></text:p>
      <text:p text:style-name="P11"><text:span text:style-name="T14">Fr. Henr. Bothe. 1830, 1831, 1839. 5 voll.</text:span></text:p>
      <text:p text:style-name="P11"><text:span text:style-name="T14">Construed...by Giles. 1865. Comedies</text:span></text:p>
      <text:p text:style-name="P11"><text:span text:style-name="T14">Sam. Patrick. 1724. Comoediae quattuor selectae</text:span></text:p>
      <text:p text:style-name="P11"><text:span text:style-name="T14">F. Ast. 1818. Amphitruo</text:span></text:p>
      <text:p text:style-name="P11"><text:span text:style-name="T14">Theod. Verwayen. 1827. Amphitruo</text:span></text:p>
      <text:p text:style-name="P11"><text:span text:style-name="T14">par Gaucher. 1874. (Aulularia) edition classique</text:span></text:p>
      <text:p text:style-name="P11"><text:span text:style-name="T14">Trad...par E. Sommer...revu...par E. Benoist. 1874. (aulularia) la Marmite</text:span></text:p>
      <text:p text:style-name="P11"><text:span text:style-name="T14">L. Crousle. 1875. (aulularia) edition Classique</text:span></text:p>
      <text:p text:style-name="P11"><text:span text:style-name="T14">(ed. Ber. Kordes). 1788. (Captivi) Comoediae II</text:span></text:p>
      <text:p text:style-name="P11"><text:span text:style-name="T14">A. C. Borheck. 1804. (Captivi) Die Gefangenen</text:span></text:p>
      <text:p text:style-name="P11"><text:soft-page-break/><text:span text:style-name="T14">Car. Adf. Manzel. 1811. Captivi et Menaechmi</text:span></text:p>
      <text:p text:style-name="P11"><text:span text:style-name="T14">I. G. Ek. 1853. (Capt.)</text:span></text:p>
      <text:p text:style-name="P11"><text:span text:style-name="T14">I. L. Ussing. 1869. (Capt.) </text:span></text:p>
      <text:p text:style-name="P11"><text:span text:style-name="T14">Torino. 1874. (Capt.) ex rec. Bothe</text:span></text:p>
      <text:p text:style-name="P11"><text:span text:style-name="T14">Italiana di Niccolo Eugenio Angelio. 1875. (Captivi) ossia i prigoni</text:span></text:p>
      <text:p text:style-name="P11"><text:span text:style-name="T14"><text:s/>Ioannes Baccius. 1869. (Menaechmi)</text:span></text:p>
      <text:p text:style-name="P11"><text:span text:style-name="T14">Thom Vallaurius. 1855. (Miles Gloriosus)</text:span></text:p>
      <text:p text:style-name="P11"><text:span text:style-name="T14">a Petro Romejin. 1836. Pseudulus</text:span></text:p>
      <text:p text:style-name="P11"><text:span text:style-name="T14">Rene Pugin. 1829. (Trinummus)</text:span></text:p>
      <text:p text:style-name="P11"><text:span text:style-name="T14">I. Naudet. 1829. (Trinummus)</text:span></text:p>
      <text:p text:style-name="P11"><text:span text:style-name="T14">Fr. Lindemann. 1830. (trinummus)</text:span></text:p>
      <text:p text:style-name="P11"><text:span text:style-name="T14">Thom. Vallaurius. 1872. (trinummus)</text:span></text:p>
      <text:p text:style-name="P11"><text:span text:style-name="T14">(ed. C. E. Ch. Schneider) 1834. (Truculentus)</text:span></text:p>
      <text:p text:style-name="P15"/>
      <text:p text:style-name="P25"><text:span text:style-name="T16">Plinius Secundus (elder)</text:span></text:p>
      <text:p text:style-name="P11"><text:span text:style-name="T14">Trad. en Franc. (par L. Poinsinet de Sivry. 1771-1782. 12 tom. Historiae Naturalis</text:span></text:p>
      <text:p text:style-name="P11"><text:span text:style-name="T14">London. 1845-1848. 7 voll.</text:span></text:p>
      <text:p text:style-name="P11"><text:span text:style-name="T14">I. Chr. Elster. 1851, 1852, 1853. Excerptorum ex...Libro XXXV. 3 part.</text:span></text:p>
      <text:p text:style-name="P15"/>
      <text:p text:style-name="P25"><text:span text:style-name="T16">Plinius Secundus (younger)</text:span></text:p>
      <text:p text:style-name="P11"><text:span text:style-name="T14">Thomas Hearne. 1703. Epistolae et panegyricus</text:span></text:p>
      <text:p text:style-name="P34"><text:span text:style-name="T14">I. G. Walchii. 1712</text:span></text:p>
      <text:p text:style-name="P34"><text:span text:style-name="T14">Lipsiae. 1744. Ad exemplar Gesnerianum</text:span></text:p>
      <text:p text:style-name="P34"><text:span text:style-name="T14"><text:s/>Basileae. 1782</text:span></text:p>
      <text:p text:style-name="P34"><text:span text:style-name="T14">Herbipoli. 1785</text:span></text:p>
      <text:p text:style-name="P34"><text:span text:style-name="T14">F. X. Schoenberger. 1814</text:span></text:p>
      <text:p text:style-name="P34"><text:span text:style-name="T14">Upsaliae. 1789. (epistolae)</text:span></text:p>
      <text:p text:style-name="P34"><text:span text:style-name="T14">Norimbergae. 1802. Epistolae</text:span></text:p>
      <text:p text:style-name="P34"><text:span text:style-name="T14">Romana Zioleekiego. 1837. 3 voll.</text:span></text:p>
      <text:p text:style-name="P34"><text:span text:style-name="T14">Halae. 1736. Epistolae selectae, etc.</text:span></text:p>
      <text:p text:style-name="P34"><text:span text:style-name="T14">E. Gros.1838. 2 voll.</text:span></text:p>
      <text:p text:style-name="P34"><text:span text:style-name="T14">Monachii. 1844. Selectae acc. L. Annaei Senecae...</text:span></text:p>
      <text:p text:style-name="P34"><text:span text:style-name="T14">J. T. R. Cabaret-Dupaty. 1847. Nouveau choix des lettres</text:span></text:p>
      <text:p text:style-name="P34"><text:span text:style-name="T14">Engl. notes by Edwards. 1853</text:span></text:p>
      <text:p text:style-name="P34"><text:span text:style-name="T14">P. Th. Cevae. 1727. Panegyricus</text:span></text:p>
      <text:p text:style-name="P34"><text:span text:style-name="T14">G. Gottschling. 1739</text:span></text:p>
      <text:p text:style-name="P34"><text:span text:style-name="T14">C. G. Schwarzii. 1787</text:span></text:p>
      <text:p text:style-name="P34"><text:span text:style-name="T14">Upsaliae. 1789</text:span></text:p>
      <text:p text:style-name="P34"><text:span text:style-name="T14">Trajecti ad R. 1793. Cum notis...Arntzenii</text:span></text:p>
      <text:p text:style-name="P34"><text:span text:style-name="T14">Brescia. 1805</text:span></text:p>
      <text:p text:style-name="P34"><text:span text:style-name="T14">Ant. Winding-Prorson. 1807</text:span></text:p>
      <text:p text:style-name="P34"><text:span text:style-name="T14">Norimbergae. 1808</text:span></text:p>
      <text:p text:style-name="P36"/>
      <text:p text:style-name="P25"><text:span text:style-name="T16">Quintilianus</text:span></text:p>
      <text:p text:style-name="P34"><text:span text:style-name="T14">(ed. Edm. Gibson). 1714. De institutione oratoria</text:span></text:p>
      <text:p text:style-name="P34"><text:span text:style-name="T14">Ex ed. I. M. Gesneri. 1810. 2 vol.</text:span></text:p>
      <text:p text:style-name="P34"><text:soft-page-break/><text:span text:style-name="T14">Trad. par Gedoyen. 1810. 6 tom.</text:span></text:p>
      <text:p text:style-name="P34"><text:span text:style-name="T14">I. Carey. 1822.</text:span></text:p>
      <text:p text:style-name="P34"><text:span text:style-name="T14">Vratislavae. 1822. 2 vol.</text:span></text:p>
      <text:p text:style-name="P34"><text:span text:style-name="T14">Ubers. von Joh. Phil. Henr. Prescher. 1776. (Liber X)</text:span></text:p>
      <text:p text:style-name="P34"><text:span text:style-name="T14">Aug. Guil. Ernesti. 1801</text:span></text:p>
      <text:p text:style-name="P34"><text:span text:style-name="T14">(a Ioh. Car. Gtl. Rose). 1816</text:span></text:p>
      <text:p text:style-name="P34"><text:span text:style-name="T14">von K. Guttmann. 1827. Lat. u. Deutsch </text:span></text:p>
      <text:p text:style-name="P34"><text:span text:style-name="T14">N. Gf. Eichoff. 1830</text:span></text:p>
      <text:p text:style-name="P34"><text:span text:style-name="T14">von G. A. Herbst. 1834. Mit Kurzen anmerkgn.</text:span></text:p>
      <text:p text:style-name="P34"><text:span text:style-name="T14">Con commenti ital. Di Raff. Marchesi. 1868</text:span></text:p>
      <text:p text:style-name="P34"><text:span text:style-name="T14">C. Fennini. 1869</text:span></text:p>
      <text:p text:style-name="P34"><text:span text:style-name="T14">Commento di Francesco Zambaldi. 1877</text:span></text:p>
      <text:p text:style-name="P34"><text:span text:style-name="T14">Annotato per le scuole da Zambaldi. 1878</text:span></text:p>
      <text:p text:style-name="P34"><text:span text:style-name="T14">Car. Morgenstern. 1803. De Classicis Graecorum etc.</text:span></text:p>
      <text:p text:style-name="P36"/>
      <text:p text:style-name="P49"><text:span text:style-name="T16">Sallustius</text:span></text:p>
      <text:p text:style-name="P51"><text:span text:style-name="T12">Oxonii. 1701. Opera cum indd. et var. lect.</text:span></text:p>
      <text:p text:style-name="P51"><text:span text:style-name="T12">Venetiis. 1711</text:span></text:p>
      <text:p text:style-name="P51"><text:span text:style-name="T12">Rothomagii. 1717</text:span></text:p>
      <text:p text:style-name="P51"><text:span text:style-name="T12">(Ruhl). 1727. Mit deutschen anmerkgn.</text:span></text:p>
      <text:p text:style-name="P51"><text:span text:style-name="T12">London. 1838.</text:span></text:p>
      <text:p text:style-name="P51"><text:span text:style-name="T12">Joh. Hawkey. 1747.</text:span></text:p>
      <text:p text:style-name="P51"><text:span text:style-name="T12">Edinburgi. 1755.</text:span></text:p>
      <text:p text:style-name="P51"><text:span text:style-name="T12">(ed. I. Heuzet). 1767.</text:span></text:p>
      <text:p text:style-name="P51"><text:span text:style-name="T12">(Ex ed. M. Maittaire). 1771.</text:span></text:p>
      <text:p text:style-name="P51"><text:span text:style-name="T12">Norimbergae. 1771. Opera cum duobus orationibus...</text:span></text:p>
      <text:p text:style-name="P51"><text:span text:style-name="T12">Venetiis. 1774. Opera cum vett. histor. Fragm.</text:span></text:p>
      <text:p text:style-name="P51"><text:span text:style-name="T12">Herbipoli. 1779. Ex rec. Cortii</text:span></text:p>
      <text:p text:style-name="P51"><text:span text:style-name="T12">Io.Hunteri. 1798.</text:span></text:p>
      <text:p text:style-name="P51"><text:span text:style-name="T12">Parisiis. VI (1798). </text:span></text:p>
      <text:p text:style-name="P51"><text:span text:style-name="T12">Parmae. 1799.</text:span></text:p>
      <text:p text:style-name="P51"><text:span text:style-name="T12">Lugduni. 1802. Iuxta edit. Dotteville</text:span></text:p>
      <text:p text:style-name="P51"><text:span text:style-name="T12">Paris. 1805. Edit. Stereotyp.</text:span></text:p>
      <text:p text:style-name="P51"><text:span text:style-name="T12">Lugduni. 1812. Catilina et Iugurtha</text:span></text:p>
      <text:p text:style-name="P51"><text:span text:style-name="T12">Mediolani. 1813. 2 vol.</text:span></text:p>
      <text:p text:style-name="P51"><text:span text:style-name="T12">Henr. Chr. Rommel. 1814....universitatis Charcoviensis</text:span></text:p>
      <text:p text:style-name="P51"><text:span text:style-name="T12">F. X. Schoenberger.1815.</text:span></text:p>
      <text:p text:style-name="P51"><text:span text:style-name="T12">M. B. Thorlacius. 1815</text:span></text:p>
      <text:p text:style-name="P51"><text:span text:style-name="T12">Norimbergiae. 1816</text:span></text:p>
      <text:p text:style-name="P51"><text:span text:style-name="T12">Car. Poppo Froebel. 1816</text:span></text:p>
      <text:p text:style-name="P51"><text:span text:style-name="T12">Londini. 1818. Edit. Nova</text:span></text:p>
      <text:p text:style-name="P51"><text:span text:style-name="T12">Paris. 1818. (ed. Ster. Herhan)</text:span></text:p>
      <text:p text:style-name="P51"><text:span text:style-name="T12">von J. C. Schluter. 1818 (1806). Werke Lat. u. Deut...2 Bde. (missing only vol. 2)</text:span></text:p>
      <text:p text:style-name="P51"><text:span text:style-name="T12">Paris. 1819. Catilin. Et Iugurth. Bella</text:span></text:p>
      <text:p text:style-name="P51"><text:span text:style-name="T12">Florentiae. 1820.</text:span></text:p>
      <text:p text:style-name="P51"><text:span text:style-name="T12">Coloniae. 1821</text:span></text:p>
      <text:p text:style-name="P51"><text:span text:style-name="T12">Notes by</text:span><text:span text:style-name="T13"> Valpy. 1822</text:span><text:span text:style-name="T12"> </text:span></text:p>
      <text:p text:style-name="P51"><text:span text:style-name="T12">Fr. Dor. Gerlach. 1823. Catilina, Iugurtha, orationes, etc. (single vol.)</text:span></text:p>
      <text:p text:style-name="P51"><text:span text:style-name="T12">J. Planche. 1825. Ex rec. Bernouf</text:span></text:p>
      <text:p text:style-name="P51"><text:soft-page-break/><text:span text:style-name="T12">Trad. de C. L. Mollevaut. 1825.</text:span></text:p>
      <text:p text:style-name="P51"><text:span text:style-name="T12">Mediolani. 1828.</text:span></text:p>
      <text:p text:style-name="P56"><text:span text:style-name="T12">C. H. Weise. 1831. Ed. Ster.</text:span></text:p>
      <text:p text:style-name="P56"><text:span text:style-name="T12">cur. Burnouf. 1831. Ad codices parisinos</text:span></text:p>
      <text:p text:style-name="P56"><text:span text:style-name="T12">Car. Herm. Weise. 1831. Quae extant cum fragmentis...</text:span></text:p>
      <text:p text:style-name="P56"><text:span text:style-name="T12">Zutphaniae. 1832. Ex doctor. Viror. Emendatione</text:span></text:p>
      <text:p text:style-name="P56"><text:span text:style-name="T12">cura J. Lenting. 1832.</text:span></text:p>
      <text:p text:style-name="P56"><text:span text:style-name="T12">Stuttgardiae. 1836. Ad optimorum librorum fidem edita</text:span></text:p>
      <text:p text:style-name="P56"><text:span text:style-name="T12">Th. Burette. 1836.</text:span></text:p>
      <text:p text:style-name="P56"><text:span text:style-name="T12">B. I. Boklin. 1836</text:span></text:p>
      <text:p text:style-name="P56"><text:span text:style-name="T12">De. by Hickie. 1837. With english notes</text:span></text:p>
      <text:p text:style-name="P56"><text:span text:style-name="T12">Ioa. Guil. Schaefer. 1840.</text:span></text:p>
      <text:p text:style-name="P56"><text:span text:style-name="T12">ed. Stewart. 1840</text:span></text:p>
      <text:p text:style-name="P51"><text:span text:style-name="T17">N. A. Dubois. 1843</text:span></text:p>
      <text:p text:style-name="P51"><text:span text:style-name="T17">A. Hedner. 1848</text:span></text:p>
      <text:p text:style-name="P51"><text:span text:style-name="T17">ed. by Mair. 1851.</text:span></text:p>
      <text:p text:style-name="P51"><text:span text:style-name="T17">Geo. Henr. Lunemann. (1825) 1851.</text:span></text:p>
      <text:p text:style-name="P51"><text:span text:style-name="T17">Avec remarques...par F. Deltour. 1855. Oeuvres</text:span></text:p>
      <text:p text:style-name="P51"><text:span text:style-name="T17">ed. by Merivale. 1858.</text:span></text:p>
      <text:p text:style-name="P51"><text:span text:style-name="T17">ed. by Anthon. 1860. Opera</text:span></text:p>
      <text:p text:style-name="P51"><text:span text:style-name="T17">Notes par P. Croiset. 1860. (Oeuvres) trad. Francaise </text:span></text:p>
      <text:p text:style-name="P51"><text:span text:style-name="T17">ed. by Long. 1862</text:span></text:p>
      <text:p text:style-name="P51"><text:span text:style-name="T17">Notice litteraire par D. Turnebe. 1867.</text:span></text:p>
      <text:p text:style-name="P51"><text:span text:style-name="T17">Avec sommaires et notes...par Moncourt.1867.</text:span></text:p>
      <text:p text:style-name="P51"><text:span text:style-name="T17">Laurentius Pozzuolo. 1869.</text:span></text:p>
      <text:p text:style-name="P51"><text:span text:style-name="T17">Torino. 1869</text:span></text:p>
      <text:p text:style-name="P51"><text:span text:style-name="T17">Notes en Francaise (par Emile Pessonneaux). 1869</text:span></text:p>
      <text:p text:style-name="P51"><text:span text:style-name="T17">Paris et lyon. 1872. Opera notis illustrata...</text:span></text:p>
      <text:p text:style-name="P51"><text:span text:style-name="T17">Ch. Aubertin. 1872. (catilina et Iugurtha)</text:span></text:p>
      <text:p text:style-name="P51"><text:span text:style-name="T17">P. Guillaud. 1874.</text:span></text:p>
      <text:p text:style-name="P51"><text:span text:style-name="T17">Allen and Greenough. 1874.</text:span></text:p>
      <text:p text:style-name="P51"><text:span text:style-name="T17">Avec...par F. P. Marcou. 1875.</text:span></text:p>
      <text:p text:style-name="P51"><text:span text:style-name="T17">Par Felix Olivier. 1875. Traduction nouvelle</text:span></text:p>
      <text:p text:style-name="P51"><text:span text:style-name="T17">Curavit I. L. Burnouf, Recognovit T. Vallaurius. (1872) 1877.</text:span></text:p>
      <text:p text:style-name="P52"/>
      <text:p text:style-name="P51"><text:span text:style-name="T17">Io. Henr. Iust. Koeppen. 1788. Bellum catilinarium</text:span></text:p>
      <text:p text:style-name="P51"><text:span text:style-name="T17">J. D. Buchling. 1801. De coniuratione catilinae</text:span></text:p>
      <text:p text:style-name="P51"><text:span text:style-name="T17">Parisiis. 1801. Herhan stereoty.</text:span></text:p>
      <text:p text:style-name="P51"><text:span text:style-name="T17">Recgn. et...ed. Car. Poppo Froebel. 1820</text:span></text:p>
      <text:p text:style-name="P51"><text:span text:style-name="T17">G. v. Weiringen-Broski. 1831.</text:span></text:p>
      <text:p text:style-name="P51"><text:span text:style-name="T17">Regensburg. 1838. </text:span><text:span text:style-name="T18">Buch von der Verschwörung des Catilina</text:span></text:p>
      <text:p text:style-name="P51"><text:span text:style-name="T18">Mannheim. 1842. mit Einleitung, Anmerkungen und Worterklärungen</text:span></text:p>
      <text:p text:style-name="P51"><text:span text:style-name="T18">Anthon and Edwards. 1848.</text:span></text:p>
      <text:p text:style-name="P51"><text:span text:style-name="T18">Recognovit Ios. Walz. 1848.</text:span></text:p>
      <text:p text:style-name="P51"><text:span text:style-name="T18">Par Moncourt. 1854. (texte et trad.)</text:span></text:p>
      <text:p text:style-name="P51"><text:span text:style-name="T18">J. Masselin. 1855. Expl. En Francaise</text:span></text:p>
      <text:p text:style-name="P51"><text:span text:style-name="T18">Gust. Linkerus. (1856) 1864.</text:span></text:p>
      <text:p text:style-name="P51"><text:span text:style-name="T18">Johan Ruhe. 1868.</text:span></text:p>
      <text:p text:style-name="P51"><text:soft-page-break/><text:span text:style-name="T18">D. Luigi. Cardinali. 1869. il catilinario</text:span></text:p>
      <text:p text:style-name="P51"><text:span text:style-name="T18">O. Fibiger. 1871</text:span></text:p>
      <text:p text:style-name="P51"><text:span text:style-name="T18">da F. Briscese. 1877. La congiura di Catilina</text:span></text:p>
      <text:p text:style-name="P51"><text:span text:style-name="T18">Torino. 1878. Edit 2a</text:span></text:p>
      <text:p text:style-name="P53"/>
      <text:p text:style-name="P51"><text:span text:style-name="T18">J. D. Buchling. 1802. Bellum Iugurthinum</text:span></text:p>
      <text:p text:style-name="P51"><text:span text:style-name="T18">Anthon and Edwards. 1848</text:span></text:p>
      <text:p text:style-name="P51"><text:span text:style-name="T18">Otto. Eichert. 1865.</text:span></text:p>
      <text:p text:style-name="P51"><text:span text:style-name="T18">Gust. Linkerus. (1856) 1867.</text:span></text:p>
      <text:p text:style-name="P51"><text:span text:style-name="T18">Revu et annote par P. Thomas. 1877</text:span></text:p>
      <text:p text:style-name="P53"/>
      <text:p text:style-name="P51"><text:span text:style-name="T18">Trad. Nouvelle par Eugene Talbot. 1857. Histoires</text:span></text:p>
      <text:p text:style-name="P51"><text:span text:style-name="T18">Anmerkgn. von F. Erdm. Petri. 1823. Reden aus altrom</text:span></text:p>
      <text:p text:style-name="P53"/>
      <text:p text:style-name="P49"><text:span text:style-name="T16">Seneca, L. Annaeus</text:span></text:p>
      <text:p text:style-name="P34"><text:span text:style-name="T14">Trad...par La Grange. 1819. 13 vol. Oeuvres</text:span></text:p>
      <text:p text:style-name="P34"><text:span text:style-name="T14">Iac. Aiken. 1777. Selecta quaedam ex senecae operibus</text:span></text:p>
      <text:p text:style-name="P34"><text:span text:style-name="T14">E. Sommer. 1868. Choix de lectures morales</text:span></text:p>
      <text:p text:style-name="P34"><text:span text:style-name="T14">M. C. Gertz. 1873. Tre Dialoger</text:span></text:p>
      <text:p text:style-name="P34"><text:span text:style-name="T14">J. W. B. Russwurm. 1809. Furstenspiegel</text:span></text:p>
      <text:p text:style-name="P34"><text:span text:style-name="T14">F. Ch. Matthiae. 1808. Ad Lucilium epistolae</text:span></text:p>
      <text:p text:style-name="P34"><text:span text:style-name="T14">Emm. Chauvet. 1865. Lettres a Lucilius</text:span></text:p>
      <text:p text:style-name="P34"><text:span text:style-name="T14">E. Sommer. 1872. Selectae epistolae morales</text:span></text:p>
      <text:p text:style-name="P34"><text:span text:style-name="T14">(C. Th. Wagner). 1827. Epistola LXXXVIII</text:span></text:p>
      <text:p text:style-name="P34"><text:span text:style-name="T14">G. D. Koeler. 1817. Naturalium Quaestionum</text:span></text:p>
      <text:p text:style-name="P34"><text:span text:style-name="T14">(Sal. Ranisch). 1716. Singulaes Sententiae</text:span></text:p>
      <text:p text:style-name="P36"/>
      <text:p text:style-name="P49"><text:span text:style-name="T16">Seneca (Tragicus)</text:span></text:p>
      <text:p text:style-name="P34"><text:span text:style-name="T14">Th. Farnabii. 1728. Tragoediae</text:span></text:p>
      <text:p text:style-name="P34"><text:span text:style-name="T14">Pisauri. 1766.</text:span></text:p>
      <text:p text:style-name="P34"><text:span text:style-name="T14">Norimbergae. 1797.</text:span></text:p>
      <text:p text:style-name="P34"><text:span text:style-name="T14">Filippo Acquarone. 1843. Medea et Troades</text:span></text:p>
      <text:p text:style-name="P34"><text:span text:style-name="T14">Frz. Horn. 1802. Thyestes</text:span></text:p>
      <text:p text:style-name="P50"/>
      <text:p text:style-name="P49"><text:span text:style-name="T16">Silius Italicus</text:span></text:p>
      <text:p text:style-name="P51"><text:span text:style-name="T14">Pisauri. 1765. De bello punico</text:span></text:p>
      <text:p text:style-name="P51"><text:span text:style-name="T14">G. H. Lunemann. 1824</text:span></text:p>
      <text:p text:style-name="P51"><text:span text:style-name="T14">Avec le texte...par J. G. Modave. 1842. 15e chant de la sec. Guerre pun.</text:span></text:p>
      <text:p text:style-name="P54"/>
      <text:p text:style-name="P49"><text:span text:style-name="T16">Sisenna, L. Cornelius</text:span></text:p>
      <text:p text:style-name="P51"><text:span text:style-name="T14">Iul. Aemil. Wernicke. 1839.</text:span></text:p>
      <text:p text:style-name="P54"/>
      <text:p text:style-name="P49"><text:span text:style-name="T16">Statius, L. Papinius</text:span></text:p>
      <text:p text:style-name="P51"><text:span text:style-name="T14">Io. Veenhusen. 1786. 2 vol. Opera</text:span></text:p>
      <text:p text:style-name="P51"><text:span text:style-name="T14">Londini. 1817. Carmina ex antiquis libris...</text:span></text:p>
      <text:p text:style-name="P51"><text:span text:style-name="T14">Phil. Kollmann. 1877. Achilleidos v. 1-396 specimen novae</text:span></text:p>
      <text:p text:style-name="P51"><text:soft-page-break/><text:span text:style-name="T14">Notes par M. S. Delatour. 1819. Les sylves</text:span></text:p>
      <text:p text:style-name="P54"/>
      <text:p text:style-name="P49"><text:span text:style-name="T16">Suetonius, C. Tranquillus</text:span></text:p>
      <text:p text:style-name="P51"><text:span text:style-name="T14">C. Patinus. 1706. Opera</text:span></text:p>
      <text:p text:style-name="P51"><text:span text:style-name="T14">Cum notis M. Zueri Boxhornii. 1715</text:span></text:p>
      <text:p text:style-name="P51"><text:span text:style-name="T14">Edinburgi. 1761. Vitae XII Caesarum</text:span></text:p>
      <text:p text:style-name="P51"><text:span text:style-name="T14">Chrestomathia...a I. P. Miller. 1762</text:span></text:p>
      <text:p text:style-name="P51"><text:span text:style-name="T14">(ed. E. Zimmermann). 1811</text:span></text:p>
      <text:p text:style-name="P51"><text:span text:style-name="T14">Detlev Karl Wilhelm Baumgarten-Crusius. 1820</text:span></text:p>
      <text:p text:style-name="P51"><text:span text:style-name="T14">G. H. Lunemann. 1824</text:span></text:p>
      <text:p text:style-name="P51"><text:span text:style-name="T14">Mannhemiae. 1825. 2 vol.</text:span></text:p>
      <text:p text:style-name="P51"><text:span text:style-name="T14">Poson. .1809. C. Iul. Caesar u. Octavian</text:span></text:p>
      <text:p text:style-name="P51"><text:span text:style-name="T14">Herm. Paldamus. 1829. Vitae selectae</text:span></text:p>
      <text:p text:style-name="P54"/>
      <text:p text:style-name="P49"><text:span text:style-name="T16">Sulpicia (Satirist)</text:span></text:p>
      <text:p text:style-name="P51"><text:span text:style-name="T14">C. G. Schwartz. 1721.</text:span></text:p>
      <text:p text:style-name="P51"><text:span text:style-name="T14">Ioa. Gurlitt. 1819</text:span></text:p>
      <text:p text:style-name="P51"><text:span text:style-name="T14">Chr. Lud. Schlaeger. 1846.</text:span></text:p>
      <text:p text:style-name="P54"/>
      <text:p text:style-name="P49"><text:span text:style-name="T16">Syrus, Publilius</text:span></text:p>
      <text:p text:style-name="P51"><text:span text:style-name="T14">Eman. Swedborgii. 1709. Sententiae</text:span></text:p>
      <text:p text:style-name="P51"><text:span text:style-name="T14">Londini. 1767</text:span></text:p>
      <text:p text:style-name="P51"><text:span text:style-name="T14">Io. Casp. Orellius. 1824. Et D. Laberii supplementum</text:span></text:p>
      <text:p text:style-name="P51"><text:span text:style-name="T14">Car. Guernherus Reinhold. 1838</text:span></text:p>
      <text:p text:style-name="P54"/>
      <text:p text:style-name="P49"><text:span text:style-name="T16">Tacitus, Cornelius</text:span></text:p>
      <text:p text:style-name="P51"><text:span text:style-name="T12">Theod. Ryckii. 1730. Quae exstant. 3 vol.</text:span></text:p>
      <text:p text:style-name="P51"><text:span text:style-name="T12">cum notis Bernegger. 1737.</text:span></text:p>
      <text:p text:style-name="P51"><text:span text:style-name="T12">Glasguae. 1743. ad editionem...Gronovii</text:span></text:p>
      <text:p text:style-name="P51"><text:span text:style-name="T12">Londini. (1754) 1760. Ad editionem...Ryckii. 4 vol.</text:span></text:p>
      <text:p text:style-name="P51"><text:span text:style-name="T12">Iac. Aiken. 1781. 2 vol.</text:span></text:p>
      <text:p text:style-name="P51"><text:span text:style-name="T12">Ios. Stock. 1787-1788. Ex edit. Brotier. 4 vol.</text:span></text:p>
      <text:p text:style-name="P51"><text:span text:style-name="T12">G. W. A. Lempelius. 1791. Tom. I</text:span></text:p>
      <text:p text:style-name="P51"><text:span text:style-name="T12">M. <text:s/>de Barrett. 1811. Nouv. Trad. Avec la texte</text:span></text:p>
      <text:p text:style-name="P51"><text:span text:style-name="T12">cura Traner. 1814, 1815. Opera ex rec. Oberlini</text:span></text:p>
      <text:p text:style-name="P51"><text:span text:style-name="T12">Ex rec. Lallemand. 1815.</text:span></text:p>
      <text:p text:style-name="P51"><text:span text:style-name="T12">trad. da Giuseppe Sanseverino. 1815-1816. 12 vol.</text:span></text:p>
      <text:p text:style-name="P51"><text:span text:style-name="T12">Joh. Karl Weikert. 1813-1816. </text:span><text:span text:style-name="T8">mit Einleitungen, etc. (3 vol. Missing 1 and 2)</text:span></text:p>
      <text:p text:style-name="P51"><text:span text:style-name="T12">P. F. de Calonne. 1824. 5 vol.</text:span></text:p>
      <text:p text:style-name="P51"><text:span text:style-name="T12">G. H. Lunemann. 1825.</text:span></text:p>
      <text:p text:style-name="P51"><text:span text:style-name="T12">Halae/ Lib. Orph. 1822, 1828 (1793)</text:span></text:p>
      <text:p text:style-name="P51"><text:span text:style-name="T12">Iuxta...D. Lallemant editionem. 1830. Quae exstant</text:span></text:p>
      <text:p text:style-name="P51"><text:span text:style-name="T12">Notes par J. L. Burnouf. 1829-1833. Oeuvres</text:span></text:p>
      <text:p text:style-name="P51"><text:span text:style-name="T12">cura Valpy. 1838. 4 vol.</text:span></text:p>
      <text:p text:style-name="P51"><text:span text:style-name="T12">Paris. 1840. Opera quae exstant</text:span></text:p>
      <text:p text:style-name="P51"><text:span text:style-name="T12">A. Beyerle. 1843. </text:span><text:span text:style-name="T8">secundum editionem Burnouf</text:span></text:p>
      <text:p text:style-name="P51"><text:span text:style-name="T8">Paris et Lyon. 1845 (1873). juxta accuratissimam D. Lallemant editionem.</text:span></text:p>
      <text:p text:style-name="P51"><text:span text:style-name="T8">Paris. (1858, 1865, 1867, 1876). juxta accuratissimam Burnouf editionem.</text:span></text:p>
      <text:p text:style-name="P51"><text:soft-page-break/><text:span text:style-name="T8">Atto Vannucci. (1848) 1869. tutte le opere</text:span></text:p>
      <text:p text:style-name="P57"/>
      <text:p text:style-name="P51"><text:span text:style-name="T8">Parmae. 1795. Annales. 3 vol.</text:span></text:p>
      <text:p text:style-name="P51"><text:span text:style-name="T8">Hamm. (1812) 1831. Ex recens. Novissima</text:span></text:p>
      <text:p text:style-name="P51"><text:span text:style-name="T8">A. Beyerle. 1842. secundum editionem Burnouf</text:span></text:p>
      <text:p text:style-name="P51"><text:span text:style-name="T8">A. Materne. 1855 (1869). Avec la traduction...de La Malle</text:span></text:p>
      <text:p text:style-name="P51"><text:span text:style-name="T8">Revu par Lebobe. 1861. traduction...de La Malle</text:span></text:p>
      <text:p text:style-name="P51"><text:span text:style-name="T8">ed. by Stock. 1862. Annals</text:span></text:p>
      <text:p text:style-name="P51"><text:span text:style-name="T8">F. Olivier. 1862. Trad. Nouvelle</text:span></text:p>
      <text:p text:style-name="P51"><text:span text:style-name="T8">Fr. Dubner. 1864. Annales: concisa annotatione</text:span></text:p>
      <text:p text:style-name="P51"><text:span text:style-name="T8">D. Turnebe. 1867. Edition classique</text:span></text:p>
      <text:p text:style-name="P56"><text:span text:style-name="T8">A. Beyerle. 1867 (1878). Edition classique.</text:span></text:p>
      <text:p text:style-name="P56"><text:span text:style-name="T8">Paris. 1870. Nouv. Edit.</text:span></text:p>
      <text:p text:style-name="P56"><text:span text:style-name="T8">London. 1870. With introduct., notes</text:span></text:p>
      <text:p text:style-name="P56"><text:span text:style-name="T8">A. Aderer. 1872. Annalium Reliquiae</text:span></text:p>
      <text:p text:style-name="P56"><text:span text:style-name="T8">Thomas Vallaurius. 1873.</text:span></text:p>
      <text:p text:style-name="P56"><text:span text:style-name="T8">Emile Jacob. 1877. Nouvelle edition</text:span></text:p>
      <text:p text:style-name="P56"><text:span text:style-name="T8">Notes, index by George William Gent. 1876. Books I-VI</text:span></text:p>
      <text:p text:style-name="P56"><text:span text:style-name="T8">E. Lefranc. 1855. Livre Ier</text:span></text:p>
      <text:p text:style-name="P56"><text:span text:style-name="T8">J. Naudet. 1875 (1878). Ab excessu divi augusti annalium libri XVI</text:span></text:p>
      <text:p text:style-name="P56"><text:span text:style-name="T8">Alexandre Nicolas. (1867) 1870. Livre 3</text:span></text:p>
      <text:p text:style-name="P57"/>
      <text:p text:style-name="P56"><text:span text:style-name="T8">Ioach. Dietr. Godofr. Seebode. 1814. Fasc. I. Historiae</text:span></text:p>
      <text:p text:style-name="P56"><text:span text:style-name="T8">Relhan. 1821</text:span></text:p>
      <text:p text:style-name="P56"><text:span text:style-name="T8">D. Turnebe. 1867. (hist.) cum vita agricolae, de moribus...</text:span></text:p>
      <text:p text:style-name="P56"><text:span text:style-name="T8">par Demogeot. 1868. Nouvelle ed.</text:span></text:p>
      <text:p text:style-name="P56"><text:span text:style-name="T8">Iuxta...Burnouf. 1876</text:span></text:p>
      <text:p text:style-name="P58"><text:span text:style-name="T8">A. Beyerle. 1876. Ed. Classique</text:span></text:p>
      <text:p text:style-name="P58"><text:span text:style-name="T8">Ebbe. Sam. Bring. 1838, 1839. (ps. I-IX) liber I</text:span></text:p>
      <text:p text:style-name="P59"/>
      <text:p text:style-name="P58"><text:span text:style-name="T8">Antonius Bonze. 1869. Agricola. Germania. Dial. de Orat.</text:span></text:p>
      <text:p text:style-name="P58"><text:span text:style-name="T8">Rob. Sibbaldi. 1711. Vita Agricolae</text:span></text:p>
      <text:p text:style-name="P58"><text:span text:style-name="T8">M. F. Soergel. 1772.</text:span></text:p>
      <text:p text:style-name="P58"><text:span text:style-name="T8">J. Aikin. 1774</text:span></text:p>
      <text:p text:style-name="P58"><text:span text:style-name="T8">Gdfr. Seebode. 1811. In usum Scholarum</text:span></text:p>
      <text:p text:style-name="P58"><text:span text:style-name="T8">Sever. Nic. Io. Bloch. 1814</text:span></text:p>
      <text:p text:style-name="P58"><text:span text:style-name="T8">I. D. Gdfr. Seebode. 1816</text:span></text:p>
      <text:p text:style-name="P58"><text:span text:style-name="T8">Achaintre. 1822</text:span></text:p>
      <text:p text:style-name="P58"><text:span text:style-name="T8">Gust. Schede. 1827</text:span></text:p>
      <text:p text:style-name="P58"><text:span text:style-name="T8">Parisiis. 1827. Agricolae vita scripture C.C. Tacito.</text:span></text:p>
      <text:p text:style-name="P58"><text:span text:style-name="T8">London. 1829. Interlinear</text:span></text:p>
      <text:p text:style-name="P58"><text:span text:style-name="T8">Trad. par Barrett; revue par Fremont. 1830. Vie d'Agricola, expliquée en français</text:span></text:p>
      <text:p text:style-name="P58"><text:span text:style-name="T8">Trad. en regard par E. Boutmy. 1831. Et mours des germains</text:span></text:p>
      <text:p text:style-name="P58"><text:span text:style-name="T8">Ioh. Bern. Runsten. 1832.</text:span></text:p>
      <text:p text:style-name="P58"><text:span text:style-name="T8">Trad de Dureau Delamalle. 1842.</text:span></text:p>
      <text:p text:style-name="P58"><text:span text:style-name="T8">Lucien Leclair. 1852.</text:span></text:p>
      <text:p text:style-name="P58"><text:span text:style-name="T8">Notes...par Boistel. 1866</text:span></text:p>
      <text:p text:style-name="P58"><text:span text:style-name="T8">Fr. Dubner. (1843) 1866.</text:span></text:p>
      <text:p text:style-name="P58"><text:span text:style-name="T8">Torino. 1866.</text:span></text:p>
      <text:p text:style-name="P58"><text:span text:style-name="T8">L. Quicherat. 1867.</text:span></text:p>
      <text:p text:style-name="P58"><text:span text:style-name="T8">G. B. Wheeler. 1868</text:span></text:p>
      <text:p text:style-name="P58"><text:soft-page-break/><text:span text:style-name="T8">V. A. Bloch. (1854) 1869.</text:span></text:p>
      <text:p text:style-name="P58"><text:span text:style-name="T8">A. Beyerle. 1869.</text:span></text:p>
      <text:p text:style-name="P58"><text:span text:style-name="T8">L. M. 1873. Vie d’Agricola</text:span></text:p>
      <text:p text:style-name="P58"><text:span text:style-name="T8">J. Gantrelle. 1875</text:span></text:p>
      <text:p text:style-name="P58"><text:span text:style-name="T8">D. Turnebe. 1875</text:span></text:p>
      <text:p text:style-name="P58"><text:span text:style-name="T8">Henry. 1876</text:span></text:p>
      <text:p text:style-name="P38"/>
      <text:p text:style-name="P58"><text:span text:style-name="T8">Gottingae. 1755. Germania</text:span></text:p>
      <text:p text:style-name="P58"><text:span text:style-name="T8">Hr. Homer. 1788.</text:span></text:p>
      <text:p text:style-name="P58"><text:span text:style-name="T8">Lipsiae. 1808.</text:span></text:p>
      <text:p text:style-name="P58"><text:span text:style-name="T8">Mart. Frid. Soergel. (1790) 1809.</text:span></text:p>
      <text:p text:style-name="P58"><text:span text:style-name="T8">Gaetano Marre. 1814. Due opuscoli di C. Corn. Tacito</text:span></text:p>
      <text:p text:style-name="P56"><text:span text:style-name="T8">I. D. Gdfr. Seebode. 1816</text:span></text:p>
      <text:p text:style-name="P58"><text:span text:style-name="T8">W. F. Bischoff. 1816.</text:span></text:p>
      <text:p text:style-name="P58"><text:span text:style-name="T8">Marburgi. 1821. Et agricolae vita</text:span></text:p>
      <text:p text:style-name="P58"><text:span text:style-name="T8">Relhan. 1822.</text:span></text:p>
      <text:p text:style-name="P58"><text:span text:style-name="T8">Transl. by Smith. 1824. W/ agricola life</text:span></text:p>
      <text:p text:style-name="P58"><text:span text:style-name="T8">C. L. F. Pancoucke. 1825.</text:span></text:p>
      <text:p text:style-name="P58"><text:span text:style-name="T8">Paris. 1827.</text:span></text:p>
      <text:p text:style-name="P58"><text:span text:style-name="T8">C. H. Weise. 1855. +agricola et dailogus</text:span></text:p>
      <text:p text:style-name="P58"><text:span text:style-name="T8"><text:s/>Chapelle. 1855</text:span></text:p>
      <text:p text:style-name="P58"><text:span text:style-name="T8">Despois. 1865.</text:span></text:p>
      <text:p text:style-name="P58"><text:span text:style-name="T8">Doneaud. 1868</text:span></text:p>
      <text:p text:style-name="P58"><text:span text:style-name="T8">Fr. Dubner. 1875</text:span></text:p>
      <text:p text:style-name="P58"><text:span text:style-name="T8">E. P. Dubois-Guchan. 1878.</text:span></text:p>
      <text:p text:style-name="P43"/>
      <text:p text:style-name="P58"><text:span text:style-name="T8">Ericus Banzelius. 1706. Dailogus</text:span></text:p>
      <text:p text:style-name="P58"><text:span text:style-name="T8">(H. Homer) Iasone de Nores. 1789.</text:span></text:p>
      <text:p text:style-name="P58"><text:span text:style-name="T8">I. D. Godfr. Seebode. 1816.</text:span></text:p>
      <text:p text:style-name="P58"><text:span text:style-name="T8">Paris. 1828. dialogue sur les orateurs</text:span></text:p>
      <text:p text:style-name="P58"><text:span text:style-name="T8">London. 1828.</text:span></text:p>
      <text:p text:style-name="P58"><text:span text:style-name="T8">Io. Gaspar Orellius. 1846.</text:span></text:p>
      <text:p text:style-name="P58"><text:span text:style-name="T8">Ludwig Schopen. 1859</text:span></text:p>
      <text:p text:style-name="P58"><text:span text:style-name="T8">Paris. 1869.</text:span></text:p>
      <text:p text:style-name="P55"/>
      <text:p text:style-name="P60"><text:span text:style-name="T16">Terentius Afer, P.</text:span></text:p>
      <text:p text:style-name="P23"><text:span text:style-name="T8">Mart. Hugenii. 1701. Comoediae sex</text:span></text:p>
      <text:p text:style-name="P23"><text:span text:style-name="T8">Io. Minellii. 1702</text:span></text:p>
      <text:p text:style-name="P23"><text:span text:style-name="T8">Dublini. 1709</text:span></text:p>
      <text:p text:style-name="P23"><text:span text:style-name="T8">Io. Minellii. 1710</text:span></text:p>
      <text:p text:style-name="P13"><text:span text:style-name="T8"><text:s text:c="12"/>Dublinii. 1727. Praefixa sunt loca menandri et apollodori.</text:span></text:p>
      <text:p text:style-name="P20"><text:span text:style-name="T8"><text:s text:c="24"/>Lipsiae. 1738</text:span></text:p>
      <text:p text:style-name="P20"><text:span text:style-name="T8"><text:s text:c="24"/>M. A. Giacomelli. 1737-1739. 2 vol.</text:span></text:p>
      <text:p text:style-name="P20"><text:span text:style-name="T8"><text:s text:c="24"/>I. P. Miller. 1740</text:span></text:p>
      <text:p text:style-name="P20"><text:span text:style-name="T8"><text:s text:c="24"/>Ioh. Hawkey. 1745</text:span></text:p>
      <text:p text:style-name="P20"><text:span text:style-name="T8"><text:s text:c="24"/>Edinburgi. 1758.</text:span></text:p>
      <text:p text:style-name="P20"><text:span text:style-name="T8"><text:s text:c="24"/>Mich. Maittaire. 1762.</text:span></text:p>
      <text:p text:style-name="P20"><text:span text:style-name="T8"><text:s text:c="24"/>Rich. Spencer. 1764</text:span></text:p>
      <text:p text:style-name="P20"><text:span text:style-name="T8"><text:s text:c="24"/>Hauniae. 1771</text:span></text:p>
      <text:p text:style-name="P20"><text:span text:style-name="T8"><text:s text:c="24"/>Ioa. Geo. Lenz. 1785</text:span></text:p>
      <text:p text:style-name="P20"><text:span text:style-name="T8"><text:s text:c="24"/>E. Budaeus. 1795</text:span></text:p>
      <text:p text:style-name="P20"><text:soft-page-break/><text:span text:style-name="T8"><text:s text:c="24"/>Io. Ioach. Bellermann. 1803</text:span></text:p>
      <text:p text:style-name="P20"><text:span text:style-name="T8"><text:s text:c="24"/>I. Carey. 1816</text:span></text:p>
      <text:p text:style-name="P20"><text:span text:style-name="T8"><text:s text:c="24"/>Londini. 1818</text:span></text:p>
      <text:p text:style-name="P20"><text:span text:style-name="T8"><text:s text:c="24"/>Berolini. 1820. ex rec. Rich. Bentleii</text:span></text:p>
      <text:p text:style-name="P20"><text:span text:style-name="T8"><text:s text:c="24"/>Halae. 1821. In usum schol.</text:span></text:p>
      <text:p text:style-name="P20"><text:span text:style-name="T8"><text:s text:c="24"/>Trad…par B. Bergeron. 1821. 3 vol. (only missing vol. 2)</text:span></text:p>
      <text:p text:style-name="P23"><text:span text:style-name="T8">Lond. 1823.</text:span></text:p>
      <text:p text:style-name="P23"><text:span text:style-name="T8">H. L. Jul. Billerbeck. 1826.</text:span></text:p>
      <text:p text:style-name="P62"><text:span text:style-name="T8">Car. Guil. Elberling. 1832-1834. (comedies published individually, missing </text:span></text:p>
      <text:p text:style-name="P63"><text:span text:style-name="T8">Phormio and Eunuchus)</text:span></text:p>
      <text:p text:style-name="P23"><text:span text:style-name="T8">Frid. Heinr. Bothe. 1837, 1838. 2 vol.</text:span></text:p>
      <text:p text:style-name="P23"><text:span text:style-name="T8">Valpy.1842.</text:span></text:p>
      <text:p text:style-name="P23"><text:span text:style-name="T8">Car. Guernh. Reinhold. 1842, 1843. 2 vol</text:span></text:p>
      <text:p text:style-name="P23"><text:span text:style-name="T8">notes by Hickie. 1846</text:span></text:p>
      <text:p text:style-name="P23"><text:span text:style-name="T8">Th. Vallaurio. 1856</text:span></text:p>
      <text:p text:style-name="P23"><text:span text:style-name="T8">Trad...par Taunay. 1858. 2 vol.</text:span></text:p>
      <text:p text:style-name="P23"><text:span text:style-name="T8">Trad...par Benj. Kien. 1858</text:span></text:p>
      <text:p text:style-name="P23"><text:span text:style-name="T8">with notes by James Davies. 1869. </text:span></text:p>
      <text:p text:style-name="P18"><text:span text:style-name="T8"><text:s text:c="24"/></text:span></text:p>
      <text:p text:style-name="P21"><text:span text:style-name="T8">Matth. Rathje. 1801. Tres comoediae</text:span></text:p>
      <text:p text:style-name="P21"><text:span text:style-name="T8">Dublin. 1869. The Adrian, Heautontimorumenos, Adelphi, Hecyra, and Phormio</text:span></text:p>
      <text:p text:style-name="P21"><text:span text:style-name="T8">L. Quicherat. 1832. Adelphi</text:span></text:p>
      <text:p text:style-name="P21"><text:span text:style-name="T8">Trad. de Lemonnier. 1848. Les Adelphes</text:span></text:p>
      <text:p text:style-name="P21"><text:span text:style-name="T8">expl. par L. Morand. 1848. Les Adelphes</text:span></text:p>
      <text:p text:style-name="P21"><text:span text:style-name="T8">Trad. de Lemonnier. 1842. Andria</text:span></text:p>
      <text:p text:style-name="P21"><text:span text:style-name="T6">C. G. Elberling. 1854. Andria</text:span></text:p>
      <text:p text:style-name="P21"><text:span text:style-name="T6">Valpy. 1858. Andria</text:span></text:p>
      <text:p text:style-name="P21"><text:span text:style-name="T6">Fausset. 1862. Andria</text:span></text:p>
      <text:p text:style-name="P21"><text:span text:style-name="T6">C. Moore. 1874. Andria and adelphoi</text:span></text:p>
      <text:p text:style-name="P21"><text:span text:style-name="T6">Londini. 1730. Eunuchus</text:span></text:p>
      <text:p text:style-name="P21"><text:span text:style-name="T6">C. D. Kolers. 1794. Heauton Timorumenos</text:span></text:p>
      <text:p text:style-name="P21"><text:span text:style-name="T6">E. P. Renninger. <text:s/>Heauton Timorumenos</text:span><text:span text:style-name="T14"><text:tab/><text:tab/></text:span><text:bookmark text:name="_GoBack"/><text:span text:style-name="T14"><text:tab/><text:tab/></text:span></text:p>
      <text:p text:style-name="P61"/>
      <text:p text:style-name="P60"><text:span text:style-name="T16">Tertullianus, Q. Septimius F.</text:span></text:p>
      <text:p text:style-name="P1"><text:span text:style-name="T6"><text:s text:c="6"/>N. Rigaltii. 1746. Opera</text:span></text:p>
      <text:p text:style-name="P56"><text:span text:style-name="T6">Fr. Oberthur. 1784. 2 vol.</text:span></text:p>
      <text:p text:style-name="P56"><text:span text:style-name="T6">F. Oehler. 1854. edit. minor</text:span></text:p>
      <text:p text:style-name="P51"><text:span text:style-name="T6">Guil. Bruno Lindner. 1861. De anima liber</text:span></text:p>
      <text:p text:style-name="P51"><text:span text:style-name="T6">Trad. de Gourcy. 1857. L'Apologetique</text:span></text:p>
      <text:p text:style-name="P54"/>
      <text:p text:style-name="P49"><text:span text:style-name="T16">Tibullus, Albius</text:span></text:p>
      <text:p text:style-name="P51"><text:span text:style-name="T6">Car. Fr. Wunderlich. 1808. Libri tres</text:span></text:p>
      <text:p text:style-name="P51"><text:span text:style-name="T6">I. A. Amar. 1821</text:span></text:p>
      <text:p text:style-name="P51"><text:span text:style-name="T6">J. Baden. 1801. Carmina Selecta</text:span></text:p>
      <text:p text:style-name="P51"><text:span text:style-name="T6">Breslau. 1828.Elegiae selectae</text:span></text:p>
      <text:p text:style-name="P51"><text:span text:style-name="T6">Agostino Bruno. 1875. Et Ovidius naso...elegie scelte</text:span></text:p>
      <text:p text:style-name="P51"><text:span text:style-name="T6">Torino. 1878</text:span></text:p>
      <text:p text:style-name="P51"><text:span text:style-name="T6">Otto Dressel. 1842. Lib. I Carm. I</text:span></text:p>
      <text:p text:style-name="P51"><text:span text:style-name="T6">K. F. C. Wagner. 1820. Zweite u. Dritte Elegie</text:span></text:p>
      <text:p text:style-name="P51"><text:span text:style-name="T6">C. F. C. Wagner. 1828. Elegia I, 6</text:span></text:p>
      <text:p text:style-name="P51"><text:soft-page-break/><text:span text:style-name="T6">Geo. Klindworth. 1818. I, 10</text:span></text:p>
      <text:p text:style-name="P29"><text:span text:style-name="T7">Valerius Flaccus, C.</text:span></text:p>
      <text:p text:style-name="P13"><text:span text:style-name="T6">G.H. Lunemann. 1824. <text:s/>Argonautica </text:span></text:p>
      <text:p text:style-name="P29"><text:span text:style-name="T7">Valerius Maximus </text:span></text:p>
      <text:p text:style-name="P13"><text:span text:style-name="T6">Io. Minelli. 1703. Cum annotationibus op.et stud. </text:span></text:p>
      <text:p text:style-name="P13"><text:span text:style-name="T6">I.Minelli. (1715). Cum select. Notis</text:span></text:p>
      <text:p text:style-name="P13"><text:span text:style-name="T6">I.Minelli. 1720. Cum notis. </text:span></text:p>
      <text:p text:style-name="P13"><text:span text:style-name="T6">E.P. Allias. 1822. Dictorum factorumque... ad opt. Editt. </text:span></text:p>
      <text:p text:style-name="P13"><text:span text:style-name="T6">Charles Hub. Peuchot, E.P. Allias. 1822. Latin-francais. </text:span></text:p>
      <text:p text:style-name="P13"><text:span text:style-name="T6">Salvini de Lennemas. 1837. Opera cum varior. Notis</text:span></text:p>
      <text:p text:style-name="P29"><text:span text:style-name="T7">Varro, M. Terentius Reatinus </text:span></text:p>
      <text:p text:style-name="P13"><text:span text:style-name="T6">M.X. Rousselot, 1844. De re rustica, trad.nouv. </text:span></text:p>
      <text:p text:style-name="P29"><text:span text:style-name="T7">Vegetius Renatus, Flavius</text:span></text:p>
      <text:p text:style-name="P13"><text:span text:style-name="T6">F.A. Didot. 1762. Institutionum rei militaris lib V</text:span></text:p>
      <text:p text:style-name="P13"><text:span text:style-name="T6">Nic. Schwebel. 1767. Institutionum rei militaris lib. V cum select. Notis Godesch....</text:span></text:p>
      <text:p text:style-name="P29"><text:span text:style-name="T7">Vegetius (Renatus) Publius </text:span></text:p>
      <text:p text:style-name="P13"><text:span text:style-name="T6">I.Gilo Schneider. 1797. Artis veterinariae libri VI vulgo IV cum commentariis. </text:span></text:p>
      <text:p text:style-name="P29"><text:span text:style-name="T7">Velleius Paterculus </text:span></text:p>
      <text:p text:style-name="P13"><text:span text:style-name="T6">Gerardi Vossii. 1703. Historiae Romanae libr. II, cum notis Gerardi Vossii. </text:span></text:p>
      <text:p text:style-name="P13"><text:span text:style-name="T6">Halae. (1762) 1779. Historiae Romanae ad M. Vincium Cos. Libri duo <text:s text:c="2"/></text:span></text:p>
      <text:p text:style-name="P6"><text:span text:style-name="T6">Ibid. 1805. Quae supersunt ex histor. Roman. Mit gegenüberstehender deutscher </text:span></text:p>
      <text:p text:style-name="P23"><text:span text:style-name="T6">Uebersetzung. </text:span></text:p>
      <text:p text:style-name="P13"><text:span text:style-name="T6">Pichler. 1805 Quae supersunt ex Rom. Hist. Ex rec. Chr. Dav. Iani et Krause. </text:span></text:p>
      <text:p text:style-name="P13"><text:span text:style-name="T6">P. den Hengst et fil., Lugd. Bat., I. Luchtmans. 1806. Quae supersunt ex hist. Rom. Ex</text:span></text:p>
      <text:p text:style-name="P23"><text:span text:style-name="T6"><text:s/>rec. D. Ruhnkenii. </text:span></text:p>
      <text:p text:style-name="P6"><text:span text:style-name="T6">Delalain. 1819. Historiae Romanae libr. Duo cum notise Gallicis</text:span></text:p>
      <text:p text:style-name="P13"><text:span text:style-name="T6">(Cassel) Kireger. 1823. Historia Romana Urschrift, Uebersetz. u. Rechtfertigungen</text:span></text:p>
      <text:p text:style-name="P13"><text:span text:style-name="T6">Adf. Winter. 1839. Quae supersunt ex histr. Rom. Vol. Duobus. </text:span></text:p>
      <text:p text:style-name="P13"><text:span text:style-name="T6">C. Chardin. 1838. Historiae Romanae ad M. Vinicium</text:span></text:p>
      <text:p text:style-name="P10"/>
      <text:p text:style-name="P13"><text:span text:style-name="T7">Vergilius Maro, P</text:span></text:p>
      <text:p text:style-name="P13"><text:span text:style-name="T6">Ianssonio-Waesbergii. 1812. Opera... Cum notis Th. Farnabii</text:span></text:p>
      <text:p text:style-name="P13"><text:span text:style-name="T6">Maittaire. (1715). <text:s/></text:span></text:p>
      <text:p text:style-name="P13"><text:span text:style-name="T6">Augsburg (Wolff). 1735. Bucolica, Georgica, Aeneis, et Culex. </text:span></text:p>
      <text:p text:style-name="P13"><text:span text:style-name="T6">Car. Ruaeus. 1740. </text:span></text:p>
      <text:p text:style-name="P13"><text:span text:style-name="T6">Ioan. Stirling. 1741. Opera </text:span></text:p>
      <text:p text:style-name="P13"><text:span text:style-name="T6">London (Brindley). 1744.</text:span></text:p>
      <text:p text:style-name="P13"><text:span text:style-name="T6">(Iohannis Hawkey). 1745.</text:span></text:p>
      <text:p text:style-name="P13"><text:span text:style-name="T6">(Io. Nic. Lallemand). 1748.</text:span></text:p>
      <text:p text:style-name="P13"><text:span text:style-name="T6">Edinburgh. 1755. 2 vol. (missing vol. 1)</text:span></text:p>
      <text:p text:style-name="P13"><text:span text:style-name="T6">I. Pine. 1755.</text:span></text:p>
      <text:p text:style-name="P13"><text:span text:style-name="T6">Glasguae (Rob. Et Andr. Foulis). 1758.</text:span></text:p>
      <text:p text:style-name="P13"><text:span text:style-name="T6">Birminghamiae (Baskerville). 1766</text:span></text:p>
      <text:p text:style-name="P13"><text:span text:style-name="T6">J. N, Lallemant. (1748) 1771. 4 vol.</text:span></text:p>
      <text:p text:style-name="P13"><text:span text:style-name="T6">Henr. Braun. 1780. 2 vol.</text:span></text:p>
      <text:p text:style-name="P13"><text:span text:style-name="T6">Milano (Motta). 1781. 2 vol. Volgarizz...</text:span></text:p>
      <text:p text:style-name="P13"><text:span text:style-name="T6">Ios. Ant. Weissenbach. 1782. 3 vol.</text:span></text:p>
      <text:p text:style-name="P13"><text:span text:style-name="T6">(trad. de Catrou revu par Barrett). 1787. 2 vol.</text:span></text:p>
      <text:p text:style-name="P13"><text:span text:style-name="T6">Chph. Iunckeri. 1787.</text:span></text:p>
      <text:p text:style-name="P13"><text:span text:style-name="T6">Parmae. 1793. 2 vol.</text:span></text:p>
      <text:p text:style-name="P13"><text:soft-page-break/><text:span text:style-name="T6">J. Hunter.1799. 2 vol. (missing v. 1)</text:span></text:p>
      <text:p text:style-name="P6"><text:span text:style-name="T6">des Fontaines. (1751) 1802. 4 vol.</text:span></text:p>
      <text:p text:style-name="P6"><text:span text:style-name="T6">Amstelod. (Buder &amp; Sulpke). (1808) 1810.</text:span></text:p>
      <text:p text:style-name="P6"><text:span text:style-name="T6">Will. B. Smith. 1817.</text:span></text:p>
      <text:p text:style-name="P6"><text:span text:style-name="T6">Norimbergae (Riegel et Wiessner). (1778) 1819. </text:span></text:p>
      <text:p text:style-name="P6"><text:span text:style-name="T6">Ioan. Hunter. 1820.</text:span></text:p>
      <text:p text:style-name="P6"><text:span text:style-name="T6">Frd. Henr. Bothe. (1779) 1820.</text:span></text:p>
      <text:p text:style-name="P6"><text:span text:style-name="T6">London (Rodwell). 1822. (Regent’s ed.)</text:span></text:p>
      <text:p text:style-name="P6"><text:span text:style-name="T6">Lipsiae (Breitkopf u. Hartell). 1823. </text:span></text:p>
      <text:p text:style-name="P6"><text:span text:style-name="T6">G. H. Schafer. 1823.</text:span></text:p>
      <text:p text:style-name="P6"><text:span text:style-name="T6">J.-B. Morin. 1819-1826. </text:span></text:p>
      <text:p text:style-name="P6"><text:span text:style-name="T6">L. Quicherat. 1827.</text:span></text:p>
      <text:p text:style-name="P6"><text:span text:style-name="T6">N. V. Dorph. 1829.</text:span></text:p>
      <text:p text:style-name="P6"><text:span text:style-name="T6">Car. Ruaeus. 1831. 3 vol.</text:span></text:p>
      <text:p text:style-name="P6"><text:span text:style-name="T6">Guil. Braunhardus. 1834.</text:span></text:p>
      <text:p text:style-name="P6"><text:span text:style-name="T6">J. Mangeart. 1837.</text:span></text:p>
      <text:p text:style-name="P7"><text:span text:style-name="T6">Galbraith. 1841.</text:span></text:p>
      <text:p text:style-name="P13"><text:span text:style-name="T6">Houlston. 1843. Ed. By Edwards and Wheeler </text:span></text:p>
      <text:p text:style-name="P7"><text:span text:style-name="T6">Bell a. Daldey. 1843. Ed by Forbiger with notes by Hickie </text:span></text:p>
      <text:p text:style-name="P7"><text:span text:style-name="T6">London (Pickering). 1845. Edit. Aldina </text:span></text:p>
      <text:p text:style-name="P7"><text:span text:style-name="T6">Alfr. de Wailley. 1848.</text:span></text:p>
      <text:p text:style-name="P7"><text:span text:style-name="T6">Bouchot. 1851.</text:span></text:p>
      <text:p text:style-name="P7"><text:span text:style-name="T6">Fl. Lecluse. 1852.</text:span></text:p>
      <text:p text:style-name="P7"><text:span text:style-name="T6">R. Binet...Fl. Lecluse. 1852.</text:span></text:p>
      <text:p text:style-name="P7"><text:span text:style-name="T6">Freund. 1854.</text:span></text:p>
      <text:p text:style-name="P7"><text:span text:style-name="T6">Paris (Delalain). 1854 (1873). P. I. Iuvencii</text:span></text:p>
      <text:p text:style-name="P7"><text:span text:style-name="T6">London (Ward &amp; Lock). 1857. Edit. Aldina </text:span></text:p>
      <text:p text:style-name="P7"><text:span text:style-name="T6">F. Dubner. 1858.</text:span></text:p>
      <text:p text:style-name="P7"><text:span text:style-name="T6">Valpy. 1860.</text:span></text:p>
      <text:p text:style-name="P7"><text:span text:style-name="T6">Felix Lemaistre...Saint-Beuve. 1860. Panckoucke</text:span></text:p>
      <text:p text:style-name="P7"><text:span text:style-name="T6">D. Turnebe. 1860 (1872, 73, 75, 76)</text:span></text:p>
      <text:p text:style-name="P7"><text:span text:style-name="T6">Heguin de Guerle. 1862.</text:span></text:p>
      <text:p text:style-name="P7"><text:span text:style-name="T6">Mongan [sic] &amp; Campbell. 1862.</text:span></text:p>
      <text:p text:style-name="P7"><text:span text:style-name="T6">Ch. Aubertin. 1864 (1872)</text:span></text:p>
      <text:p text:style-name="P7"><text:span text:style-name="T6">E. Sommer. 1864 (1869, 71, 74)</text:span></text:p>
      <text:p text:style-name="P7"><text:span text:style-name="T6">W. Rinn. 1864 (1868, 75).</text:span></text:p>
      <text:p text:style-name="P7"><text:span text:style-name="T6">Car. Ruaeus...I. I. Roquette. 1864. 3 vol.</text:span></text:p>
      <text:p text:style-name="P7"><text:span text:style-name="T6">Paris (Pelagaud). 1867 (1869, 72, 75).</text:span></text:p>
      <text:p text:style-name="P7"><text:span text:style-name="T6">Torino (Paravia). 1869-1870. 2 vol.</text:span></text:p>
      <text:p text:style-name="P7"><text:span text:style-name="T6">Emile Pessonneaux. (1858) 1874. 2 vol.</text:span></text:p>
      <text:p text:style-name="P7"><text:span text:style-name="T6">Ad. Hatzfeld. 1874.</text:span></text:p>
      <text:p text:style-name="P7"><text:span text:style-name="T6">Ch. Aubertin. 1877.</text:span></text:p>
      <text:p text:style-name="P7"><text:span text:style-name="T6">Tours (Mame). 1877.</text:span></text:p>
      <text:p text:style-name="P65"><text:span text:style-name="T6">63</text:span></text:p>
      <text:p text:style-name="P46"><text:span text:style-name="T6">J. Dieffendinger. 1792. Aeneis</text:span></text:p>
      <text:p text:style-name="P46"><text:span text:style-name="T6">Trad...C. L. Mollevaut. (1810) 1822. </text:span><text:span text:style-name="T8">L'Énéide de Virgile. 4 tom.</text:span></text:p>
      <text:p text:style-name="P46"><text:span text:style-name="T8">E. Th. Hohler. 1826, 1827. 2 bde.</text:span></text:p>
      <text:p text:style-name="P46"><text:span text:style-name="T8">P. F. Delestre. 1829-1832. 3 tom.</text:span></text:p>
      <text:p text:style-name="P46"><text:span text:style-name="T8">Geo. Anthon. Koch. 1850.</text:span></text:p>
      <text:p text:style-name="P46"><text:span text:style-name="T8">Galbraith. 1852. 2 vol.</text:span></text:p>
      <text:p text:style-name="P46"><text:span text:style-name="T8">Mayor. (1845) 1854.</text:span></text:p>
      <text:p text:style-name="P46"><text:soft-page-break/><text:span text:style-name="T8">Bryce. 1856.</text:span></text:p>
      <text:p text:style-name="P46"><text:span text:style-name="T8">E. Sommer...Aug. Desportes. 1860. 4 vol.</text:span></text:p>
      <text:p text:style-name="P48"><text:span text:style-name="T8">Trad...Barthelemy. 1863. L'Énéide</text:span></text:p>
      <text:p text:style-name="P46"><text:span text:style-name="T8">Chase. 1865.</text:span></text:p>
      <text:p text:style-name="P46"><text:span text:style-name="T8">Torino (Libr. Salesiana). 1867.</text:span></text:p>
      <text:p text:style-name="P46"><text:span text:style-name="T8">Pietro Risi. 1869-1872. 4 fasc. (missing vol. 2-4)</text:span></text:p>
      <text:p text:style-name="P46"><text:span text:style-name="T8">Georg F. V. Lund. (1856) 1874.</text:span></text:p>
      <text:p text:style-name="P46"><text:span text:style-name="T8">Ἀριστ. Πανταζῆ Μισίου. 1877.</text:span></text:p>
      <text:p text:style-name="P46"><text:span text:style-name="T8">Henry Young...T. H. L. Leary. 1878.</text:span></text:p>
      <text:p text:style-name="P46"><text:span text:style-name="T8">J. Nurnberger. 1819. Das erste Buch von Virgils Aeneide</text:span></text:p>
      <text:p text:style-name="P46"><text:span text:style-name="T8">R. Tornebladh. 1866. Lib. I-VI</text:span></text:p>
      <text:p text:style-name="P46"><text:span text:style-name="T8">C. W. Nauck. 1874. Aeneidos liber secundus 1-401</text:span></text:p>
      <text:p text:style-name="P46"><text:span text:style-name="T8">Jos. Nurnberger. 1819. 3 Buch </text:span></text:p>
      <text:p text:style-name="P66"><text:span text:style-name="T8">21</text:span></text:p>
      <text:p text:style-name="P46"><text:span text:style-name="T8">K. H. Jordens. 1782. Eclogae.</text:span></text:p>
      <text:p text:style-name="P46"><text:span text:style-name="T8">G. H. Voss. (1800) 1802. (Idyllen)</text:span></text:p>
      <text:p text:style-name="P46"><text:span text:style-name="T8">Jos. G. Brieger. (1790) 1804. </text:span></text:p>
      <text:p text:style-name="P46"><text:span text:style-name="T8">S. Meisling. 1817.</text:span></text:p>
      <text:p text:style-name="P46"><text:span text:style-name="T8">Frid. Andr. Christ. Grauff. 1836. Et Calpurnii Bucolica</text:span></text:p>
      <text:p text:style-name="P46"><text:span text:style-name="T8">S. B. Wheeler. 1843. Bucolics a. Georgics</text:span></text:p>
      <text:p text:style-name="P46"><text:span text:style-name="T8">Ferd. Collet. 1850. Bucolica et Georgica. 2 vol.</text:span></text:p>
      <text:p text:style-name="P46"><text:span text:style-name="T8">D. Turnebe. 1852.</text:span></text:p>
      <text:p text:style-name="P46"><text:span text:style-name="T8">Anthon a. Nichols. 1857.</text:span></text:p>
      <text:p text:style-name="P46"><text:span text:style-name="T8">Bryce. 1857.</text:span></text:p>
      <text:p text:style-name="P46"><text:span text:style-name="T8">Stehres. 1860.</text:span></text:p>
      <text:p text:style-name="P46"><text:span text:style-name="T8">Gailbraith, Owgan, Edwards, Wheeler. 1864.</text:span></text:p>
      <text:p text:style-name="P46"><text:span text:style-name="T8">Campbell...Mongan. 1864.</text:span></text:p>
      <text:p text:style-name="P46"><text:span text:style-name="T8">C. D. Yonge. 1866.</text:span></text:p>
      <text:p text:style-name="P46"><text:span text:style-name="T8">Torino (Libr. Salesiana). 1867.</text:span></text:p>
      <text:p text:style-name="P46"><text:span text:style-name="T8">Guil. Banckes. 1868. (ecl. 1, 2, 3, 5, 7, 9)</text:span></text:p>
      <text:p text:style-name="P46"><text:span text:style-name="T8">Giuseppe Rota. 1868.</text:span></text:p>
      <text:p text:style-name="P46"><text:span text:style-name="T8">C. Fumagalli. 1869.</text:span></text:p>
      <text:p text:style-name="P46"><text:span text:style-name="T8">J. G. Sheppard. 1876.</text:span></text:p>
      <text:p text:style-name="P46"><text:span text:style-name="T8">W. Rushton and Henry Young. 1878.</text:span></text:p>
      <text:p text:style-name="P46"><text:span text:style-name="T8">Antoine Bouvier. 1874.</text:span></text:p>
      <text:p text:style-name="P67"><text:span text:style-name="T8">21</text:span></text:p>
      <text:p text:style-name="P7"><text:span text:style-name="T8">Gilb. Wakefield. 1788. Georgicon</text:span></text:p>
      <text:p text:style-name="P7"><text:span text:style-name="T8">R. Binet...Fl. Lecluse. 1843.</text:span></text:p>
      <text:p text:style-name="P7"><text:span text:style-name="T8">E. L. Fremont. (1830) 1843.</text:span></text:p>
      <text:p text:style-name="P7"><text:span text:style-name="T8">Em. Th. Hohler. (1843) 1850.</text:span></text:p>
      <text:p text:style-name="P7"><text:span text:style-name="T8">Poyard. 1855.</text:span></text:p>
      <text:p text:style-name="P7"><text:span text:style-name="T8">E. Sommer. (1860) 1866. </text:span></text:p>
      <text:p text:style-name="P7"><text:span text:style-name="T8">C. Fumagalli. 1868.</text:span></text:p>
      <text:p text:style-name="P67"><text:span text:style-name="T8">7</text:span></text:p>
      <text:p text:style-name="P7"><text:span text:style-name="T8">Frz. Fiedler. 1830. Ex Catalecta epigrammata VII</text:span></text:p>
      <text:p text:style-name="P7"><text:span text:style-name="T8">Frid. Gthif. Klopfer. 1806. Moretum quod adscribitur</text:span></text:p>
      <text:p text:style-name="P68"><text:span text:style-name="T8">2</text:span></text:p>
      <text:p text:style-name="P47"/>
      <text:p text:style-name="P47"/>
      <text:p text:style-name="P69"/>
      <text:p text:style-name="P18"><text:span text:style-name="T7">Victor, Sextus Aurelius</text:span></text:p>
      <text:p text:style-name="P13"><text:soft-page-break/><text:span text:style-name="T12">Lugd. Batav (Luchtmanns). 1804. (historia romana)</text:span></text:p>
      <text:p text:style-name="P13"><text:span text:style-name="T12">Marburgae (cassel). 1818.</text:span></text:p>
      <text:p text:style-name="P13"><text:span text:style-name="T12">Marburgi (cassel). 1818. Ad fid. Opt. librorum</text:span></text:p>
      <text:p text:style-name="P1"><text:span text:style-name="T6">Confluent.s. a. lassaulx</text:span></text:p>
      <text:p text:style-name="P11"><text:span text:style-name="T6">J. H. Ch. Barby. 1819.</text:span></text:p>
      <text:p text:style-name="P1"><text:span text:style-name="T6">I. Hamilton. 1830</text:span></text:p>
      <text:p text:style-name="P1"><text:span text:style-name="T6">Karl Fridr. Aug. Brohm. (1821) 1860.</text:span></text:p>
      <text:p text:style-name="P1"><text:span text:style-name="T6">Marburgi. 1818. De caesaribus.</text:span></text:p>
      <text:p text:style-name="P1"><text:span text:style-name="T6">Marburgi. 1818.</text:span></text:p>
      <text:p text:style-name="P1"><text:span text:style-name="T6">Ibid. 1818. De origine romanae</text:span></text:p>
      <text:p text:style-name="P18"><text:span text:style-name="T7">Victor Vitensis</text:span></text:p>
      <text:p text:style-name="P11"><text:span text:style-name="T12">Th. Ruinart. 1732.</text:span></text:p>
      <text:p text:style-name="P18"><text:span text:style-name="T7">Vitruvius Pollio</text:span></text:p>
      <text:p text:style-name="P11"><text:span text:style-name="T12">W. Newton. 1792.</text:span></text:p>
      <text:p text:style-name="P11"><text:span text:style-name="T12">Aloisio Marinio. 1836. 4 v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" svg:font-family="'Times New Roman,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1" svg:font-family="'Times New Roman,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skey, Samuel J.</meta:initial-creator>
    <dc:creator>Rucker, Rachel J.</dc:creator>
    <meta:editing-cycles>154</meta:editing-cycles>
    <meta:creation-date>2018-06-13T14:14:00</meta:creation-date>
    <dc:date>2019-05-15T05:30:42.337347500</dc:date>
    <meta:generator>LibreOffice/6.0.7.3$Linux_X86_64 LibreOffice_project/00m0$Build-3</meta:generator>
    <meta:document-statistic meta:table-count="0" meta:image-count="0" meta:object-count="0" meta:page-count="40" meta:paragraph-count="1846" meta:word-count="8549" meta:character-count="55372" meta:non-whitespace-character-count="48091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